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0375in" fo:margin-top="0in" fo:margin-bottom="0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4" style:family="table">
      <style:table-properties style:width="7.0896in" fo:margin-left="-0.0375in" fo:margin-top="0in" fo:margin-bottom="0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4.A3" style:family="table-cell">
      <style:table-cell-properties style:vertical-align="middle" fo:padding="0in" fo:border="0.5pt solid #000001"/>
    </style:style>
    <style:style style:name="Table4.B3" style:family="table-cell">
      <style:table-cell-properties style:vertical-align="middle" fo:padding="0in" fo:border="0.5pt solid #000001"/>
    </style:style>
    <style:style style:name="Table4.C3" style:family="table-cell">
      <style:table-cell-properties style:vertical-align="middle" fo:padding="0in" fo:border="0.5pt solid #000001"/>
    </style:style>
    <style:style style:name="Table4.A4" style:family="table-cell">
      <style:table-cell-properties style:vertical-align="middle" fo:padding="0in" fo:border="0.5pt solid #000001"/>
    </style:style>
    <style:style style:name="Table4.B4" style:family="table-cell">
      <style:table-cell-properties style:vertical-align="middle" fo:padding="0in" fo:border="0.5pt solid #000001"/>
    </style:style>
    <style:style style:name="Table4.C4" style:family="table-cell">
      <style:table-cell-properties style:vertical-align="middle" fo:padding="0in" fo:border="0.5pt solid #000001"/>
    </style:style>
    <style:style style:name="Table5" style:family="table">
      <style:table-properties style:width="7.0896in" fo:margin-left="-0.0389in" fo:margin-top="0in" fo:margin-bottom="0in" table:align="left" style:writing-mode="lr-tb"/>
    </style:style>
    <style:style style:name="Table5.A" style:family="table-column">
      <style:table-column-properties style:column-width="0.6701in"/>
    </style:style>
    <style:style style:name="Table5.B" style:family="table-column">
      <style:table-column-properties style:column-width="6.0465in"/>
    </style:style>
    <style:style style:name="Table5.C" style:family="table-column">
      <style:table-column-properties style:column-width="0.372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 fo:padding="0in" fo:border="0.5pt solid #000001"/>
    </style:style>
    <style:style style:name="Table5.B2" style:family="table-cell">
      <style:table-cell-properties style:vertical-align=""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0389in" fo:margin-top="0in" fo:margin-bottom="0in" table:align="left" style:writing-mode="lr-tb"/>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0389in" fo:margin-top="0in" fo:margin-bottom="0in" table:align="left" style:writing-mode="lr-tb"/>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8" style:family="table">
      <style:table-properties style:width="7.0896in" fo:margin-left="-0.0375in" fo:margin-top="0in" fo:margin-bottom="0in" table:align="left" style:writing-mode="lr-tb"/>
    </style:style>
    <style:style style:name="Table8.A" style:family="table-column">
      <style:table-column-properties style:column-width="1.1278in"/>
    </style:style>
    <style:style style:name="Table8.B" style:family="table-column">
      <style:table-column-properties style:column-width="5.5569in"/>
    </style:style>
    <style:style style:name="Table8.C" style:family="table-column">
      <style:table-column-properties style:column-width="0.4049in"/>
    </style:style>
    <style:style style:name="Table8.1" style:family="table-row">
      <style:table-row-properties fo:keep-together="always"/>
    </style:style>
    <style:style style:name="Table8.A1" style:family="table-cell">
      <style:table-cell-properties style:vertical-align="middle" fo:background-color="#ccccff" fo:padding="0in" fo:border="0.5pt solid #000001">
        <style:background-image/>
      </style:table-cell-properties>
    </style:style>
    <style:style style:name="Table8.A2" style:family="table-cell">
      <style:table-cell-properties style:vertical-align="middle" fo:padding="0in" fo:border="0.5pt solid #000001"/>
    </style:style>
    <style:style style:name="Table8.B2" style:family="table-cell">
      <style:table-cell-properties style:vertical-align="middle" fo:padding="0in" fo:border="0.5pt solid #000001"/>
    </style:style>
    <style:style style:name="Table8.C2" style:family="table-cell">
      <style:table-cell-properties style:vertical-align="middle" fo:padding="0in" fo:border="0.5pt solid #000001"/>
    </style:style>
    <style:style style:name="Table8.A3" style:family="table-cell">
      <style:table-cell-properties style:vertical-align="middle" fo:padding="0in" fo:border="0.5pt solid #000001"/>
    </style:style>
    <style:style style:name="Table8.B3" style:family="table-cell">
      <style:table-cell-properties style:vertical-align="middle" fo:padding="0in" fo:border="0.5pt solid #000001"/>
    </style:style>
    <style:style style:name="Table8.C3" style:family="table-cell">
      <style:table-cell-properties style:vertical-align="middle" fo:padding="0in" fo:border="0.5pt solid #000001"/>
    </style:style>
    <style:style style:name="Table8.A4" style:family="table-cell">
      <style:table-cell-properties style:vertical-align="middle" fo:padding="0in" fo:border="0.5pt solid #000001"/>
    </style:style>
    <style:style style:name="Table8.B4" style:family="table-cell">
      <style:table-cell-properties style:vertical-align="middle" fo:padding="0in" fo:border="0.5pt solid #000001"/>
    </style:style>
    <style:style style:name="Table8.C4" style:family="table-cell">
      <style:table-cell-properties style:vertical-align="middle" fo:padding="0in" fo:border="0.5pt solid #000001"/>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0847in"/>
    </style:style>
    <style:style style:name="Table9.B" style:family="table-column">
      <style:table-column-properties style:column-width="5.6in"/>
    </style:style>
    <style:style style:name="Table9.C" style:family="table-column">
      <style:table-column-properties style:column-width="0.404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middle" fo:padding="0in" fo:border="0.5pt solid #000001"/>
    </style:style>
    <style:style style:name="Table9.B2" style:family="table-cell">
      <style:table-cell-properties style:vertical-align="middle" fo:padding="0in" fo:border="0.5pt solid #000001"/>
    </style:style>
    <style:style style:name="Table9.C2" style:family="table-cell">
      <style:table-cell-properties style:vertical-align="middle" fo:padding="0in" fo:border="0.5pt solid #000001"/>
    </style:style>
    <style:style style:name="Table9.A3" style:family="table-cell">
      <style:table-cell-properties style:vertical-align="middle" fo:padding="0in" fo:border="0.5pt solid #000001"/>
    </style:style>
    <style:style style:name="Table9.B3" style:family="table-cell">
      <style:table-cell-properties style:vertical-align="middle" fo:padding="0in" fo:border="0.5pt solid #000001"/>
    </style:style>
    <style:style style:name="Table9.C3" style:family="table-cell">
      <style:table-cell-properties style:vertical-align="middle" fo:padding="0in" fo:border="0.5pt solid #000001"/>
    </style:style>
    <style:style style:name="Table10" style:family="table">
      <style:table-properties style:width="7.0896in" fo:margin-left="-0.0375in" fo:margin-top="0in" fo:margin-bottom="0in" table:align="left" style:writing-mode="lr-tb"/>
    </style:style>
    <style:style style:name="Table10.A" style:family="table-column">
      <style:table-column-properties style:column-width="1.0847in"/>
    </style:style>
    <style:style style:name="Table10.B" style:family="table-column">
      <style:table-column-properties style:column-width="5.6in"/>
    </style:style>
    <style:style style:name="Table10.C" style:family="table-column">
      <style:table-column-properties style:column-width="0.404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middle" fo:padding="0in" fo:border="0.5pt solid #000001"/>
    </style:style>
    <style:style style:name="Table10.B2" style:family="table-cell">
      <style:table-cell-properties style:vertical-align="middle"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middle" fo:padding="0in" fo:border="0.5pt solid #000001"/>
    </style:style>
    <style:style style:name="Table10.B3" style:family="table-cell">
      <style:table-cell-properties style:vertical-align="middle" fo:padding="0in" fo:border="0.5pt solid #000001"/>
    </style:style>
    <style:style style:name="Table10.C3" style:family="table-cell">
      <style:table-cell-properties style:vertical-align="middle" fo:padding="0in" fo:border="0.5pt solid #000001"/>
    </style:style>
    <style:style style:name="Table11" style:family="table">
      <style:table-properties style:width="7.0896in" fo:margin-left="-0.0389in" fo:margin-top="0in" fo:margin-bottom="0in" table:align="left" style:writing-mode="lr-tb"/>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2" style:family="table">
      <style:table-properties style:width="7.0896in" fo:margin-left="-0.0389in" fo:margin-top="0in" fo:margin-bottom="0in" table:align="left" style:writing-mode="lr-tb"/>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 fo:padding="0in" fo:border="0.5pt solid #000001"/>
    </style:style>
    <style:style style:name="Table12.C6" style:family="table-cell">
      <style:table-cell-properties style:vertical-align="middle" fo:padding="0in" fo:border="0.5pt solid #000001"/>
    </style:style>
    <style:style style:name="Table13" style:family="table">
      <style:table-properties style:width="7.0896in" fo:margin-left="-0.0389in" fo:margin-top="0in" fo:margin-bottom="0in" table:align="left" style:writing-mode="lr-tb"/>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4" style:family="table">
      <style:table-properties style:width="7.0896in" fo:margin-left="-0.0389in" fo:margin-top="0in" fo:margin-bottom="0in" table:align="left" style:writing-mode="lr-tb"/>
    </style:style>
    <style:style style:name="Table14.A" style:family="table-column">
      <style:table-column-properties style:column-width="0.6701in"/>
    </style:style>
    <style:style style:name="Table14.B" style:family="table-column">
      <style:table-column-properties style:column-width="6.0465in"/>
    </style:style>
    <style:style style:name="Table14.C" style:family="table-column">
      <style:table-column-properties style:column-width="0.3729in"/>
    </style:style>
    <style:style style:name="Table14.1" style:family="table-row">
      <style:table-row-properties fo:keep-together="always"/>
    </style:style>
    <style:style style:name="Table14.A1" style:family="table-cell">
      <style:table-cell-properties style:vertical-align="middle" fo:background-color="#ccccff" fo:padding="0in" fo:border="0.5pt solid #000001">
        <style:background-image/>
      </style:table-cell-properties>
    </style:style>
    <style:style style:name="Table14.A2" style:family="table-cell">
      <style:table-cell-properties style:vertical-align="" fo:padding="0in" fo:border="0.5pt solid #000001"/>
    </style:style>
    <style:style style:name="Table14.B2" style:family="table-cell">
      <style:table-cell-properties style:vertical-align="" fo:padding="0in" fo:border="0.5pt solid #000001"/>
    </style:style>
    <style:style style:name="Table14.C2" style:family="table-cell">
      <style:table-cell-properties style:vertical-align="middle" fo:padding="0in" fo:border="0.5pt solid #000001"/>
    </style:style>
    <style:style style:name="Table15" style:family="table">
      <style:table-properties style:width="7.0896in" fo:margin-left="-0.0389in" fo:margin-top="0in" fo:margin-bottom="0in" table:align="left" style:writing-mode="lr-tb"/>
    </style:style>
    <style:style style:name="Table15.A" style:family="table-column">
      <style:table-column-properties style:column-width="0.6701in"/>
    </style:style>
    <style:style style:name="Table15.B" style:family="table-column">
      <style:table-column-properties style:column-width="6.0465in"/>
    </style:style>
    <style:style style:name="Table15.C" style:family="table-column">
      <style:table-column-properties style:column-width="0.3729in"/>
    </style:style>
    <style:style style:name="Table15.1" style:family="table-row">
      <style:table-row-properties fo:keep-together="always"/>
    </style:style>
    <style:style style:name="Table15.A1" style:family="table-cell">
      <style:table-cell-properties style:vertical-align="middle" fo:background-color="#ccccff" fo:padding="0in" fo:border="0.5pt solid #000001">
        <style:background-image/>
      </style:table-cell-properties>
    </style:style>
    <style:style style:name="Table15.A2" style:family="table-cell">
      <style:table-cell-properties style:vertical-align="" fo:padding="0in" fo:border="0.5pt solid #000001"/>
    </style:style>
    <style:style style:name="Table15.B2" style:family="table-cell">
      <style:table-cell-properties style:vertical-align="" fo:padding="0in" fo:border="0.5pt solid #000001"/>
    </style:style>
    <style:style style:name="Table15.C2" style:family="table-cell">
      <style:table-cell-properties style:vertical-align="middle" fo:padding="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0in" fo:border="0.5pt solid #000001">
        <style:background-image/>
      </style:table-cell-properties>
    </style:style>
    <style:style style:name="Table16.A2" style:family="table-cell">
      <style:table-cell-properties style:vertical-align="" fo:padding="0in" fo:border="0.5pt solid #000001"/>
    </style:style>
    <style:style style:name="Table16.B2" style:family="table-cell">
      <style:table-cell-properties style:vertical-align="" fo:padding="0in" fo:border="0.5pt solid #000001"/>
    </style:style>
    <style:style style:name="Table16.C2" style:family="table-cell">
      <style:table-cell-properties style:vertical-align="middle" fo:padding="0in" fo:border="0.5pt solid #000001"/>
    </style:style>
    <style:style style:name="Table16.A3" style:family="table-cell">
      <style:table-cell-properties style:vertical-align="" fo:padding="0in" fo:border="0.5pt solid #000001"/>
    </style:style>
    <style:style style:name="Table16.B3" style:family="table-cell">
      <style:table-cell-properties style:vertical-align="" fo:padding="0in" fo:border="0.5pt solid #000001"/>
    </style:style>
    <style:style style:name="Table16.C3" style:family="table-cell">
      <style:table-cell-properties style:vertical-align="middle" fo:padding="0in" fo:border="0.5pt solid #000001"/>
    </style:style>
    <style:style style:name="Table16.A4" style:family="table-cell">
      <style:table-cell-properties style:vertical-align="" fo:padding="0in" fo:border="0.5pt solid #000001"/>
    </style:style>
    <style:style style:name="Table16.B4" style:family="table-cell">
      <style:table-cell-properties style:vertical-align="" fo:padding="0in" fo:border="0.5pt solid #000001"/>
    </style:style>
    <style:style style:name="Table16.C4" style:family="table-cell">
      <style:table-cell-properties style:vertical-align="middle" fo:padding="0in" fo:border="0.5pt solid #000001"/>
    </style:style>
    <style:style style:name="Table16.A5" style:family="table-cell">
      <style:table-cell-properties style:vertical-align="" fo:padding="0in" fo:border="0.5pt solid #000001"/>
    </style:style>
    <style:style style:name="Table16.B5" style:family="table-cell">
      <style:table-cell-properties style:vertical-align="" fo:padding="0in" fo:border="0.5pt solid #000001"/>
    </style:style>
    <style:style style:name="Table16.C5" style:family="table-cell">
      <style:table-cell-properties style:vertical-align="middle" fo:padding="0in" fo:border="0.5pt solid #000001"/>
    </style:style>
    <style:style style:name="Table16.A6" style:family="table-cell">
      <style:table-cell-properties style:vertical-align="" fo:padding="0in" fo:border="0.5pt solid #000001"/>
    </style:style>
    <style:style style:name="Table16.B6" style:family="table-cell">
      <style:table-cell-properties style:vertical-align="" fo:padding="0in" fo:border="0.5pt solid #000001"/>
    </style:style>
    <style:style style:name="Table16.C6" style:family="table-cell">
      <style:table-cell-properties style:vertical-align="middle" fo:padding="0in" fo:border="0.5pt solid #000001"/>
    </style:style>
    <style:style style:name="Table16.A7" style:family="table-cell">
      <style:table-cell-properties style:vertical-align="" fo:padding="0in" fo:border="0.5pt solid #000001"/>
    </style:style>
    <style:style style:name="Table16.B7" style:family="table-cell">
      <style:table-cell-properties style:vertical-align="" fo:padding="0in" fo:border="0.5pt solid #000001"/>
    </style:style>
    <style:style style:name="Table16.C7" style:family="table-cell">
      <style:table-cell-properties style:vertical-align="middle" fo:padding="0in" fo:border="0.5pt solid #000001"/>
    </style:style>
    <style:style style:name="Table16.A8" style:family="table-cell">
      <style:table-cell-properties style:vertical-align="" fo:padding="0in" fo:border="0.5pt solid #000001"/>
    </style:style>
    <style:style style:name="Table16.B8" style:family="table-cell">
      <style:table-cell-properties style:vertical-align="" fo:padding="0in" fo:border="0.5pt solid #000001"/>
    </style:style>
    <style:style style:name="Table16.C8" style:family="table-cell">
      <style:table-cell-properties style:vertical-align="middle" fo:padding="0in" fo:border="0.5pt solid #000001"/>
    </style:style>
    <style:style style:name="Table16.A9" style:family="table-cell">
      <style:table-cell-properties style:vertical-align="" fo:padding="0in" fo:border="0.5pt solid #000001"/>
    </style:style>
    <style:style style:name="Table16.B9" style:family="table-cell">
      <style:table-cell-properties style:vertical-align="" fo:padding="0in" fo:border="0.5pt solid #000001"/>
    </style:style>
    <style:style style:name="Table16.C9" style:family="table-cell">
      <style:table-cell-properties style:vertical-align="middle" fo:padding="0in" fo:border="0.5pt solid #000001"/>
    </style:style>
    <style:style style:name="Table16.A10" style:family="table-cell">
      <style:table-cell-properties style:vertical-align="" fo:padding="0in" fo:border="0.5pt solid #000001"/>
    </style:style>
    <style:style style:name="Table16.B10" style:family="table-cell">
      <style:table-cell-properties style:vertical-align="" fo:padding="0in" fo:border="0.5pt solid #000001"/>
    </style:style>
    <style:style style:name="Table16.C10" style:family="table-cell">
      <style:table-cell-properties style:vertical-align="middle" fo:padding="0in" fo:border="0.5pt solid #000001"/>
    </style:style>
    <style:style style:name="Table16.A11" style:family="table-cell">
      <style:table-cell-properties style:vertical-align="" fo:padding="0in" fo:border="0.5pt solid #000001"/>
    </style:style>
    <style:style style:name="Table16.B11" style:family="table-cell">
      <style:table-cell-properties style:vertical-align="" fo:padding="0in" fo:border="0.5pt solid #000001"/>
    </style:style>
    <style:style style:name="Table16.C11" style:family="table-cell">
      <style:table-cell-properties style:vertical-align="middle" fo:padding="0in" fo:border="0.5pt solid #000001"/>
    </style:style>
    <style:style style:name="Table16.A12" style:family="table-cell">
      <style:table-cell-properties style:vertical-align="" fo:padding="0in" fo:border="0.5pt solid #000001"/>
    </style:style>
    <style:style style:name="Table16.B12" style:family="table-cell">
      <style:table-cell-properties style:vertical-align="" fo:padding="0in" fo:border="0.5pt solid #000001"/>
    </style:style>
    <style:style style:name="Table16.C12" style:family="table-cell">
      <style:table-cell-properties style:vertical-align="middle" fo:padding="0in" fo:border="0.5pt solid #000001"/>
    </style:style>
    <style:style style:name="Table16.A13" style:family="table-cell">
      <style:table-cell-properties style:vertical-align="" fo:padding="0in" fo:border="0.5pt solid #000001"/>
    </style:style>
    <style:style style:name="Table16.B13" style:family="table-cell">
      <style:table-cell-properties style:vertical-align="" fo:padding="0in" fo:border="0.5pt solid #000001"/>
    </style:style>
    <style:style style:name="Table16.C13" style:family="table-cell">
      <style:table-cell-properties style:vertical-align="middle" fo:padding="0in" fo:border="0.5pt solid #000001"/>
    </style:style>
    <style:style style:name="Table16.A14" style:family="table-cell">
      <style:table-cell-properties style:vertical-align="" fo:padding="0in" fo:border="0.5pt solid #000001"/>
    </style:style>
    <style:style style:name="Table16.B14" style:family="table-cell">
      <style:table-cell-properties style:vertical-align="" fo:padding="0in" fo:border="0.5pt solid #000001"/>
    </style:style>
    <style:style style:name="Table16.C14" style:family="table-cell">
      <style:table-cell-properties style:vertical-align="middle" fo:padding="0in" fo:border="0.5pt solid #000001"/>
    </style:style>
    <style:style style:name="Table16.A15" style:family="table-cell">
      <style:table-cell-properties style:vertical-align="" fo:padding="0in" fo:border="0.5pt solid #000001"/>
    </style:style>
    <style:style style:name="Table16.B15" style:family="table-cell">
      <style:table-cell-properties style:vertical-align="" fo:padding="0in" fo:border="0.5pt solid #000001"/>
    </style:style>
    <style:style style:name="Table16.C15" style:family="table-cell">
      <style:table-cell-properties style:vertical-align="middle" fo:padding="0in" fo:border="0.5pt solid #000001"/>
    </style:style>
    <style:style style:name="Table16.A16" style:family="table-cell">
      <style:table-cell-properties style:vertical-align="" fo:padding="0in" fo:border="0.5pt solid #000001"/>
    </style:style>
    <style:style style:name="Table16.B16" style:family="table-cell">
      <style:table-cell-properties style:vertical-align="" fo:padding="0in" fo:border="0.5pt solid #000001"/>
    </style:style>
    <style:style style:name="Table16.C16" style:family="table-cell">
      <style:table-cell-properties style:vertical-align="middle" fo:padding="0in" fo:border="0.5pt solid #000001"/>
    </style:style>
    <style:style style:name="Table17" style:family="table">
      <style:table-properties style:width="7.0896in" fo:margin-left="-0.0389in" fo:margin-top="0in" fo:margin-bottom="0in" table:align="left" style:writing-mode="lr-tb"/>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 fo:padding="0in" fo:border="0.5pt solid #000001"/>
    </style:style>
    <style:style style:name="Table17.B4" style:family="table-cell">
      <style:table-cell-properties style:vertical-align="" fo:padding="0in" fo:border="0.5pt solid #000001"/>
    </style:style>
    <style:style style:name="Table17.C4" style:family="table-cell">
      <style:table-cell-properties style:vertical-align="middle" fo:padding="0in" fo:border="0.5pt solid #000001"/>
    </style:style>
    <style:style style:name="Table17.A5" style:family="table-cell">
      <style:table-cell-properties style:vertical-align="" fo:padding="0in" fo:border="0.5pt solid #000001"/>
    </style:style>
    <style:style style:name="Table17.B5" style:family="table-cell">
      <style:table-cell-properties style:vertical-align="" fo:padding="0in" fo:border="0.5pt solid #000001"/>
    </style:style>
    <style:style style:name="Table17.C5" style:family="table-cell">
      <style:table-cell-properties style:vertical-align="middle" fo:padding="0in" fo:border="0.5pt solid #000001"/>
    </style:style>
    <style:style style:name="Table18" style:family="table">
      <style:table-properties style:width="7.0896in" fo:margin-left="-0.0389in" fo:margin-top="0in" fo:margin-bottom="0in" table:align="left" style:writing-mode="lr-tb"/>
    </style:style>
    <style:style style:name="Table18.A" style:family="table-column">
      <style:table-column-properties style:column-width="0.6701in"/>
    </style:style>
    <style:style style:name="Table18.B" style:family="table-column">
      <style:table-column-properties style:column-width="6.0465in"/>
    </style:style>
    <style:style style:name="Table18.C" style:family="table-column">
      <style:table-column-properties style:column-width="0.3729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 fo:padding="0in" fo:border="0.5pt solid #000001"/>
    </style:style>
    <style:style style:name="Table18.C2" style:family="table-cell">
      <style:table-cell-properties style:vertical-align="middle" fo:padding="0in" fo:border="0.5pt solid #000001"/>
    </style:style>
    <style:style style:name="Table19" style:family="table">
      <style:table-properties style:width="7.0896in" fo:margin-left="-0.0389in" fo:margin-top="0in" fo:margin-bottom="0in" table:align="left" style:writing-mode="lr-tb"/>
    </style:style>
    <style:style style:name="Table19.A" style:family="table-column">
      <style:table-column-properties style:column-width="6.7167in"/>
    </style:style>
    <style:style style:name="Table19.B" style:family="table-column">
      <style:table-column-properties style:column-width="0.3722in"/>
    </style:style>
    <style:style style:name="Table19.1" style:family="table-row">
      <style:table-row-properties fo:keep-together="always"/>
    </style:style>
    <style:style style:name="Table19.A1" style:family="table-cell">
      <style:table-cell-properties style:vertical-align="middle" fo:background-color="#ccccff" fo:padding="0in" fo:border="0.5pt solid #000001">
        <style:background-image/>
      </style:table-cell-properties>
    </style:style>
    <style:style style:name="Table19.A2" style:family="table-cell">
      <style:table-cell-properties style:vertical-align="" fo:padding="0in" fo:border="0.5pt solid #000001"/>
    </style:style>
    <style:style style:name="Table19.B2" style:family="table-cell">
      <style:table-cell-properties style:vertical-align="middle" fo:padding="0in" fo:border="0.5pt solid #000001"/>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c7205" officeooo:paragraph-rsid="002c7205"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2983e3" officeooo:paragraph-rsid="002983e3"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text-properties fo:language="en" fo:country="US" officeooo:rsid="002a8245" officeooo:paragraph-rsid="002a8245"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officeooo:paragraph-rsid="0021c380"/>
    </style:style>
    <style:style style:name="P16" style:family="paragraph" style:parent-style-name="Body">
      <style:text-properties fo:language="en" fo:country="US" style:language-complex="ar" style:country-complex="SA"/>
    </style:style>
    <style:style style:name="P17" style:family="paragraph" style:parent-style-name="Body">
      <style:text-properties fo:language="en" fo:country="US" officeooo:rsid="001febee" officeooo:paragraph-rsid="0021c380" style:language-complex="ar" style:country-complex="SA"/>
    </style:style>
    <style:style style:name="P18" style:family="paragraph" style:parent-style-name="Body">
      <style:text-properties fo:language="en" fo:country="US" officeooo:rsid="002acbbd" officeooo:paragraph-rsid="002acbbd" style:language-complex="ar" style:country-complex="SA"/>
    </style:style>
    <style:style style:name="P19" style:family="paragraph" style:parent-style-name="Body">
      <style:text-properties fo:language="en" fo:country="US" officeooo:rsid="002d4ed3" officeooo:paragraph-rsid="002d4ed3" style:language-complex="ar" style:country-complex="SA"/>
    </style:style>
    <style:style style:name="P20" style:family="paragraph" style:parent-style-name="Body">
      <style:text-properties fo:language="en" fo:country="US" officeooo:rsid="002deb30" officeooo:paragraph-rsid="002deb3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3" style:family="paragraph" style:parent-style-name="Standard">
      <style:text-properties style:font-name="Arial" fo:language="en" fo:country="US" officeooo:paragraph-rsid="0021c380" style:language-complex="ar" style:country-complex="SA"/>
    </style:style>
    <style:style style:name="P24" style:family="paragraph" style:parent-style-name="Standard">
      <style:text-properties style:font-name="Arial" fo:language="en" fo:country="US" officeooo:rsid="001febee" officeooo:paragraph-rsid="0021c380" style:language-complex="ar" style:country-complex="SA"/>
    </style:style>
    <style:style style:name="P25" style:family="paragraph" style:parent-style-name="Standard">
      <style:text-properties fo:language="en" fo:country="US" style:language-complex="ar" style:country-complex="SA"/>
    </style:style>
    <style:style style:name="P26" style:family="paragraph" style:parent-style-name="Standard">
      <style:paragraph-properties fo:line-height="0.1945in"/>
      <style:text-properties style:font-name="Arial1"/>
    </style:style>
    <style:style style:name="P27" style:family="paragraph" style:parent-style-name="Standard">
      <style:paragraph-properties fo:line-height="0.1846in"/>
      <style:text-properties style:font-name="Arial1"/>
    </style:style>
    <style:style style:name="P28" style:family="paragraph" style:parent-style-name="Standard">
      <style:paragraph-properties fo:text-align="start" style:justify-single-word="false" fo:orphans="2" fo:widows="2"/>
    </style:style>
    <style:style style:name="P29" style:family="paragraph" style:parent-style-name="Standard">
      <style:paragraph-properties fo:text-align="start" style:justify-single-word="false" fo:keep-together="always" fo:orphans="2" fo:widows="2"/>
    </style:style>
    <style:style style:name="P30" style:family="paragraph" style:parent-style-name="Standard">
      <style:paragraph-properties fo:margin-top="0in" fo:margin-bottom="0.1945in" loext:contextual-spacing="false" fo:text-align="start" style:justify-single-word="false" fo:orphans="2" fo:widows="2"/>
    </style:style>
    <style:style style:name="P31" style:family="paragraph" style:parent-style-name="Standard">
      <style:paragraph-properties fo:margin-top="0in" fo:margin-bottom="0.1945in" loext:contextual-spacing="false" fo:text-align="start" style:justify-single-word="false" fo:keep-together="always" fo:orphans="2" fo:widows="2"/>
    </style:style>
    <style:style style:name="P32" style:family="paragraph" style:parent-style-name="Standard">
      <style:paragraph-properties fo:margin-top="0in" fo:margin-bottom="0.1945in" loext:contextual-spacing="false" fo:text-align="start" style:justify-single-word="false" fo:orphans="2" fo:widows="2" fo:keep-with-next="always"/>
    </style:style>
    <style:style style:name="P33" style:family="paragraph" style:parent-style-name="Standard">
      <style:paragraph-properties fo:margin-top="0.0374in" fo:margin-bottom="0.0374in" loext:contextual-spacing="false" fo:text-align="start" style:justify-single-word="false" fo:orphans="2" fo:widows="2"/>
    </style:style>
    <style:style style:name="P34"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35" style:family="paragraph" style:parent-style-name="Standard">
      <style:paragraph-properties fo:margin-top="0.0374in" fo:margin-bottom="0.0374in" loext:contextual-spacing="false" fo:text-align="center" style:justify-single-word="false" fo:orphans="2" fo:widows="2"/>
    </style:style>
    <style:style style:name="P36"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37" style:family="paragraph" style:parent-style-name="Standard">
      <style:paragraph-properties fo:margin-top="0.1945in" fo:margin-bottom="0in" loext:contextual-spacing="false" fo:text-align="start" style:justify-single-word="false" fo:orphans="2" fo:widows="2"/>
    </style:style>
    <style:style style:name="P38"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39"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40" style:family="paragraph" style:parent-style-name="Standard">
      <style:paragraph-properties fo:margin-top="0.1945in" fo:margin-bottom="0.1945in" loext:contextual-spacing="false" fo:text-align="start" style:justify-single-word="false" fo:orphans="2" fo:widows="2"/>
    </style:style>
    <style:style style:name="P41" style:family="paragraph" style:parent-style-name="Standard">
      <style:paragraph-properties fo:margin-top="0in" fo:margin-bottom="0.1665in" loext:contextual-spacing="false" fo:text-align="start" style:justify-single-word="false" fo:orphans="2" fo:widows="2"/>
    </style:style>
    <style:style style:name="P42" style:family="paragraph" style:parent-style-name="Standard">
      <style:paragraph-properties fo:text-align="start" style:justify-single-word="false" fo:orphans="2" fo:widows="2" fo:keep-with-next="always"/>
    </style:style>
    <style:style style:name="P43" style:family="paragraph" style:parent-style-name="Standard">
      <style:paragraph-properties fo:text-align="start" style:justify-single-word="false" fo:keep-together="always" fo:orphans="2" fo:widows="2" fo:keep-with-next="always"/>
    </style:style>
    <style:style style:name="P44"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45" style:family="paragraph" style:parent-style-name="Standard">
      <style:paragraph-properties fo:margin-left="0.5in" fo:margin-right="0in" fo:text-align="start" style:justify-single-word="false" fo:orphans="2" fo:widows="2" fo:text-indent="0in" style:auto-text-indent="false"/>
    </style:style>
    <style:style style:name="P46" style:family="paragraph" style:parent-style-name="Standard">
      <style:paragraph-properties fo:margin-left="0.5in" fo:margin-right="0in" fo:text-align="start" style:justify-single-word="false" fo:orphans="2" fo:widows="2" fo:text-indent="0in" style:auto-text-indent="false" fo:keep-with-next="always"/>
    </style:style>
    <style:style style:name="P47"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48" style:family="paragraph" style:parent-style-name="Standard">
      <style:paragraph-properties fo:margin-top="0.1736in" fo:margin-bottom="0.1945in" loext:contextual-spacing="false" fo:text-align="start" style:justify-single-word="false" fo:keep-together="always" fo:orphans="2" fo:widows="2"/>
    </style:style>
    <style:style style:name="P4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5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51" style:family="paragraph" style:parent-style-name="Standard">
      <style:paragraph-properties fo:margin-top="0.0319in" fo:margin-bottom="0.0319in" loext:contextual-spacing="false" fo:text-align="center" style:justify-single-word="false" fo:orphans="2" fo:widows="2"/>
    </style:style>
    <style:style style:name="P5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53" style:family="paragraph" style:parent-style-name="Standard">
      <style:paragraph-properties fo:margin-top="0.0319in" fo:margin-bottom="0.0319in" loext:contextual-spacing="false" fo:text-align="end" style:justify-single-word="false" fo:orphans="2" fo:widows="2"/>
    </style:style>
    <style:style style:name="P5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55" style:family="paragraph" style:parent-style-name="Standard">
      <style:paragraph-properties fo:margin-top="0.0319in" fo:margin-bottom="0in" loext:contextual-spacing="false" fo:text-align="start" style:justify-single-word="false" fo:orphans="2" fo:widows="2"/>
    </style:style>
    <style:style style:name="P56" style:family="paragraph" style:parent-style-name="Standard">
      <style:paragraph-properties fo:margin-top="0.0319in" fo:margin-bottom="0in" loext:contextual-spacing="false" fo:text-align="start" style:justify-single-word="false" fo:orphans="2" fo:widows="2">
        <style:tab-stops/>
      </style:paragraph-properties>
    </style:style>
    <style:style style:name="P5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5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59" style:family="paragraph" style:parent-style-name="Standard">
      <style:paragraph-properties fo:margin-left="1in" fo:margin-right="0in" fo:text-align="start" style:justify-single-word="false" fo:orphans="2" fo:widows="2" fo:text-indent="0in" style:auto-text-indent="false"/>
    </style:style>
    <style:style style:name="P60" style:family="paragraph" style:parent-style-name="Standard" style:list-style-name="WWNum1">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61" style:family="paragraph" style:parent-style-name="Standard" style:list-style-name="WWNum2">
      <style:paragraph-properties fo:margin-left="1in" fo:margin-right="0in" fo:text-align="start" style:justify-single-word="false" fo:orphans="2" fo:widows="2" fo:text-indent="0in" style:auto-text-indent="false">
        <style:tab-stops>
          <style:tab-stop style:position="1in"/>
        </style:tab-stops>
      </style:paragraph-properties>
    </style:style>
    <style:style style:name="P62" style:family="paragraph" style:parent-style-name="Standard">
      <style:paragraph-properties fo:margin-left="1in" fo:margin-right="0in" fo:text-align="start" style:justify-single-word="false" fo:orphans="2" fo:widows="2" fo:text-indent="0in" style:auto-text-indent="false" fo:keep-with-next="always"/>
    </style:style>
    <style:style style:name="P63" style:family="paragraph" style:parent-style-name="Standard" style:list-style-name="WWNum1">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64" style:family="paragraph" style:parent-style-name="Standard" style:list-style-name="WWNum2">
      <style:paragraph-properties fo:margin-left="1in" fo:margin-right="0in" fo:margin-top="0in" fo:margin-bottom="0.1665in" loext:contextual-spacing="false" fo:text-align="start" style:justify-single-word="false" fo:orphans="2" fo:widows="2" fo:text-indent="0in" style:auto-text-indent="false">
        <style:tab-stops>
          <style:tab-stop style:position="1in"/>
        </style:tab-stops>
      </style:paragraph-properties>
    </style:style>
    <style:style style:name="P65"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66"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67" style:family="paragraph" style:parent-style-name="Standard">
      <style:paragraph-properties fo:margin-top="0.222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68" style:family="paragraph" style:parent-style-name="Heading_20_1">
      <style:text-properties fo:language="en" fo:country="US" style:language-complex="ar" style:country-complex="SA"/>
    </style:style>
    <style:style style:name="P69" style:family="paragraph" style:parent-style-name="Heading_20_1">
      <style:paragraph-properties fo:break-before="page"/>
      <style:text-properties fo:language="en" fo:country="US" style:language-complex="ar" style:country-complex="SA"/>
    </style:style>
    <style:style style:name="P70" style:family="paragraph" style:parent-style-name="Heading_20_2">
      <style:text-properties fo:language="en" fo:country="US" style:language-complex="ar" style:country-complex="SA"/>
    </style:style>
    <style:style style:name="P71" style:family="paragraph" style:parent-style-name="Heading_20_2">
      <style:text-properties fo:language="en" fo:country="US" officeooo:rsid="0021c380" officeooo:paragraph-rsid="0021c380" style:language-complex="ar" style:country-complex="SA"/>
    </style:style>
    <style:style style:name="P72" style:family="paragraph" style:parent-style-name="Heading_20_2">
      <style:text-properties fo:language="en" fo:country="US" officeooo:rsid="001febee" officeooo:paragraph-rsid="0021c380" style:language-complex="ar" style:country-complex="SA"/>
    </style:style>
    <style:style style:name="P73" style:family="paragraph" style:parent-style-name="Heading_20_2">
      <style:text-properties fo:language="en" fo:country="US" officeooo:paragraph-rsid="001febee" style:language-complex="ar" style:country-complex="SA"/>
    </style:style>
    <style:style style:name="P74" style:family="paragraph" style:parent-style-name="CellBody">
      <style:paragraph-properties style:snap-to-layout-grid="false"/>
      <style:text-properties fo:language="en" fo:country="US" officeooo:rsid="003287fe" officeooo:paragraph-rsid="003287fe" style:language-complex="ar" style:country-complex="SA"/>
    </style:style>
    <style:style style:name="P75" style:family="paragraph" style:parent-style-name="CellBody">
      <style:text-properties fo:language="en" fo:country="US" officeooo:rsid="003287fe" officeooo:paragraph-rsid="003287fe" style:language-complex="ar" style:country-complex="SA"/>
    </style:style>
    <style:style style:name="P7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77" style:family="paragraph" style:parent-style-name="Definition_20_Term">
      <style:text-properties fo:language="en" fo:country="US" style:language-complex="ar" style:country-complex="SA"/>
    </style:style>
    <style:style style:name="P78"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79"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80"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8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82" style:family="paragraph" style:parent-style-name="Package_20_Heading" style:master-page-name="Converted5">
      <loext:graphic-properties draw:fill="solid" draw:fill-color="#d3eafd"/>
      <style:paragraph-properties fo:margin-left="1in" fo:margin-right="0in" fo:text-align="start" style:justify-single-word="false" fo:orphans="2" fo:widows="2" fo:text-indent="0in" style:auto-text-indent="false" style:page-number="auto" fo:break-before="page" fo:background-color="#d3eafd" fo:padding-left="0.028in" fo:padding-right="0.028in" fo:padding-top="0.0138in" fo:padding-bottom="0.0138in" fo:border="0.51pt solid #000001" fo:keep-with-next="always"/>
    </style:style>
    <style:style style:name="P83"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84" style:family="paragraph" style:parent-style-name="Class_20_Heading" style:master-page-name="Converted6">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85"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6"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7"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8"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89"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0"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1" style:family="paragraph" style:parent-style-name="Class_20_Heading" style:master-page-name="Converted11">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2" style:family="paragraph" style:parent-style-name="Class_20_Heading" style:master-page-name="Converted12">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93"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94"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95"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96" style:family="paragraph" style:parent-style-name="List_20_Heading">
      <style:paragraph-properties fo:margin-top="0.1945in" fo:margin-bottom="0.0154in" loext:contextual-spacing="false" fo:text-align="start" style:justify-single-word="false" fo:orphans="2" fo:widows="2" fo:keep-with-next="always"/>
    </style:style>
    <style:style style:name="T1" style:family="text">
      <style:text-properties officeooo:rsid="001febee"/>
    </style:style>
    <style:style style:name="T2" style:family="text">
      <style:text-properties style:font-name="Arial1"/>
    </style:style>
    <style:style style:name="T3" style:family="text">
      <style:text-properties style:font-name="Arial1" fo:font-size="10pt" fo:font-style="italic" style:font-size-asian="10pt" style:font-style-asian="italic"/>
    </style:style>
    <style:style style:name="T4" style:family="text">
      <style:text-properties style:font-name="Arial1" fo:font-size="10pt" style:font-size-asian="10pt"/>
    </style:style>
    <style:style style:name="T5" style:family="text">
      <style:text-properties style:font-name="Arial1" fo:font-size="10pt" fo:font-weight="bold" style:font-size-asian="10pt" style:font-weight-asian="bold"/>
    </style:style>
    <style:style style:name="T6" style:family="text">
      <style:text-properties style:font-name="Arial1" fo:font-size="10pt" style:text-underline-style="none" style:font-size-asian="10pt"/>
    </style:style>
    <style:style style:name="T7" style:family="text">
      <style:text-properties style:font-name="Arial1" fo:font-size="10pt" fo:font-style="normal" style:font-size-asian="10pt" style:font-style-asian="normal"/>
    </style:style>
    <style:style style:name="T8" style:family="text">
      <style:text-properties style:font-name="Arial1" fo:font-size="10pt" fo:font-style="normal" style:text-underline-style="none" style:font-size-asian="10pt" style:font-style-asian="normal"/>
    </style:style>
    <style:style style:name="T9" style:family="text">
      <style:text-properties style:font-name="Arial1" fo:font-size="9pt" style:font-size-asian="9pt"/>
    </style:style>
    <style:style style:name="T10" style:family="text">
      <style:text-properties style:font-name="Arial1" fo:font-size="9pt" fo:font-weight="bold" style:font-size-asian="9pt" style:font-weight-asian="bold"/>
    </style:style>
    <style:style style:name="T11" style:family="text">
      <style:text-properties style:font-name="Arial1" fo:font-size="12pt" fo:font-weight="bold" style:font-size-asian="12pt" style:font-weight-asian="bold"/>
    </style:style>
    <style:style style:name="T12" style:family="text">
      <style:text-properties style:font-name="Arial1" fo:font-weight="bold" style:font-weight-asian="bold"/>
    </style:style>
    <style:style style:name="T13" style:family="text">
      <style:text-properties style:font-name="Arial1" fo:font-size="16pt" fo:font-weight="bold" style:font-size-asian="16pt" style:font-weight-asian="bold"/>
    </style:style>
    <style:style style:name="T14" style:family="text">
      <style:text-properties fo:font-size="14pt" fo:font-weight="normal" style:font-size-asian="14pt" style:font-weight-asian="normal"/>
    </style:style>
    <style:style style:name="T15" style:family="text">
      <style:text-properties fo:font-size="14pt" fo:font-weight="normal" officeooo:rsid="003287fe" style:font-size-asian="14pt" style:font-weight-asian="normal"/>
    </style:style>
    <style:style style:name="T16" style:family="text">
      <style:text-properties fo:language="en" fo:country="US" officeooo:rsid="001febee" style:language-complex="ar" style:country-complex="SA"/>
    </style:style>
    <style:style style:name="T17" style:family="text">
      <style:text-properties style:font-name="Courier New"/>
    </style:style>
    <style:style style:name="T18" style:family="text">
      <style:text-properties fo:color="#0000ff" style:font-name="Arial1" fo:font-size="10pt" style:text-underline-style="solid" style:text-underline-width="auto" style:text-underline-color="font-color" fo:font-weight="bold" style:font-size-asian="10pt" style:font-weight-asian="bold"/>
    </style:style>
    <style:style style:name="T19" style:family="text">
      <style:text-properties fo:color="#0000ff" style:font-name="Courier New2" style:text-underline-style="solid" style:text-underline-width="auto" style:text-underline-color="font-color" fo:font-weight="bold" style:font-weight-asian="bold"/>
    </style:style>
    <style:style style:name="T20" style:family="text">
      <style:text-properties fo:color="#0000ff" style:font-name="Courier New2" style:text-underline-style="solid" style:text-underline-width="auto" style:text-underline-color="font-color" fo:font-weight="normal" style:font-weight-asian="normal"/>
    </style:style>
    <style:style style:name="T21" style:family="text">
      <style:text-properties fo:color="#0000ff" style:font-name="Courier New2" style:text-underline-style="solid" style:text-underline-width="auto" style:text-underline-color="font-color"/>
    </style:style>
    <style:style style:name="T22" style:family="text">
      <style:text-properties fo:color="#0000ff" style:font-name="Courier New2" fo:font-size="7pt" style:text-underline-style="solid" style:text-underline-width="auto" style:text-underline-color="font-color" style:font-size-asian="7pt"/>
    </style:style>
    <style:style style:name="T23" style:family="text">
      <style:text-properties fo:color="#000000" style:font-name="Arial1" fo:font-size="10pt" style:font-size-asian="10pt"/>
    </style:style>
    <style:style style:name="T24" style:family="text">
      <style:text-properties fo:color="#000000" style:font-name="Arial1"/>
    </style:style>
    <style:style style:name="T25" style:family="text">
      <style:text-properties fo:font-weight="bold" style:font-weight-asian="bold"/>
    </style:style>
    <style:style style:name="T26" style:family="text">
      <style:text-properties style:font-name="Courier New2"/>
    </style:style>
    <style:style style:name="T27" style:family="text">
      <style:text-properties style:font-name="Courier New2" fo:font-size="7pt" style:font-size-asian="7pt"/>
    </style:style>
    <style:style style:name="T28" style:family="text">
      <style:text-properties style:font-name="Courier New2" fo:font-size="7pt" style:text-underline-style="none" style:font-size-asian="7pt"/>
    </style:style>
    <style:style style:name="T29" style:family="text">
      <style:text-properties style:font-name="Courier New2" style:text-underline-style="none" fo:font-weight="normal" style:font-weight-asian="normal"/>
    </style:style>
    <style:style style:name="T30" style:family="text">
      <style:text-properties style:font-name="Courier New2" fo:font-size="9pt" style:font-size-asian="9pt"/>
    </style:style>
    <style:style style:name="T31" style:family="text">
      <style:text-properties style:font-name="Courier New2" fo:font-size="9pt" fo:font-weight="normal" style:font-size-asian="9pt" style:font-weight-asian="normal"/>
    </style:style>
    <style:style style:name="T32" style:family="text">
      <style:text-properties style:font-name="Courier New2" fo:font-size="9pt" fo:font-style="normal" style:font-size-asian="9pt" style:font-style-asian="normal"/>
    </style:style>
    <style:style style:name="T33" style:family="text">
      <style:text-properties fo:font-weight="normal" style:font-weight-asian="normal"/>
    </style:style>
    <style:style style:name="T34" style:family="text">
      <style:text-properties style:text-underline-style="none"/>
    </style:style>
    <style:style style:name="T35" style:family="text">
      <style:text-properties style:text-underline-style="none" fo:font-weight="bold" style:font-weight-asian="bold"/>
    </style:style>
    <style:style style:name="T36" style:family="text">
      <style:text-properties style:text-underline-style="none" fo:font-weight="normal" style:font-weight-asian="normal"/>
    </style:style>
    <style:style style:name="T37" style:family="text">
      <style:text-properties fo:font-style="normal" style:text-underline-style="none" style:font-style-asian="normal"/>
    </style:style>
    <style:style style:name="T38" style:family="text">
      <style:text-properties fo:color="#808080" style:font-name="Verdana" fo:font-size="7pt" style:font-size-asian="7pt"/>
    </style:style>
    <style:style style:name="T39" style:family="text">
      <style:text-properties fo:color="#808080" style:font-name="Verdana" fo:font-size="7pt" style:text-underline-style="none" style:font-size-asian="7pt"/>
    </style:style>
    <style:style style:name="T40" style:family="text">
      <style:text-properties style:font-name="Verdana" fo:font-size="7pt" style:font-size-asian="7pt"/>
    </style:style>
    <style:style style:name="T41" style:family="text">
      <style:text-properties officeooo:rsid="003226a8"/>
    </style:style>
    <style:style style:name="T42" style:family="text">
      <style:text-properties officeooo:rsid="0032c3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2" draw:name="graphics3" text:anchor-type="paragraph" svg:width="7in" svg:height="3.1075in" draw:z-index="0"><draw:image xlink:href="Pictures/1000020100000427000001D858483800E19BA5DB.png" xlink:type="simple" xlink:show="embed" xlink:actuate="onLoad"/></draw:frame></text:p>
      <text:p text:style-name="P12"><text:user-defined style:data-style-name="N0" text:name="RFC Title">RFC 230 Promise Update</text:user-defined></text:p>
      <text:p text:style-name="P12"><text:span text:style-name="T15">Final</text:span><text:span text:style-name="T14"><text:line-break/><text:line-break/></text:span><text:span text:style-name="T14"><text:page-count style:num-format="1">30</text:page-count></text:span><text:span text:style-name="T14"> Pages</text:span></text:p>
      <text:p text:style-name="P8">Abstract</text:p>
      <text:p text:style-name="P9">Updates to the Promise specification.</text:p>
      <text:h text:style-name="P69" text:outline-level="1" text:restart-numbering="true" text:start-value="-1">Document Information</text:h>
      <text:h text:style-name="P71" text:outline-level="2">License</text:h>
      <text:p text:style-name="P21">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4">I HEREBY ACKNOWLEDGE AND AGREE TO THE TERMS AND CONDITIONS DELINEATED ABOVE.</text:p>
      <text:h text:style-name="P72"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2" text:outline-level="2">Feedback</text:h>
      <text:p text:style-name="P15"><text:span text:style-name="T16">This document can be downloaded from the OSGi Alliance design repository at </text:span><text:a xlink:type="simple" xlink:href="https://github.com/osgi/design" text:style-name="Internet_20_link" text:visited-style-name="Visited_20_Internet_20_Link"><text:span text:style-name="T16">https://github.com/osgi/design</text:span></text:a><text:span text:style-name="T16"> The public can provide feedback about this document by opening a bug at https://www.osgi.org/bugzilla/.</text:span></text:p>
      <text:h text:style-name="P7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6"/>
      <text:h text:style-name="P73"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16"><text:span text:style-name="T17">Source code is shown in this typeface</text:span>.</text:p>
      <text:h text:style-name="P70"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1">09 Sep 2016</text:p>
          </table:table-cell>
          <table:table-cell table:style-name="Table1.C1" office:value-type="string">
            <text:p text:style-name="P11">Initial draft including new timout and delay methods on Promise.</text:p>
          </table:table-cell>
        </table:table-row>
        <table:table-row table:style-name="Table1.2">
          <table:table-cell table:style-name="Table1.A3" office:value-type="string">
            <text:p text:style-name="P74">0.2</text:p>
          </table:table-cell>
          <table:table-cell table:style-name="Table1.A3" office:value-type="string">
            <text:p text:style-name="P75">January, 2018</text:p>
          </table:table-cell>
          <table:table-cell table:style-name="Table1.C3" office:value-type="string">
            <text:p text:style-name="P75">Mark as Final</text:p>
          </table:table-cell>
        </table:table-row>
      </table:table>
      <text:p text:style-name="P16"/>
      <text:h text:style-name="P68" text:outline-level="1">Introduction</text:h>
      <text:p text:style-name="P18">The Promise API is quite a complete and powerful model for asynchronous tasks. However some minor additions will improve its usefulness in other use cases.</text:p>
      <text:h text:style-name="P68" text:outline-level="1"><text:soft-page-break/>Application Domain</text:h>
      <text:p text:style-name="P18">A Promise object holds the result of a potentially asynchronous task. The receiver of a Promise object can register callbacks on the Promise to be notified when the result is available or can block on the result becoming available. Promises can be chained together in powerful ways to handle asynchronous work flows and recovery. Promises capture the effects of latency and errors by making these explicit in the API signatures. </text:p>
      <text:p text:style-name="P18">Latency is represented by callbacks which will eventually be called. Errors are represented by the failure member. In essence, this is what sets Promises apart from things such as RPC calls where such effects are not explicitly captured but rather attempted to be transparently handled.</text:p>
      <text:h text:style-name="P68" text:outline-level="1">Problem Description</text:h>
      <text:p text:style-name="P18">Sometimes you need to end waiting for a value after some period of time. The current API provides no means to fail a promise after some period of time.</text:p>
      <text:p text:style-name="P18">Sometimes you need to delay the resolution of a promise to introduce some “slack” in a system. This can be done but the current API provides no easy means of doing so.</text:p>
      <text:h text:style-name="P68" text:outline-level="1">Requirements</text:h>
      <text:p text:style-name="P16"/>
      <text:p text:style-name="P18">P0010 – Provide a method to fail a promise after some timeout has elapsed.</text:p>
      <text:p text:style-name="P18">P0020 – Provide a method to delay the resolution of a promise after some delay has elapsed.</text:p>
      <text:h text:style-name="P68" text:outline-level="1"><text:soft-page-break/>Technical Solution</text:h>
      <text:h text:style-name="Heading_20_2" text:outline-level="2">Timeout</text:h>
      <text:p text:style-name="P19">A new timeout method is added to Promise. If a Promise is successfully resolved before the timeout, the returned Promise is resolved with the value of the Promise. If the Promise is resolved with a failure before the timeout, the returned Promise is resolved with the failure of the Promise. If the timeout is reached before the Promise is resolved, the returned Promise is failed with a TimeoutException. The time to wait in milliseconds. Zero and negative time is treated as an immediate timeout.</text:p>
      <text:h text:style-name="Heading_20_2" text:outline-level="2">Delay</text:h>
      <text:p text:style-name="P20">A new delay method is added to Promise. Once a Promise is resolved, resolve the returned Promise with the Promise after the specified delay. The time to delay in milliseconds. Zero and negative time is treated as no delay.</text:p>
      <text:h text:style-name="Heading_20_2" text:outline-level="2">Checked Exceptions</text:h>
      <text:p text:style-name="P20">The org.osgi.util.function package is also updated to improve dealing with checked exception when writing promise callbacks. The Function and Predicate methods are updated to throw Exception. A new Callback functional interface is added which is a like a runnable whose run method throws Exception. <text:span text:style-name="T41">This new Callback can be used with a new overload of then.</text:span></text:p>
      <text:h text:style-name="P68" text:outline-level="1">Javadoc</text:h>
      <text:section text:style-name="Sect1" text:name="Section1" text:protected="true">
        <text:section-source xlink:href="../javadoc.rtf" text:filter-name="Rich Text Format"/>
        <text:p text:style-name="P78"><text:span text:style-name="T2">OSGi Javadoc</text:span></text:p>
        <text:p text:style-name="P30"><text:span text:style-name="T9">9/9/16 3:44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4"><text:span text:style-name="Summary_20_Heading_20_Font"><text:span text:style-name="T11">Package Summary</text:span></text:span></text:p>
            </table:table-cell>
            <table:covered-table-cell/>
            <table:table-cell table:style-name="Table3.A1" office:value-type="string">
              <text:p text:style-name="P36"><text:span text:style-name="Page_20_Reference_20_Font"><text:span text:style-name="T12">Page</text:span></text:span></text:p>
            </table:table-cell>
          </table:table-row>
          <table:table-row table:style-name="Table3.1">
            <table:table-cell table:style-name="Table3.A2" office:value-type="string">
              <text:p text:style-name="P34"><text:a xlink:type="simple" xlink:href="file:///l%22r3" text:style-name="Internet_20_link" text:visited-style-name="Visited_20_Internet_20_Link"><text:span text:style-name="T18">org.osgi.util.function</text:span></text:a></text:p>
            </table:table-cell>
            <table:table-cell table:style-name="Table3.B2" office:value-type="string">
              <text:p text:style-name="P34"><text:span text:style-name="T4">Function Package Version 1.1.</text:span></text:p>
            </table:table-cell>
            <table:table-cell table:style-name="Table3.C2" office:value-type="string">
              <text:p text:style-name="P36"><text:bookmark-ref text:reference-format="page" text:ref-name="r3">8</text:bookmark-ref></text:p>
            </table:table-cell>
          </table:table-row>
          <table:table-row table:style-name="Table3.1">
            <table:table-cell table:style-name="Table3.A3" office:value-type="string">
              <text:p text:style-name="P33"><text:a xlink:type="simple" xlink:href="file:///l%22r14" text:style-name="Internet_20_link" text:visited-style-name="Visited_20_Internet_20_Link"><text:span text:style-name="T18">org.osgi.util.promise</text:span></text:a></text:p>
            </table:table-cell>
            <table:table-cell table:style-name="Table3.B3" office:value-type="string">
              <text:p text:style-name="P33"><text:span text:style-name="T4">Promise Package Version 1.1.</text:span></text:p>
            </table:table-cell>
            <table:table-cell table:style-name="Table3.C3" office:value-type="string">
              <text:p text:style-name="P35"><text:bookmark-ref text:reference-format="page" text:ref-name="r14">12</text:bookmark-ref></text:p>
            </table:table-cell>
          </table:table-row>
        </table:table>
        <text:p text:style-name="P81"><text:bookmark text:name="r3"/><text:span text:style-name="T24">Package org.osgi.util.function</text:span></text:p>
        <text:p text:style-name="P37"><text:span text:style-name="Code_20_Small">@org.osgi.annotation.versioning.Version(value="1.1")</text:span></text:p>
        <text:p text:style-name="P37"><text:span text:style-name="T4">Function Package Version 1.1.</text:span></text:p>
        <text:p text:style-name="P37"><text:span text:style-name="T5">See:</text:span></text:p>
        <text:p text:style-name="P44"><text:a xlink:type="simple" xlink:href="file:///l%22r2" text:style-name="Internet_20_link" text:visited-style-name="Visited_20_Internet_20_Link"><text:span text:style-name="T5">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4"><text:span text:style-name="Summary_20_Heading_20_Font1"><text:span text:style-name="T11">Interface Summary</text:span></text:span></text:p>
            </table:table-cell>
            <table:covered-table-cell/>
            <table:table-cell table:style-name="Table4.A1" office:value-type="string">
              <text:p text:style-name="P36"><text:span text:style-name="Page_20_Reference_20_Font"><text:span text:style-name="T12">Page</text:span></text:span></text:p>
            </table:table-cell>
          </table:table-row>
          <table:table-row table:style-name="Table4.1">
            <table:table-cell table:style-name="Table4.A2" office:value-type="string">
              <text:p text:style-name="P34"><text:a xlink:type="simple" xlink:href="file:///l%22r5" text:style-name="Internet_20_link" text:visited-style-name="Visited_20_Internet_20_Link"><text:span text:style-name="T18">Callback</text:span></text:a></text:p>
            </table:table-cell>
            <table:table-cell table:style-name="Table4.B2" office:value-type="string">
              <text:p text:style-name="P34"><text:span text:style-name="T4">A callback that performs an operation and may throw an exception.</text:span></text:p>
            </table:table-cell>
            <table:table-cell table:style-name="Table4.C2" office:value-type="string">
              <text:p text:style-name="P36"><text:bookmark-ref text:reference-format="page" text:ref-name="r5">9</text:bookmark-ref></text:p>
            </table:table-cell>
          </table:table-row>
          <table:table-row table:style-name="Table4.1">
            <table:table-cell table:style-name="Table4.A3" office:value-type="string">
              <text:p text:style-name="P33"><text:a xlink:type="simple" xlink:href="file:///l%22r9" text:style-name="Internet_20_link" text:visited-style-name="Visited_20_Internet_20_Link"><text:span text:style-name="T18">Function</text:span></text:a></text:p>
            </table:table-cell>
            <table:table-cell table:style-name="Table4.B3" office:value-type="string">
              <text:p text:style-name="P33"><text:span text:style-name="T4">A function that accepts a single argument and produces a result.</text:span></text:p>
            </table:table-cell>
            <table:table-cell table:style-name="Table4.C3" office:value-type="string">
              <text:p text:style-name="P35"><text:bookmark-ref text:reference-format="page" text:ref-name="r9">10</text:bookmark-ref></text:p>
            </table:table-cell>
          </table:table-row>
          <table:table-row table:style-name="Table4.1">
            <table:table-cell table:style-name="Table4.A4" office:value-type="string">
              <text:p text:style-name="P33"><text:a xlink:type="simple" xlink:href="file:///l%22r12" text:style-name="Internet_20_link" text:visited-style-name="Visited_20_Internet_20_Link"><text:span text:style-name="T18">Predicate</text:span></text:a></text:p>
            </table:table-cell>
            <table:table-cell table:style-name="Table4.B4" office:value-type="string">
              <text:p text:style-name="P33"><text:span text:style-name="T4">A predicate that accepts a single argument and produces a boolean result.</text:span></text:p>
            </table:table-cell>
            <table:table-cell table:style-name="Table4.C4" office:value-type="string">
              <text:p text:style-name="P35"><text:bookmark-ref text:reference-format="page" text:ref-name="r12">11</text:bookmark-ref></text:p>
            </table:table-cell>
          </table:table-row>
        </table:table>
        <text:p text:style-name="P40"><text:bookmark text:name="r2"/><text:span text:style-name="T13">Package org.osgi.util.function Description</text:span></text:p>
        <text:p text:style-name="P41"><text:span text:style-name="T4">Function Package Version 1.1.</text:span></text:p>
        <text:p text:style-name="P41"><text:span text:style-name="T4">Bundles wishing to use this package must list the package in the Import-Package header of the bundle's manifest.</text:span></text:p>
        <text:p text:style-name="P41"><text:span text:style-name="T4">Example import for consumers using the API in this package:</text:span></text:p>
        <text:p text:style-name="P41"><text:span text:style-name="Code1">Import-Package: org.osgi.util.function; version="[1.1,2.0)"</text:span></text:p>
        <text:p text:style-name="P41"><text:span text:style-name="T4">Example import for providers implementing the API in this package:</text:span></text:p>
        <text:p text:style-name="P28"><text:span text:style-name="Code1">Import-Package: org.osgi.util.function; version="[1.1,1.2)"</text:span></text:p>
        <text:p text:style-name="P83"><text:bookmark text:name="r5"/><text:span text:style-name="T24">Interface Callback</text:span></text:p>
        <text:p text:style-name="P42"><text:a xlink:type="simple" xlink:href="file:///l%22r3" text:style-name="Internet_20_link" text:visited-style-name="Visited_20_Internet_20_Link"><text:span text:style-name="T10">org.osgi.util.function</text:span></text:a></text:p>
        <text:p text:style-name="P38"/>
        <text:p text:style-name="P48"><text:span text:style-name="Code_20_Small1">@org.osgi.annotation.versioning.ConsumerType</text:span><text:line-break/><text:span text:style-name="Code_20_Small1">@FunctionalInterface</text:span><text:line-break/><text:span text:style-name="Code2">public interface </text:span><text:span text:style-name="Code2"><text:span text:style-name="T25">Callback</text:span></text:span></text:p>
        <text:p text:style-name="P41"><text:span text:style-name="T4">A callback that performs an operation and may throw an exception.</text:span></text:p>
        <text:p text:style-name="P30"><text:span text:style-name="T4">This is a functional interface and can be used as the assignment target for a lambda expression or method reference.</text:span></text:p>
        <text:p text:style-name="P42"><text:span text:style-name="T5">Since:</text:span></text:p>
        <text:p text:style-name="P45"><text:span text:style-name="T4">1.1</text:span></text:p>
        <text:p text:style-name="P42"><text:span text:style-name="T5">ThreadSafe</text:span></text:p>
        <text:p text:style-name="P49"/>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0"><text:span text:style-name="Summary_20_Heading_20_Font2"><text:span text:style-name="T11">Method Summary</text:span></text:span></text:p>
            </table:table-cell>
            <table:covered-table-cell/>
            <table:table-cell table:style-name="Table5.A1" office:value-type="string">
              <text:p text:style-name="P52"><text:span text:style-name="Page_20_Reference_20_Font"><text:span text:style-name="T12">Page</text:span></text:span></text:p>
            </table:table-cell>
          </table:table-row>
          <table:table-row table:style-name="Table5.1">
            <table:table-cell table:style-name="Table5.A2" office:value-type="string">
              <text:p text:style-name="P54"><text:span text:style-name="Code_20_Small1"><text:span text:style-name="T27">void</text:span></text:span></text:p>
            </table:table-cell>
            <table:table-cell table:style-name="Table5.B2" office:value-type="string">
              <text:p text:style-name="P56"><text:a xlink:type="simple" xlink:href="file:///l%22r4" text:style-name="Internet_20_link" text:visited-style-name="Visited_20_Internet_20_Link"><text:span text:style-name="T19">run</text:span></text:a><text:span text:style-name="Code2"><text:span text:style-name="T29">()</text:span></text:span></text:p>
              <text:p text:style-name="P58"><text:span text:style-name="T4">Execute the callback.</text:span></text:p>
            </table:table-cell>
            <table:table-cell table:style-name="Table5.C2" office:value-type="string">
              <text:p text:style-name="P52"><text:bookmark-ref text:reference-format="page" text:ref-name="r4">9</text:bookmark-ref></text:p>
            </table:table-cell>
          </table:table-row>
        </table:table>
        <text:p text:style-name="P79"><text:span text:style-name="T24">Method Detail</text:span></text:p>
        <text:p text:style-name="P93"><text:bookmark text:name="r4"/><text:span text:style-name="T24">run</text:span></text:p>
        <text:p text:style-name="P31"><text:span text:style-name="Code2">void </text:span><text:span text:style-name="Code2"><text:span text:style-name="T25">run</text:span></text:span><text:span text:style-name="Code2"><text:span text:style-name="T33">()</text:span></text:span><text:line-break/><text:span text:style-name="Code2"><text:span text:style-name="T33">         throws Exception</text:span></text:span></text:p>
        <text:p text:style-name="P44"><text:span text:style-name="T4">Execute the callback.</text:span></text:p>
        <text:p text:style-name="P46"><text:span text:style-name="T5">Throws:</text:span></text:p>
        <text:p text:style-name="P59"><text:span text:style-name="Code2">Exception</text:span><text:span text:style-name="T4"> - An exception thrown by the method.</text:span></text:p>
        <text:p text:style-name="P85"><text:bookmark text:name="r9"/><text:span text:style-name="T24">Interface Function</text:span></text:p>
        <text:p text:style-name="P32"><text:a xlink:type="simple" xlink:href="file:///l%22r3" text:style-name="Internet_20_link" text:visited-style-name="Visited_20_Internet_20_Link"><text:span text:style-name="T10">org.osgi.util.function</text:span></text:a></text:p>
        <text:p text:style-name="P42"><text:span text:style-name="T5">Type Parameters:</text:span></text:p>
        <text:p text:style-name="P46"><text:bookmark text:name="r6"/><text:span text:style-name="Code2">T</text:span><text:span text:style-name="T4"> - The type of the function input.</text:span></text:p>
        <text:p text:style-name="P45"><text:bookmark text:name="r7"/><text:span text:style-name="Code2">R</text:span><text:span text:style-name="T4"> - The type of the function output.</text:span></text:p>
        <text:p text:style-name="P38"/>
        <text:p text:style-name="P48"><text:span text:style-name="Code_20_Small1">@org.osgi.annotation.versioning.ConsumerType</text:span><text:line-break/><text:span text:style-name="Code_20_Small1">@FunctionalInterface</text:span><text:line-break/><text:span text:style-name="Code2">public interface </text:span><text:span text:style-name="Code2"><text:span text:style-name="T25">Function</text:span></text:span></text:p>
        <text:p text:style-name="P41"><text:span text:style-name="T4">A function that accepts a single argument and produces a result.</text:span></text:p>
        <text:p text:style-name="P30"><text:span text:style-name="T4">This is a functional interface and can be used as the assignment target for a lambda expression or method reference.</text:span></text:p>
        <text:p text:style-name="P42"><text:span text:style-name="T5">ThreadSafe</text:span></text:p>
        <text:p text:style-name="P4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0"><text:span text:style-name="Summary_20_Heading_20_Font2"><text:span text:style-name="T11">Method Summary</text:span></text:span></text:p>
            </table:table-cell>
            <table:covered-table-cell/>
            <table:table-cell table:style-name="Table6.A1" office:value-type="string">
              <text:p text:style-name="P52"><text:span text:style-name="Page_20_Reference_20_Font"><text:span text:style-name="T12">Page</text:span></text:span></text:p>
            </table:table-cell>
          </table:table-row>
          <table:table-row table:style-name="Table6.1">
            <table:table-cell table:style-name="Table6.A2" office:value-type="string">
              <text:p text:style-name="P54"><text:a xlink:type="simple" xlink:href="file:///l%22r7" text:style-name="Internet_20_link" text:visited-style-name="Visited_20_Internet_20_Link"><text:span text:style-name="T22">R</text:span></text:a></text:p>
            </table:table-cell>
            <table:table-cell table:style-name="Table6.B2" office:value-type="string">
              <text:p text:style-name="P56"><text:a xlink:type="simple" xlink:href="file:///l%22r8" text:style-name="Internet_20_link" text:visited-style-name="Visited_20_Internet_20_Link"><text:span text:style-name="T19">apply</text:span></text:a><text:span text:style-name="Code2"><text:span text:style-name="T29">(</text:span></text:span><text:a xlink:type="simple" xlink:href="file:///l%22r6" text:style-name="Internet_20_link" text:visited-style-name="Visited_20_Internet_20_Link"><text:span text:style-name="T20">T</text:span></text:a><text:span text:style-name="Code2"><text:span text:style-name="T29"> t)</text:span></text:span></text:p>
              <text:p text:style-name="P58"><text:span text:style-name="T4">Applies this function to the specified argument.</text:span></text:p>
            </table:table-cell>
            <table:table-cell table:style-name="Table6.C2" office:value-type="string">
              <text:p text:style-name="P52"><text:bookmark-ref text:reference-format="page" text:ref-name="r8">10</text:bookmark-ref></text:p>
            </table:table-cell>
          </table:table-row>
        </table:table>
        <text:p text:style-name="P79"><text:span text:style-name="T24">Method Detail</text:span></text:p>
        <text:p text:style-name="P93"><text:bookmark text:name="r8"/><text:span text:style-name="T24">apply</text:span></text:p>
        <text:p text:style-name="P31"><text:a xlink:type="simple" xlink:href="file:///l%22r7" text:style-name="Internet_20_link" text:visited-style-name="Visited_20_Internet_20_Link"><text:span text:style-name="T30">R</text:span></text:a><text:span text:style-name="Code2"><text:span text:style-name="T34"> </text:span></text:span><text:span text:style-name="Code2"><text:span text:style-name="T35">apply</text:span></text:span><text:span text:style-name="Code2"><text:span text:style-name="T36">(</text:span></text:span><text:a xlink:type="simple" xlink:href="file:///l%22r6" text:style-name="Internet_20_link" text:visited-style-name="Visited_20_Internet_20_Link"><text:span text:style-name="T31">T</text:span></text:a><text:span text:style-name="Code2"><text:span text:style-name="T36"> t)</text:span></text:span><text:line-break/><text:span text:style-name="Code2"><text:span text:style-name="T36">        throws Exception</text:span></text:span></text:p>
        <text:p text:style-name="P44"><text:span text:style-name="T4">Applies this function to the specified argument.</text:span></text:p>
        <text:p text:style-name="P46"><text:span text:style-name="T5">Parameters:</text:span></text:p>
        <text:p text:style-name="P59"><text:span text:style-name="Code2">t</text:span><text:span text:style-name="T4"> - The input to this function.</text:span></text:p>
        <text:p text:style-name="P46"><text:span text:style-name="T5">Returns:</text:span></text:p>
        <text:p text:style-name="P59"><text:span text:style-name="T4">The output of this function.</text:span></text:p>
        <text:p text:style-name="P46"><text:span text:style-name="T5">Throws:</text:span></text:p>
        <text:p text:style-name="P59"><text:span text:style-name="Code2">Exception</text:span><text:span text:style-name="T4"> - An exception thrown by the method.</text:span></text:p>
        <text:p text:style-name="P86"><text:bookmark text:name="r12"/><text:span text:style-name="T24">Interface Predicate</text:span></text:p>
        <text:p text:style-name="P32"><text:a xlink:type="simple" xlink:href="file:///l%22r3" text:style-name="Internet_20_link" text:visited-style-name="Visited_20_Internet_20_Link"><text:span text:style-name="T10">org.osgi.util.function</text:span></text:a></text:p>
        <text:p text:style-name="P42"><text:span text:style-name="T5">Type Parameters:</text:span></text:p>
        <text:p text:style-name="P46"><text:bookmark text:name="r10"/><text:span text:style-name="Code2">T</text:span><text:span text:style-name="T4"> - The type of the predicate input.</text:span></text:p>
        <text:p text:style-name="P38"/>
        <text:p text:style-name="P48"><text:span text:style-name="Code_20_Small1">@org.osgi.annotation.versioning.ConsumerType</text:span><text:line-break/><text:span text:style-name="Code_20_Small1">@FunctionalInterface</text:span><text:line-break/><text:span text:style-name="Code2">public interface </text:span><text:span text:style-name="Code2"><text:span text:style-name="T25">Predicate</text:span></text:span></text:p>
        <text:p text:style-name="P41"><text:span text:style-name="T4">A predicate that accepts a single argument and produces a boolean result.</text:span></text:p>
        <text:p text:style-name="P30"><text:span text:style-name="T4">This is a functional interface and can be used as the assignment target for a lambda expression or method reference.</text:span></text:p>
        <text:p text:style-name="P42"><text:span text:style-name="T5">ThreadSafe</text:span></text:p>
        <text:p text:style-name="P49"/>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50"><text:span text:style-name="Summary_20_Heading_20_Font2"><text:span text:style-name="T11">Method Summary</text:span></text:span></text:p>
            </table:table-cell>
            <table:covered-table-cell/>
            <table:table-cell table:style-name="Table7.A1" office:value-type="string">
              <text:p text:style-name="P52"><text:span text:style-name="Page_20_Reference_20_Font"><text:span text:style-name="T12">Page</text:span></text:span></text:p>
            </table:table-cell>
          </table:table-row>
          <table:table-row table:style-name="Table7.1">
            <table:table-cell table:style-name="Table7.A2" office:value-type="string">
              <text:p text:style-name="P54"><text:span text:style-name="Code_20_Small1"><text:span text:style-name="T27">boolean</text:span></text:span></text:p>
            </table:table-cell>
            <table:table-cell table:style-name="Table7.B2" office:value-type="string">
              <text:p text:style-name="P56"><text:a xlink:type="simple" xlink:href="file:///l%22r11" text:style-name="Internet_20_link" text:visited-style-name="Visited_20_Internet_20_Link"><text:span text:style-name="T19">test</text:span></text:a><text:span text:style-name="Code2"><text:span text:style-name="T29">(</text:span></text:span><text:a xlink:type="simple" xlink:href="file:///l%22r10" text:style-name="Internet_20_link" text:visited-style-name="Visited_20_Internet_20_Link"><text:span text:style-name="T20">T</text:span></text:a><text:span text:style-name="Code2"><text:span text:style-name="T29"> t)</text:span></text:span></text:p>
              <text:p text:style-name="P58"><text:span text:style-name="T4">Evaluates this predicate on the specified argument.</text:span></text:p>
            </table:table-cell>
            <table:table-cell table:style-name="Table7.C2" office:value-type="string">
              <text:p text:style-name="P52"><text:bookmark-ref text:reference-format="page" text:ref-name="r11">11</text:bookmark-ref></text:p>
            </table:table-cell>
          </table:table-row>
        </table:table>
        <text:p text:style-name="P79"><text:span text:style-name="T24">Method Detail</text:span></text:p>
        <text:p text:style-name="P93"><text:bookmark text:name="r11"/><text:span text:style-name="T24">test</text:span></text:p>
        <text:p text:style-name="P31"><text:span text:style-name="Code2">boolean </text:span><text:span text:style-name="Code2"><text:span text:style-name="T25">test</text:span></text:span><text:span text:style-name="Code2"><text:span text:style-name="T33">(</text:span></text:span><text:a xlink:type="simple" xlink:href="file:///l%22r10" text:style-name="Internet_20_link" text:visited-style-name="Visited_20_Internet_20_Link"><text:span text:style-name="T31">T</text:span></text:a><text:span text:style-name="Code2"><text:span text:style-name="T36"> t)</text:span></text:span><text:line-break/><text:span text:style-name="Code2"><text:span text:style-name="T36">      throws Exception</text:span></text:span></text:p>
        <text:p text:style-name="P44"><text:span text:style-name="T4">Evaluates this predicate on the specified argument.</text:span></text:p>
        <text:p text:style-name="P46"><text:span text:style-name="T5">Parameters:</text:span></text:p>
        <text:p text:style-name="P59"><text:span text:style-name="Code2">t</text:span><text:span text:style-name="T4"> - The input to this predicate.</text:span></text:p>
        <text:p text:style-name="P46"><text:span text:style-name="T5">Returns:</text:span></text:p>
        <text:p text:style-name="P59"><text:span text:style-name="Code2">true</text:span><text:span text:style-name="T4"> if the specified argument is accepted by this predicate; </text:span><text:span text:style-name="Code2">false</text:span><text:span text:style-name="T4"> otherwise.</text:span></text:p>
        <text:p text:style-name="P46"><text:span text:style-name="T5">Throws:</text:span></text:p>
        <text:p text:style-name="P59"><text:span text:style-name="Code2">Exception</text:span><text:span text:style-name="T4"> - An exception thrown by the method.</text:span></text:p>
        <text:p text:style-name="P82"><text:bookmark text:name="r14"/><text:span text:style-name="T24">Package org.osgi.util.promise</text:span></text:p>
        <text:p text:style-name="P37"><text:span text:style-name="Code_20_Small">@org.osgi.annotation.versioning.Version(value="1.1")</text:span></text:p>
        <text:p text:style-name="P37"><text:span text:style-name="T4">Promise Package Version 1.1.</text:span></text:p>
        <text:p text:style-name="P37"><text:span text:style-name="T5">See:</text:span></text:p>
        <text:p text:style-name="P44"><text:a xlink:type="simple" xlink:href="file:///l%22r13" text:style-name="Internet_20_link" text:visited-style-name="Visited_20_Internet_20_Link"><text:span text:style-name="T5">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34"><text:span text:style-name="Summary_20_Heading_20_Font1"><text:span text:style-name="T11">Interface Summary</text:span></text:span></text:p>
            </table:table-cell>
            <table:covered-table-cell/>
            <table:table-cell table:style-name="Table8.A1" office:value-type="string">
              <text:p text:style-name="P36"><text:span text:style-name="Page_20_Reference_20_Font"><text:span text:style-name="T12">Page</text:span></text:span></text:p>
            </table:table-cell>
          </table:table-row>
          <table:table-row table:style-name="Table8.1">
            <table:table-cell table:style-name="Table8.A2" office:value-type="string">
              <text:p text:style-name="P34"><text:a xlink:type="simple" xlink:href="file:///l%22r27" text:style-name="Internet_20_link" text:visited-style-name="Visited_20_Internet_20_Link"><text:span text:style-name="T18">Failure</text:span></text:a></text:p>
            </table:table-cell>
            <table:table-cell table:style-name="Table8.B2" office:value-type="string">
              <text:p text:style-name="P34"><text:span text:style-name="T4">Failure callback for a Promise.</text:span></text:p>
            </table:table-cell>
            <table:table-cell table:style-name="Table8.C2" office:value-type="string">
              <text:p text:style-name="P36"><text:bookmark-ref text:reference-format="page" text:ref-name="r27">17</text:bookmark-ref></text:p>
            </table:table-cell>
          </table:table-row>
          <table:table-row table:style-name="Table8.1">
            <table:table-cell table:style-name="Table8.A3" office:value-type="string">
              <text:p text:style-name="P33"><text:a xlink:type="simple" xlink:href="file:///l%22r48" text:style-name="Internet_20_link" text:visited-style-name="Visited_20_Internet_20_Link"><text:span text:style-name="T18">Promise</text:span></text:a></text:p>
            </table:table-cell>
            <table:table-cell table:style-name="Table8.B3" office:value-type="string">
              <text:p text:style-name="P33"><text:span text:style-name="T4">A Promise of a value.</text:span></text:p>
            </table:table-cell>
            <table:table-cell table:style-name="Table8.C3" office:value-type="string">
              <text:p text:style-name="P35"><text:bookmark-ref text:reference-format="page" text:ref-name="r48">18</text:bookmark-ref></text:p>
            </table:table-cell>
          </table:table-row>
          <table:table-row table:style-name="Table8.1">
            <table:table-cell table:style-name="Table8.A4" office:value-type="string">
              <text:p text:style-name="P33"><text:a xlink:type="simple" xlink:href="file:///l%22r62" text:style-name="Internet_20_link" text:visited-style-name="Visited_20_Internet_20_Link"><text:span text:style-name="T18">Success</text:span></text:a></text:p>
            </table:table-cell>
            <table:table-cell table:style-name="Table8.B4" office:value-type="string">
              <text:p text:style-name="P33"><text:span text:style-name="T4">Success callback for a Promise.</text:span></text:p>
            </table:table-cell>
            <table:table-cell table:style-name="Table8.C4" office:value-type="string">
              <text:p text:style-name="P35"><text:bookmark-ref text:reference-format="page" text:ref-name="r62">28</text:bookmark-ref></text:p>
            </table:table-cell>
          </table:table-row>
        </table:table>
        <text:p text:style-name="P2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34"><text:span text:style-name="Summary_20_Heading_20_Font1"><text:span text:style-name="T11">Class Summary</text:span></text:span></text:p>
            </table:table-cell>
            <table:covered-table-cell/>
            <table:table-cell table:style-name="Table9.A1" office:value-type="string">
              <text:p text:style-name="P36"><text:span text:style-name="Page_20_Reference_20_Font"><text:span text:style-name="T12">Page</text:span></text:span></text:p>
            </table:table-cell>
          </table:table-row>
          <table:table-row table:style-name="Table9.1">
            <table:table-cell table:style-name="Table9.A2" office:value-type="string">
              <text:p text:style-name="P34"><text:a xlink:type="simple" xlink:href="file:///l%22r22" text:style-name="Internet_20_link" text:visited-style-name="Visited_20_Internet_20_Link"><text:span text:style-name="T18">Deferred</text:span></text:a></text:p>
            </table:table-cell>
            <table:table-cell table:style-name="Table9.B2" office:value-type="string">
              <text:p text:style-name="P34"><text:span text:style-name="T4">A Deferred Promise resolution.</text:span></text:p>
            </table:table-cell>
            <table:table-cell table:style-name="Table9.C2" office:value-type="string">
              <text:p text:style-name="P36"><text:bookmark-ref text:reference-format="page" text:ref-name="r22">13</text:bookmark-ref></text:p>
            </table:table-cell>
          </table:table-row>
          <table:table-row table:style-name="Table9.1">
            <table:table-cell table:style-name="Table9.A3" office:value-type="string">
              <text:p text:style-name="P33"><text:a xlink:type="simple" xlink:href="file:///l%22r58" text:style-name="Internet_20_link" text:visited-style-name="Visited_20_Internet_20_Link"><text:span text:style-name="T18">Promises</text:span></text:a></text:p>
            </table:table-cell>
            <table:table-cell table:style-name="Table9.B3" office:value-type="string">
              <text:p text:style-name="P33"><text:span text:style-name="T4">Static helper methods for </text:span><text:a xlink:type="simple" xlink:href="file:///l%22r48" text:style-name="Internet_20_link" text:visited-style-name="Visited_20_Internet_20_Link"><text:span text:style-name="T21">Promise</text:span></text:a><text:span text:style-name="T6">s.</text:span></text:p>
            </table:table-cell>
            <table:table-cell table:style-name="Table9.C3" office:value-type="string">
              <text:p text:style-name="P35"><text:bookmark-ref text:reference-format="page" text:ref-name="r58">26</text:bookmark-ref></text:p>
            </table:table-cell>
          </table:table-row>
        </table:table>
        <text:p text:style-name="P26"/>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34"><text:span text:style-name="Summary_20_Heading_20_Font1"><text:span text:style-name="T11">Exception Summary</text:span></text:span></text:p>
            </table:table-cell>
            <table:covered-table-cell/>
            <table:table-cell table:style-name="Table10.A1" office:value-type="string">
              <text:p text:style-name="P36"><text:span text:style-name="Page_20_Reference_20_Font"><text:span text:style-name="T12">Page</text:span></text:span></text:p>
            </table:table-cell>
          </table:table-row>
          <table:table-row table:style-name="Table10.1">
            <table:table-cell table:style-name="Table10.A2" office:value-type="string">
              <text:p text:style-name="P34"><text:a xlink:type="simple" xlink:href="file:///l%22r25" text:style-name="Internet_20_link" text:visited-style-name="Visited_20_Internet_20_Link"><text:span text:style-name="T18">FailedPromisesException</text:span></text:a></text:p>
            </table:table-cell>
            <table:table-cell table:style-name="Table10.B2" office:value-type="string">
              <text:p text:style-name="P34"><text:span text:style-name="T4">Promise failure exception for a collection of failed Promises.</text:span></text:p>
            </table:table-cell>
            <table:table-cell table:style-name="Table10.C2" office:value-type="string">
              <text:p text:style-name="P36"><text:bookmark-ref text:reference-format="page" text:ref-name="r25">16</text:bookmark-ref></text:p>
            </table:table-cell>
          </table:table-row>
          <table:table-row table:style-name="Table10.1">
            <table:table-cell table:style-name="Table10.A3" office:value-type="string">
              <text:p text:style-name="P33"><text:a xlink:type="simple" xlink:href="file:///l%22r64" text:style-name="Internet_20_link" text:visited-style-name="Visited_20_Internet_20_Link"><text:span text:style-name="T18">TimeoutException</text:span></text:a></text:p>
            </table:table-cell>
            <table:table-cell table:style-name="Table10.B3" office:value-type="string">
              <text:p text:style-name="P33"><text:span text:style-name="T4">Timeout exception for a Promise.</text:span></text:p>
            </table:table-cell>
            <table:table-cell table:style-name="Table10.C3" office:value-type="string">
              <text:p text:style-name="P35"><text:bookmark-ref text:reference-format="page" text:ref-name="r64">29</text:bookmark-ref></text:p>
            </table:table-cell>
          </table:table-row>
        </table:table>
        <text:p text:style-name="P40"><text:bookmark text:name="r13"/><text:span text:style-name="T13">Package org.osgi.util.promise Description</text:span></text:p>
        <text:p text:style-name="P41"><text:span text:style-name="T4">Promise Package Version 1.1.</text:span></text:p>
        <text:p text:style-name="P41"><text:span text:style-name="T4">Bundles wishing to use this package must list the package in the Import-Package header of the bundle's manifest.</text:span></text:p>
        <text:p text:style-name="P41"><text:span text:style-name="T4">Example import for consumers using the API in this package:</text:span></text:p>
        <text:p text:style-name="P41"><text:span text:style-name="Code1">Import-Package: org.osgi.util.promise; version="[1.1,2.0)"</text:span></text:p>
        <text:p text:style-name="P41"><text:span text:style-name="T4">Example import for providers implementing the API in this package:</text:span></text:p>
        <text:p text:style-name="P28"><text:span text:style-name="Code1">Import-Package: org.osgi.util.promise; version="[1.1,1.2)"</text:span></text:p>
        <text:p text:style-name="P84"><text:bookmark text:name="r22"/><text:span text:style-name="T24">Class Deferred</text:span></text:p>
        <text:p text:style-name="P42"><text:a xlink:type="simple" xlink:href="file:///l%22r14" text:style-name="Internet_20_link" text:visited-style-name="Visited_20_Internet_20_Link"><text:span text:style-name="T10">org.osgi.util.promise</text:span></text:a></text:p>
        <text:p text:style-name="P39"><text:span text:style-name="Code2">java.lang.Object</text:span></text:p>
        <text:p text:style-name="P31"><text:span text:style-name="Code2">  </text:span><text:span text:style-name="Code2"><draw:frame draw:style-name="fr3" text:anchor-type="as-char" svg:width="0.1563in" svg:height="0.1457in" draw:z-index="7"><draw:image xlink:href="Pictures/100002000000000F0000000EBCC3FB4515936C88.png" xlink:type="simple" xlink:show="embed" xlink:actuate="onLoad"/></draw:frame></text:span><text:span text:style-name="Code2"><text:span text:style-name="T25">org.osgi.util.promise.Deferred</text:span></text:span></text:p>
        <text:p text:style-name="P42"><text:span text:style-name="T5">Type Parameters:</text:span></text:p>
        <text:p text:style-name="P46"><text:bookmark text:name="r15"/><text:span text:style-name="Code2">T</text:span><text:span text:style-name="T4"> - The value type associated with the created Promise.</text:span></text:p>
        <text:p text:style-name="P38"/>
        <text:p text:style-name="P65"><text:span text:style-name="Code2">public class </text:span><text:span text:style-name="Code2"><text:span text:style-name="T25">Deferred</text:span></text:span></text:p>
        <text:p text:style-name="P31"><text:span text:style-name="Code2">extends Object</text:span></text:p>
        <text:p text:style-name="P41"><text:span text:style-name="T4">A Deferred Promise resolution.</text:span></text:p>
        <text:p text:style-name="P41"><text:span text:style-name="T4">Instances of this class can be used to create a </text:span><text:a xlink:type="simple" xlink:href="file:///l%22r48" text:style-name="Internet_20_link" text:visited-style-name="Visited_20_Internet_20_Link"><text:span text:style-name="T30">Promise</text:span></text:a><text:span text:style-name="T6"> that can be resolved in the future. The </text:span><text:a xlink:type="simple" xlink:href="file:///l%22r17" text:style-name="Internet_20_link" text:visited-style-name="Visited_20_Internet_20_Link"><text:span text:style-name="T30">associated</text:span></text:a><text:span text:style-name="T6"> Promise can be successfully resolved with </text:span><text:a xlink:type="simple" xlink:href="file:///l%22r18" text:style-name="Internet_20_link" text:visited-style-name="Visited_20_Internet_20_Link"><text:span text:style-name="T30">resolve(Object)</text:span></text:a><text:span text:style-name="T6"> or resolved with a failure with </text:span><text:a xlink:type="simple" xlink:href="file:///l%22r19" text:style-name="Internet_20_link" text:visited-style-name="Visited_20_Internet_20_Link"><text:span text:style-name="T30">fail(Throwable)</text:span></text:a><text:span text:style-name="T6">. It can also be resolved with the resolution of another promise using </text:span><text:a xlink:type="simple" xlink:href="file:///l%22r20" text:style-name="Internet_20_link" text:visited-style-name="Visited_20_Internet_20_Link"><text:span text:style-name="T30">resolveWith(Promise)</text:span></text:a><text:span text:style-name="T6">.</text:span></text:p>
        <text:p text:style-name="P30"><text:span text:style-name="T4">The associated Promise can be provided to any one, but the Deferred object should be made available only to the party that will responsible for resolving the Promise.</text:span></text:p>
        <text:p text:style-name="P42"><text:span text:style-name="T5">Immutable</text:span></text:p>
        <text:p text:style-name="P49"/>
        <table:table table:name="Table11" table:style-name="Table11">
          <table:table-column table:style-name="Table11.A"/>
          <table:table-column table:style-name="Table11.B"/>
          <table:table-row table:style-name="Table11.1">
            <table:table-cell table:style-name="Table11.A1" office:value-type="string">
              <text:p text:style-name="P50"><text:span text:style-name="Summary_20_Heading_20_Font2"><text:span text:style-name="T11">Constructor Summary</text:span></text:span></text:p>
            </table:table-cell>
            <table:table-cell table:style-name="Table11.A1" office:value-type="string">
              <text:p text:style-name="P52"><text:span text:style-name="Page_20_Reference_20_Font"><text:span text:style-name="T12">Page</text:span></text:span></text:p>
            </table:table-cell>
          </table:table-row>
          <table:table-row table:style-name="Table11.1">
            <table:table-cell table:style-name="Table11.A2" office:value-type="string">
              <text:p text:style-name="P56"><text:a xlink:type="simple" xlink:href="file:///l%22r16" text:style-name="Internet_20_link" text:visited-style-name="Visited_20_Internet_20_Link"><text:span text:style-name="T19">Deferred</text:span></text:a><text:span text:style-name="Code2"><text:span text:style-name="T29">()</text:span></text:span></text:p>
              <text:p text:style-name="P58"><text:span text:style-name="T4">Create a new Deferred with an associated Promise.</text:span></text:p>
            </table:table-cell>
            <table:table-cell table:style-name="Table11.B2" office:value-type="string">
              <text:p text:style-name="P52"><text:bookmark-ref text:reference-format="page" text:ref-name="r16">13</text:bookmark-ref></text:p>
            </table:table-cell>
          </table:table-row>
        </table:table>
        <text:p text:style-name="P2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50"><text:span text:style-name="Summary_20_Heading_20_Font2"><text:span text:style-name="T11">Method Summary</text:span></text:span></text:p>
            </table:table-cell>
            <table:covered-table-cell/>
            <table:table-cell table:style-name="Table12.A1" office:value-type="string">
              <text:p text:style-name="P52"><text:span text:style-name="Page_20_Reference_20_Font"><text:span text:style-name="T12">Page</text:span></text:span></text:p>
            </table:table-cell>
          </table:table-row>
          <table:table-row table:style-name="Table12.1">
            <table:table-cell table:style-name="Table12.A2" office:value-type="string">
              <text:p text:style-name="P54"><text:span text:style-name="Code_20_Small1"><text:span text:style-name="T27">void</text:span></text:span></text:p>
            </table:table-cell>
            <table:table-cell table:style-name="Table12.B2" office:value-type="string">
              <text:p text:style-name="P56"><text:a xlink:type="simple" xlink:href="file:///l%22r19" text:style-name="Internet_20_link" text:visited-style-name="Visited_20_Internet_20_Link"><text:span text:style-name="T19">fail</text:span></text:a><text:span text:style-name="Code2"><text:span text:style-name="T29">(Throwable failure)</text:span></text:span></text:p>
              <text:p text:style-name="P58"><text:span text:style-name="T4">Fail the Promise associated with this Deferred.</text:span></text:p>
            </table:table-cell>
            <table:table-cell table:style-name="Table12.C2" office:value-type="string">
              <text:p text:style-name="P52"><text:bookmark-ref text:reference-format="page" text:ref-name="r19">14</text:bookmark-ref></text:p>
            </table:table-cell>
          </table:table-row>
          <table:table-row table:style-name="Table12.1">
            <table:table-cell table:style-name="Table12.A3"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15" text:style-name="Internet_20_link" text:visited-style-name="Visited_20_Internet_20_Link"><text:span text:style-name="T22">T</text:span></text:a><text:span text:style-name="Code_20_Small1"><text:span text:style-name="T28">&gt;</text:span></text:span></text:p>
            </table:table-cell>
            <table:table-cell table:style-name="Table12.B3" office:value-type="string">
              <text:p text:style-name="P55"><text:a xlink:type="simple" xlink:href="file:///l%22r17" text:style-name="Internet_20_link" text:visited-style-name="Visited_20_Internet_20_Link"><text:span text:style-name="T19">getPromise</text:span></text:a><text:span text:style-name="Code2"><text:span text:style-name="T29">()</text:span></text:span></text:p>
              <text:p text:style-name="P57"><text:span text:style-name="T4">Returns the Promise associated with this Deferred.</text:span></text:p>
            </table:table-cell>
            <table:table-cell table:style-name="Table12.C3" office:value-type="string">
              <text:p text:style-name="P51"><text:bookmark-ref text:reference-format="page" text:ref-name="r17">14</text:bookmark-ref></text:p>
            </table:table-cell>
          </table:table-row>
          <table:table-row table:style-name="Table12.1">
            <table:table-cell table:style-name="Table12.A4" office:value-type="string">
              <text:p text:style-name="P53"><text:span text:style-name="Code_20_Small1"><text:span text:style-name="T27">void</text:span></text:span></text:p>
            </table:table-cell>
            <table:table-cell table:style-name="Table12.B4" office:value-type="string">
              <text:p text:style-name="P55"><text:a xlink:type="simple" xlink:href="file:///l%22r18" text:style-name="Internet_20_link" text:visited-style-name="Visited_20_Internet_20_Link"><text:span text:style-name="T19">resolve</text:span></text:a><text:span text:style-name="Code2"><text:span text:style-name="T29">(</text:span></text:span><text:a xlink:type="simple" xlink:href="file:///l%22r15" text:style-name="Internet_20_link" text:visited-style-name="Visited_20_Internet_20_Link"><text:span text:style-name="T20">T</text:span></text:a><text:span text:style-name="Code2"><text:span text:style-name="T29"> value)</text:span></text:span></text:p>
              <text:p text:style-name="P57"><text:span text:style-name="T4">Successfully resolve the Promise associated with this Deferred.</text:span></text:p>
            </table:table-cell>
            <table:table-cell table:style-name="Table12.C4" office:value-type="string">
              <text:p text:style-name="P51"><text:bookmark-ref text:reference-format="page" text:ref-name="r18">14</text:bookmark-ref></text:p>
            </table:table-cell>
          </table:table-row>
          <table:table-row table:style-name="Table12.1">
            <table:table-cell table:style-name="Table12.A5" office:value-type="string">
              <text:p text:style-name="P53"><text:a xlink:type="simple" xlink:href="file:///l%22r48" text:style-name="Internet_20_link" text:visited-style-name="Visited_20_Internet_20_Link"><text:span text:style-name="T22">Promise</text:span></text:a><text:span text:style-name="Code_20_Small1"><text:span text:style-name="T28">&lt;Void&gt;</text:span></text:span></text:p>
            </table:table-cell>
            <table:table-cell table:style-name="Table12.B5" office:value-type="string">
              <text:p text:style-name="P55"><text:a xlink:type="simple" xlink:href="file:///l%22r20" text:style-name="Internet_20_link" text:visited-style-name="Visited_20_Internet_20_Link"><text:span text:style-name="T19">resolveWith</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 extends </text:span></text:span><text:a xlink:type="simple" xlink:href="file:///l%22r15" text:style-name="Internet_20_link" text:visited-style-name="Visited_20_Internet_20_Link"><text:span text:style-name="T20">T</text:span></text:a><text:span text:style-name="Code2"><text:span text:style-name="T29">&gt; with)</text:span></text:span></text:p>
              <text:p text:style-name="P57"><text:span text:style-name="T4">Resolve the Promise associated with this Deferred with the specified Promise.</text:span></text:p>
            </table:table-cell>
            <table:table-cell table:style-name="Table12.C5" office:value-type="string">
              <text:p text:style-name="P51"><text:bookmark-ref text:reference-format="page" text:ref-name="r20">14</text:bookmark-ref></text:p>
            </table:table-cell>
          </table:table-row>
          <table:table-row table:style-name="Table12.1">
            <table:table-cell table:style-name="Table12.A6" office:value-type="string">
              <text:p text:style-name="P53"><text:span text:style-name="Code_20_Small1"><text:span text:style-name="T27">String</text:span></text:span></text:p>
            </table:table-cell>
            <table:table-cell table:style-name="Table12.B6" office:value-type="string">
              <text:p text:style-name="P55"><text:a xlink:type="simple" xlink:href="file:///l%22r21" text:style-name="Internet_20_link" text:visited-style-name="Visited_20_Internet_20_Link"><text:span text:style-name="T19">toString</text:span></text:a><text:span text:style-name="Code2"><text:span text:style-name="T29">()</text:span></text:span></text:p>
              <text:p text:style-name="P57"><text:span text:style-name="T4">Returns a string representation of the associated Promise.</text:span></text:p>
            </table:table-cell>
            <table:table-cell table:style-name="Table12.C6" office:value-type="string">
              <text:p text:style-name="P51"><text:bookmark-ref text:reference-format="page" text:ref-name="r21">15</text:bookmark-ref></text:p>
            </table:table-cell>
          </table:table-row>
        </table:table>
        <text:p text:style-name="P79"><text:span text:style-name="T24">Constructor Detail</text:span></text:p>
        <text:p text:style-name="P93"><text:bookmark text:name="r16"/><text:span text:style-name="T24">Deferred</text:span></text:p>
        <text:p text:style-name="P31"><text:span text:style-name="Code2">public </text:span><text:span text:style-name="Code2"><text:span text:style-name="T25">Deferred</text:span></text:span><text:span text:style-name="Code2"><text:span text:style-name="T33">()</text:span></text:span></text:p>
        <text:p text:style-name="P44"><text:span text:style-name="T4">Create a new Deferred with an associated Promise.</text:span></text:p>
        <text:p text:style-name="P80"><text:soft-page-break/><text:span text:style-name="T24">Method Detail</text:span></text:p>
        <text:p text:style-name="P94"><text:bookmark text:name="r17"/><text:span text:style-name="T24">getPromise</text:span></text:p>
        <text:p text:style-name="P31"><text:span text:style-name="Code2">public </text:span><text:a xlink:type="simple" xlink:href="file:///l%22r48" text:style-name="Internet_20_link" text:visited-style-name="Visited_20_Internet_20_Link"><text:span text:style-name="T30">Promise</text:span></text:a><text:span text:style-name="Code2"><text:span text:style-name="T34">&lt;</text:span></text:span><text:a xlink:type="simple" xlink:href="file:///l%22r15" text:style-name="Internet_20_link" text:visited-style-name="Visited_20_Internet_20_Link"><text:span text:style-name="T30">T</text:span></text:a><text:span text:style-name="Code2"><text:span text:style-name="T34">&gt; </text:span></text:span><text:span text:style-name="Code2"><text:span text:style-name="T35">getPromise</text:span></text:span><text:span text:style-name="Code2"><text:span text:style-name="T36">()</text:span></text:span></text:p>
        <text:p text:style-name="P44"><text:span text:style-name="T4">Returns the Promise associated with this Deferred.</text:span></text:p>
        <text:p text:style-name="P46"><text:span text:style-name="T5">Returns:</text:span></text:p>
        <text:p text:style-name="P59"><text:span text:style-name="T4">The Promise associated with this Deferred.</text:span></text:p>
        <text:p text:style-name="P66"/>
        <text:p text:style-name="P95"><text:bookmark text:name="r18"/><text:span text:style-name="T24">resolve</text:span></text:p>
        <text:p text:style-name="P31"><text:span text:style-name="Code2">public void </text:span><text:span text:style-name="Code2"><text:span text:style-name="T25">resolve</text:span></text:span><text:span text:style-name="Code2"><text:span text:style-name="T33">(</text:span></text:span><text:a xlink:type="simple" xlink:href="file:///l%22r15" text:style-name="Internet_20_link" text:visited-style-name="Visited_20_Internet_20_Link"><text:span text:style-name="T31">T</text:span></text:a><text:span text:style-name="Code2"><text:span text:style-name="T36"> value)</text:span></text:span></text:p>
        <text:p text:style-name="P47"><text:span text:style-name="T4">Successfully resolve the Promise associated with this Deferred.</text:span></text:p>
        <text:p text:style-name="P47"><text:span text:style-name="T4">After the associated Promise is resolved with the specified value, all registered </text:span><text:a xlink:type="simple" xlink:href="file:///l%22r32" text:style-name="Internet_20_link" text:visited-style-name="Visited_20_Internet_20_Link"><text:span text:style-name="T30">callbacks</text:span></text:a><text:span text:style-name="T6"> are called and any </text:span><text:a xlink:type="simple" xlink:href="file:///l%22r33" text:style-name="Internet_20_link" text:visited-style-name="Visited_20_Internet_20_Link"><text:span text:style-name="T30">chained</text:span></text:a><text:span text:style-name="T6"> Promises are resolved. This may occur asynchronously to this method.</text:span></text:p>
        <text:p text:style-name="P44"><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Promise.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Promise.getValue()</text:span></text:a><text:span text:style-name="T8"> and </text:span><text:a xlink:type="simple" xlink:href="file:///l%22r31" text:style-name="Internet_20_link" text:visited-style-name="Visited_20_Internet_20_Link"><text:span text:style-name="T32">Promise.getFailure()</text:span></text:a><text:span text:style-name="T8"> must not block.</text:span></text:p>
        <text:p text:style-name="P46"><text:span text:style-name="T5">Parameters:</text:span></text:p>
        <text:p text:style-name="P59"><text:span text:style-name="Code2">value</text:span><text:span text:style-name="T4"> - The value of the resolved Promise.</text:span></text:p>
        <text:p text:style-name="P46"><text:span text:style-name="T5">Throws:</text:span></text:p>
        <text:p text:style-name="P59"><text:span text:style-name="Code2">IllegalStateException</text:span><text:span text:style-name="T4"> - If the associated Promise was already resolved.</text:span></text:p>
        <text:p text:style-name="P66"/>
        <text:p text:style-name="P95"><text:bookmark text:name="r19"/><text:span text:style-name="T24">fail</text:span></text:p>
        <text:p text:style-name="P31"><text:span text:style-name="Code2">public void </text:span><text:span text:style-name="Code2"><text:span text:style-name="T25">fail</text:span></text:span><text:span text:style-name="Code2"><text:span text:style-name="T33">(Throwable failure)</text:span></text:span></text:p>
        <text:p text:style-name="P47"><text:span text:style-name="T4">Fail the Promise associated with this Deferred.</text:span></text:p>
        <text:p text:style-name="P47"><text:span text:style-name="T4">After the associated Promise is resolved with the specified failure, all registered </text:span><text:a xlink:type="simple" xlink:href="file:///l%22r32" text:style-name="Internet_20_link" text:visited-style-name="Visited_20_Internet_20_Link"><text:span text:style-name="T30">callbacks</text:span></text:a><text:span text:style-name="T6"> are called and any </text:span><text:a xlink:type="simple" xlink:href="file:///l%22r33" text:style-name="Internet_20_link" text:visited-style-name="Visited_20_Internet_20_Link"><text:span text:style-name="T30">chained</text:span></text:a><text:span text:style-name="T6"> Promises are resolved. This may occur asynchronously to this method.</text:span></text:p>
        <text:p text:style-name="P44"><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Promise.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Promise.getValue()</text:span></text:a><text:span text:style-name="T8"> and </text:span><text:a xlink:type="simple" xlink:href="file:///l%22r31" text:style-name="Internet_20_link" text:visited-style-name="Visited_20_Internet_20_Link"><text:span text:style-name="T32">Promise.getFailure()</text:span></text:a><text:span text:style-name="T8"> must not block.</text:span></text:p>
        <text:p text:style-name="P46"><text:span text:style-name="T5">Parameters:</text:span></text:p>
        <text:p text:style-name="P59"><text:span text:style-name="Code2">failure</text:span><text:span text:style-name="T4"> - The failure of the resolved Promise. Must not be </text:span><text:span text:style-name="Code2">null</text:span><text:span text:style-name="T4">.</text:span></text:p>
        <text:p text:style-name="P46"><text:span text:style-name="T5">Throws:</text:span></text:p>
        <text:p text:style-name="P59"><text:span text:style-name="Code2">IllegalStateException</text:span><text:span text:style-name="T4"> - If the associated Promise was already resolved.</text:span></text:p>
        <text:p text:style-name="P66"/>
        <text:p text:style-name="P95"><text:bookmark text:name="r20"/><text:span text:style-name="T24">resolveWith</text:span></text:p>
        <text:p text:style-name="P31"><text:span text:style-name="Code2">public </text:span><text:a xlink:type="simple" xlink:href="file:///l%22r48" text:style-name="Internet_20_link" text:visited-style-name="Visited_20_Internet_20_Link"><text:span text:style-name="T30">Promise</text:span></text:a><text:span text:style-name="Code2"><text:span text:style-name="T34">&lt;Void&gt; </text:span></text:span><text:span text:style-name="Code2"><text:span text:style-name="T35">resolveWith</text:span></text:span><text:span text:style-name="Code2"><text:span text:style-name="T36">(</text:span></text:span><text:a xlink:type="simple" xlink:href="file:///l%22r48" text:style-name="Internet_20_link" text:visited-style-name="Visited_20_Internet_20_Link"><text:span text:style-name="T31">Promise</text:span></text:a><text:span text:style-name="Code2"><text:span text:style-name="T36">&lt;? extends </text:span></text:span><text:a xlink:type="simple" xlink:href="file:///l%22r15" text:style-name="Internet_20_link" text:visited-style-name="Visited_20_Internet_20_Link"><text:span text:style-name="T31">T</text:span></text:a><text:span text:style-name="Code2"><text:span text:style-name="T36">&gt; with)</text:span></text:span></text:p>
        <text:p text:style-name="P47"><text:span text:style-name="T4">Resolve the Promise associated with this Deferred with the specified Promise.</text:span></text:p>
        <text:p text:style-name="P47"><text:span text:style-name="T4">If the specified Promise is successfully resolved, the associated Promise is resolved with the value of the specified Promise. If the specified Promise is resolved with a failure, the associated Promise is resolved with the failure of the specified Promise.</text:span></text:p>
        <text:p text:style-name="P47"><text:soft-page-break/><text:span text:style-name="T4">After the associated Promise is resolved with the specified Promise, all registered </text:span><text:a xlink:type="simple" xlink:href="file:///l%22r32" text:style-name="Internet_20_link" text:visited-style-name="Visited_20_Internet_20_Link"><text:span text:style-name="T30">callbacks</text:span></text:a><text:span text:style-name="T6"> are called and any </text:span><text:a xlink:type="simple" xlink:href="file:///l%22r33" text:style-name="Internet_20_link" text:visited-style-name="Visited_20_Internet_20_Link"><text:span text:style-name="T30">chained</text:span></text:a><text:span text:style-name="T6"> Promises are resolved. This may occur asynchronously to this method.</text:span></text:p>
        <text:p text:style-name="P44"><text:span text:style-name="T4">Resolving the associated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Promise.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Promise.getValue()</text:span></text:a><text:span text:style-name="T8"> and </text:span><text:a xlink:type="simple" xlink:href="file:///l%22r31" text:style-name="Internet_20_link" text:visited-style-name="Visited_20_Internet_20_Link"><text:span text:style-name="T32">Promise.getFailure()</text:span></text:a><text:span text:style-name="T8"> must not block.</text:span></text:p>
        <text:p text:style-name="P46"><text:span text:style-name="T5">Parameters:</text:span></text:p>
        <text:p text:style-name="P59"><text:span text:style-name="Code2">with</text:span><text:span text:style-name="T4"> - A Promise whose value or failure must be used to resolve the associated Promise. Must not be </text:span><text:span text:style-name="Code2">null</text:span><text:span text:style-name="T4">.</text:span></text:p>
        <text:p text:style-name="P46"><text:span text:style-name="T5">Returns:</text:span></text:p>
        <text:p text:style-name="P59"><text:span text:style-name="T4">A Promise that is resolved only when the associated Promise is resolved by the specified Promise. The returned Promise must be successfully resolved with the value </text:span><text:span text:style-name="Code2">null</text:span><text:span text:style-name="T4">, if the associated Promise was resolved by the specified Promise. The returned Promise must be resolved with a failure of </text:span><text:span text:style-name="Code2">IllegalStateException</text:span><text:span text:style-name="T4">, if the associated Promise was already resolved when the specified Promise was resolved.</text:span></text:p>
        <text:p text:style-name="P66"/>
        <text:p text:style-name="P95"><text:bookmark text:name="r21"/><text:span text:style-name="T24">toString</text:span></text:p>
        <text:p text:style-name="P31"><text:span text:style-name="Code2">public String </text:span><text:span text:style-name="Code2"><text:span text:style-name="T25">toString</text:span></text:span><text:span text:style-name="Code2"><text:span text:style-name="T33">()</text:span></text:span></text:p>
        <text:p text:style-name="P44"><text:span text:style-name="T4">Returns a string representation of the associated Promise.</text:span></text:p>
        <text:p text:style-name="P46"><text:span text:style-name="T5">Overrides:</text:span></text:p>
        <text:p text:style-name="P59"><text:span text:style-name="Code2">toString</text:span><text:span text:style-name="T4"> in class </text:span><text:span text:style-name="Code2">Object</text:span></text:p>
        <text:p text:style-name="P46"><text:span text:style-name="T5">Returns:</text:span></text:p>
        <text:p text:style-name="P59"><text:span text:style-name="T4">A string representation of the associated Promise.</text:span></text:p>
        <text:p text:style-name="P46"><text:span text:style-name="T5">Since:</text:span></text:p>
        <text:p text:style-name="P59"><text:span text:style-name="T4">1.1</text:span></text:p>
        <text:p text:style-name="P87"><text:bookmark text:name="r25"/><text:span text:style-name="T24">Class FailedPromisesException</text:span></text:p>
        <text:p text:style-name="P42"><text:a xlink:type="simple" xlink:href="file:///l%22r14" text:style-name="Internet_20_link" text:visited-style-name="Visited_20_Internet_20_Link"><text:span text:style-name="T10">org.osgi.util.promise</text:span></text:a></text:p>
        <text:p text:style-name="P39"><text:span text:style-name="Code2">java.lang.Object</text:span></text:p>
        <text:p text:style-name="P43"><text:span text:style-name="Code2">  </text:span><text:span text:style-name="Code2"><draw:frame draw:style-name="fr3" draw:name="Image1" text:anchor-type="as-char" svg:width="0.1563in" svg:height="0.1457in" draw:z-index="8"><draw:image xlink:href="Pictures/100002000000000F0000000EBCC3FB4515936C88.png" xlink:type="simple" xlink:show="embed" xlink:actuate="onLoad"/></draw:frame></text:span><text:span text:style-name="Code2">java.lang.Throwable</text:span></text:p>
        <text:p text:style-name="P43"><text:span text:style-name="Code2">      </text:span><text:span text:style-name="Code2"><draw:frame draw:style-name="fr3" draw:name="Image2" text:anchor-type="as-char" svg:width="0.1563in" svg:height="0.1457in" draw:z-index="9"><draw:image xlink:href="Pictures/100002000000000F0000000EBCC3FB4515936C88.png" xlink:type="simple" xlink:show="embed" xlink:actuate="onLoad"/></draw:frame></text:span><text:span text:style-name="Code2">java.lang.Exception</text:span></text:p>
        <text:p text:style-name="P43"><text:span text:style-name="Code2">          </text:span><text:span text:style-name="Code2"><draw:frame draw:style-name="fr3" draw:name="Image3" text:anchor-type="as-char" svg:width="0.1563in" svg:height="0.1457in" draw:z-index="10"><draw:image xlink:href="Pictures/100002000000000F0000000EBCC3FB4515936C88.png" xlink:type="simple" xlink:show="embed" xlink:actuate="onLoad"/></draw:frame></text:span><text:span text:style-name="Code2">java.lang.RuntimeException</text:span></text:p>
        <text:p text:style-name="P29"><text:span text:style-name="Code2">              </text:span><text:span text:style-name="Code2"><draw:frame draw:style-name="fr3" draw:name="Image4" text:anchor-type="as-char" svg:width="0.1563in" svg:height="0.1457in" draw:z-index="11"><draw:image xlink:href="Pictures/100002000000000F0000000EBCC3FB4515936C88.png" xlink:type="simple" xlink:show="embed" xlink:actuate="onLoad"/></draw:frame></text:span><text:span text:style-name="Code2"><text:span text:style-name="T25">org.osgi.util.promise.FailedPromisesException</text:span></text:span></text:p>
        <text:p text:style-name="P96"><text:span text:style-name="T23">All Implemented Interfaces:</text:span></text:p>
        <text:p text:style-name="P45"><text:span text:style-name="T4">Serializable</text:span></text:p>
        <text:p text:style-name="P38"/>
        <text:p text:style-name="P65"><text:span text:style-name="Code2">public class </text:span><text:span text:style-name="Code2"><text:span text:style-name="T25">FailedPromisesException</text:span></text:span></text:p>
        <text:p text:style-name="P31"><text:span text:style-name="Code2">extends RuntimeException</text:span></text:p>
        <text:p text:style-name="P28"><text:span text:style-name="T4">Promise failure exception for a collection of failed Promises.</text:span></text:p>
        <text:p text:style-name="P49"/>
        <table:table table:name="Table13" table:style-name="Table13">
          <table:table-column table:style-name="Table13.A"/>
          <table:table-column table:style-name="Table13.B"/>
          <table:table-row table:style-name="Table13.1">
            <table:table-cell table:style-name="Table13.A1" office:value-type="string">
              <text:p text:style-name="P50"><text:span text:style-name="Summary_20_Heading_20_Font2"><text:span text:style-name="T11">Constructor Summary</text:span></text:span></text:p>
            </table:table-cell>
            <table:table-cell table:style-name="Table13.A1" office:value-type="string">
              <text:p text:style-name="P52"><text:span text:style-name="Page_20_Reference_20_Font"><text:span text:style-name="T12">Page</text:span></text:span></text:p>
            </table:table-cell>
          </table:table-row>
          <table:table-row table:style-name="Table13.1">
            <table:table-cell table:style-name="Table13.A2" office:value-type="string">
              <text:p text:style-name="P56"><text:a xlink:type="simple" xlink:href="file:///l%22r23" text:style-name="Internet_20_link" text:visited-style-name="Visited_20_Internet_20_Link"><text:span text:style-name="T19">FailedPromisesException</text:span></text:a><text:span text:style-name="Code2"><text:span text:style-name="T29">(Collection&lt;</text:span></text:span><text:a xlink:type="simple" xlink:href="file:///l%22r48" text:style-name="Internet_20_link" text:visited-style-name="Visited_20_Internet_20_Link"><text:span text:style-name="T20">Promise</text:span></text:a><text:span text:style-name="Code2"><text:span text:style-name="T29">&lt;?&gt;&gt; failed, Throwable cause)</text:span></text:span></text:p>
              <text:p text:style-name="P58"><text:span text:style-name="T4">Create a new FailedPromisesException with the specified Promises.</text:span></text:p>
            </table:table-cell>
            <table:table-cell table:style-name="Table13.B2" office:value-type="string">
              <text:p text:style-name="P52"><text:bookmark-ref text:reference-format="page" text:ref-name="r23">16</text:bookmark-ref></text:p>
            </table:table-cell>
          </table:table-row>
        </table:table>
        <text:p text:style-name="P27"/>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50"><text:span text:style-name="Summary_20_Heading_20_Font2"><text:span text:style-name="T11">Method Summary</text:span></text:span></text:p>
            </table:table-cell>
            <table:covered-table-cell/>
            <table:table-cell table:style-name="Table14.A1" office:value-type="string">
              <text:p text:style-name="P52"><text:span text:style-name="Page_20_Reference_20_Font"><text:span text:style-name="T12">Page</text:span></text:span></text:p>
            </table:table-cell>
          </table:table-row>
          <table:table-row table:style-name="Table14.1">
            <table:table-cell table:style-name="Table14.A2" office:value-type="string">
              <text:p text:style-name="P54"><text:span text:style-name="Code_20_Small1"><text:span text:style-name="T27">Collection&lt;</text:span></text:span><text:a xlink:type="simple" xlink:href="file:///l%22r48" text:style-name="Internet_20_link" text:visited-style-name="Visited_20_Internet_20_Link"><text:span text:style-name="T22">Promise</text:span></text:a><text:span text:style-name="Code_20_Small1"><text:span text:style-name="T28">&lt;?&gt;&gt;</text:span></text:span></text:p>
            </table:table-cell>
            <table:table-cell table:style-name="Table14.B2" office:value-type="string">
              <text:p text:style-name="P56"><text:a xlink:type="simple" xlink:href="file:///l%22r24" text:style-name="Internet_20_link" text:visited-style-name="Visited_20_Internet_20_Link"><text:span text:style-name="T19">getFailedPromises</text:span></text:a><text:span text:style-name="Code2"><text:span text:style-name="T29">()</text:span></text:span></text:p>
              <text:p text:style-name="P58"><text:span text:style-name="T4">Returns the collection of Promises that have been resolved with a failure.</text:span></text:p>
            </table:table-cell>
            <table:table-cell table:style-name="Table14.C2" office:value-type="string">
              <text:p text:style-name="P52"><text:bookmark-ref text:reference-format="page" text:ref-name="r24">16</text:bookmark-ref></text:p>
            </table:table-cell>
          </table:table-row>
        </table:table>
        <text:p text:style-name="P79"><text:span text:style-name="T24">Constructor Detail</text:span></text:p>
        <text:p text:style-name="P93"><text:bookmark text:name="r23"/><text:span text:style-name="T24">FailedPromisesException</text:span></text:p>
        <text:p text:style-name="P31"><text:span text:style-name="Code2">public </text:span><text:span text:style-name="Code2"><text:span text:style-name="T25">FailedPromisesException</text:span></text:span><text:span text:style-name="Code2"><text:span text:style-name="T33">(Collection&lt;</text:span></text:span><text:a xlink:type="simple" xlink:href="file:///l%22r48" text:style-name="Internet_20_link" text:visited-style-name="Visited_20_Internet_20_Link"><text:span text:style-name="T31">Promise</text:span></text:a><text:span text:style-name="Code2"><text:span text:style-name="T36">&lt;?&gt;&gt; failed,</text:span></text:span><text:line-break/><text:span text:style-name="Code2"><text:span text:style-name="T36">                               Throwable cause)</text:span></text:span></text:p>
        <text:p text:style-name="P44"><text:span text:style-name="T4">Create a new FailedPromisesException with the specified Promises.</text:span></text:p>
        <text:p text:style-name="P46"><text:span text:style-name="T5">Parameters:</text:span></text:p>
        <text:p text:style-name="P59"><text:span text:style-name="Code2">failed</text:span><text:span text:style-name="T4"> - A collection of Promises that have been resolved with a failure. Must not be </text:span><text:span text:style-name="Code2">null</text:span><text:span text:style-name="T4">, must not be empty and all of the elements in the collection must not be </text:span><text:span text:style-name="Code2">null</text:span><text:span text:style-name="T4">.</text:span></text:p>
        <text:p text:style-name="P59"><text:span text:style-name="Code2">cause</text:span><text:span text:style-name="T4"> - The cause of this exception. This is typically the failure of the first Promise in the specified collection.</text:span></text:p>
        <text:p text:style-name="P79"><text:span text:style-name="T24">Method Detail</text:span></text:p>
        <text:p text:style-name="P93"><text:bookmark text:name="r24"/><text:span text:style-name="T24">getFailedPromises</text:span></text:p>
        <text:p text:style-name="P31"><text:span text:style-name="Code2">public Collection&lt;</text:span><text:a xlink:type="simple" xlink:href="file:///l%22r48" text:style-name="Internet_20_link" text:visited-style-name="Visited_20_Internet_20_Link"><text:span text:style-name="T30">Promise</text:span></text:a><text:span text:style-name="Code2"><text:span text:style-name="T34">&lt;?&gt;&gt; </text:span></text:span><text:span text:style-name="Code2"><text:span text:style-name="T35">getFailedPromises</text:span></text:span><text:span text:style-name="Code2"><text:span text:style-name="T36">()</text:span></text:span></text:p>
        <text:p text:style-name="P44"><text:span text:style-name="T4">Returns the collection of Promises that have been resolved with a failure.</text:span></text:p>
        <text:p text:style-name="P46"><text:span text:style-name="T5">Returns:</text:span></text:p>
        <text:p text:style-name="P59"><text:span text:style-name="T4">The collection of Promises that have been resolved with a failure. The returned collection is unmodifiable.</text:span></text:p>
        <text:p text:style-name="P88"><text:bookmark text:name="r27"/><text:span text:style-name="T24">Interface Failure</text:span></text:p>
        <text:p text:style-name="P42"><text:a xlink:type="simple" xlink:href="file:///l%22r14" text:style-name="Internet_20_link" text:visited-style-name="Visited_20_Internet_20_Link"><text:span text:style-name="T10">org.osgi.util.promise</text:span></text:a></text:p>
        <text:p text:style-name="P38"/>
        <text:p text:style-name="P48"><text:span text:style-name="Code_20_Small1">@org.osgi.annotation.versioning.ConsumerType</text:span><text:line-break/><text:span text:style-name="Code_20_Small1">@FunctionalInterface</text:span><text:line-break/><text:span text:style-name="Code2">public interface </text:span><text:span text:style-name="Code2"><text:span text:style-name="T25">Failure</text:span></text:span></text:p>
        <text:p text:style-name="P41"><text:span text:style-name="T4">Failure callback for a Promise.</text:span></text:p>
        <text:p text:style-name="P41"><text:span text:style-name="T4">A Failure callback is registered with a </text:span><text:a xlink:type="simple" xlink:href="file:///l%22r48" text:style-name="Internet_20_link" text:visited-style-name="Visited_20_Internet_20_Link"><text:span text:style-name="T30">Promise</text:span></text:a><text:span text:style-name="T6"> using the </text:span><text:a xlink:type="simple" xlink:href="file:///l%22r33" text:style-name="Internet_20_link" text:visited-style-name="Visited_20_Internet_20_Link"><text:span text:style-name="T30">Promise.then(Success, Failure)</text:span></text:a><text:span text:style-name="T6"> method and is called if the Promise is resolved with a failure.</text:span></text:p>
        <text:p text:style-name="P30"><text:span text:style-name="T4">This is a functional interface and can be used as the assignment target for a lambda expression or method reference.</text:span></text:p>
        <text:p text:style-name="P42"><text:span text:style-name="T5">ThreadSafe</text:span></text:p>
        <text:p text:style-name="P4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50"><text:span text:style-name="Summary_20_Heading_20_Font2"><text:span text:style-name="T11">Method Summary</text:span></text:span></text:p>
            </table:table-cell>
            <table:covered-table-cell/>
            <table:table-cell table:style-name="Table15.A1" office:value-type="string">
              <text:p text:style-name="P52"><text:span text:style-name="Page_20_Reference_20_Font"><text:span text:style-name="T12">Page</text:span></text:span></text:p>
            </table:table-cell>
          </table:table-row>
          <table:table-row table:style-name="Table15.1">
            <table:table-cell table:style-name="Table15.A2" office:value-type="string">
              <text:p text:style-name="P54"><text:span text:style-name="Code_20_Small1"><text:span text:style-name="T27">void</text:span></text:span></text:p>
            </table:table-cell>
            <table:table-cell table:style-name="Table15.B2" office:value-type="string">
              <text:p text:style-name="P56"><text:a xlink:type="simple" xlink:href="file:///l%22r26" text:style-name="Internet_20_link" text:visited-style-name="Visited_20_Internet_20_Link"><text:span text:style-name="T19">fail</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gt; resolved)</text:span></text:span></text:p>
              <text:p text:style-name="P58"><text:span text:style-name="T4">Failure callback for a Promise.</text:span></text:p>
            </table:table-cell>
            <table:table-cell table:style-name="Table15.C2" office:value-type="string">
              <text:p text:style-name="P52"><text:bookmark-ref text:reference-format="page" text:ref-name="r26">17</text:bookmark-ref></text:p>
            </table:table-cell>
          </table:table-row>
        </table:table>
        <text:p text:style-name="P79"><text:span text:style-name="T24">Method Detail</text:span></text:p>
        <text:p text:style-name="P93"><text:bookmark text:name="r26"/><text:span text:style-name="T24">fail</text:span></text:p>
        <text:p text:style-name="P31"><text:span text:style-name="Code2">void </text:span><text:span text:style-name="Code2"><text:span text:style-name="T25">fail</text:span></text:span><text:span text:style-name="Code2"><text:span text:style-name="T33">(</text:span></text:span><text:a xlink:type="simple" xlink:href="file:///l%22r48" text:style-name="Internet_20_link" text:visited-style-name="Visited_20_Internet_20_Link"><text:span text:style-name="T31">Promise</text:span></text:a><text:span text:style-name="Code2"><text:span text:style-name="T36">&lt;?&gt; resolved)</text:span></text:span><text:line-break/><text:span text:style-name="Code2"><text:span text:style-name="T36">          throws Exception</text:span></text:span></text:p>
        <text:p text:style-name="P47"><text:span text:style-name="T4">Failure callback for a Promise.</text:span></text:p>
        <text:p text:style-name="P47"><text:span text:style-name="T4">This method is called if the Promise with which it is registered resolves with a failure.</text:span></text:p>
        <text:p text:style-name="P47"><text:span text:style-name="T4">In the remainder of this description we will refer to the Promise returned by </text:span><text:a xlink:type="simple" xlink:href="file:///l%22r33" text:style-name="Internet_20_link" text:visited-style-name="Visited_20_Internet_20_Link"><text:span text:style-name="T30">Promise.then(Success, Failure)</text:span></text:a><text:span text:style-name="T6"> when this Failure callback was registered as the chained Promise.</text:span></text:p>
        <text:p text:style-name="P44"><text:span text:style-name="T4">If this methods completes normally, the chained Promise must be failed with the same exception which failed the resolved Promise. If this method throws an exception, the chained Promise must be failed with the thrown exception.</text:span></text:p>
        <text:p text:style-name="P46"><text:span text:style-name="T5">Parameters:</text:span></text:p>
        <text:p text:style-name="P59"><text:span text:style-name="Code2">resolved</text:span><text:span text:style-name="T4"> - The failed resolved </text:span><text:a xlink:type="simple" xlink:href="file:///l%22r48" text:style-name="Internet_20_link" text:visited-style-name="Visited_20_Internet_20_Link"><text:span text:style-name="T30">Promise</text:span></text:a><text:span text:style-name="T6">.</text:span></text:p>
        <text:p text:style-name="P46"><text:span text:style-name="T5">Throws:</text:span></text:p>
        <text:p text:style-name="P59"><text:span text:style-name="Code2">Exception</text:span><text:span text:style-name="T4"> - The chained Promise must be failed with the thrown exception.</text:span></text:p>
        <text:p text:style-name="P89"><text:bookmark text:name="r48"/><text:span text:style-name="T24">Interface Promise</text:span></text:p>
        <text:p text:style-name="P32"><text:a xlink:type="simple" xlink:href="file:///l%22r14" text:style-name="Internet_20_link" text:visited-style-name="Visited_20_Internet_20_Link"><text:span text:style-name="T10">org.osgi.util.promise</text:span></text:a></text:p>
        <text:p text:style-name="P42"><text:span text:style-name="T5">Type Parameters:</text:span></text:p>
        <text:p text:style-name="P46"><text:bookmark text:name="r28"/><text:span text:style-name="Code2">T</text:span><text:span text:style-name="T4"> - The value type associated with this Promise.</text:span></text:p>
        <text:p text:style-name="P38"/>
        <text:p text:style-name="P48"><text:span text:style-name="Code_20_Small1">@org.osgi.annotation.versioning.ProviderType</text:span><text:line-break/><text:span text:style-name="Code2">public interface </text:span><text:span text:style-name="Code2"><text:span text:style-name="T25">Promise</text:span></text:span></text:p>
        <text:p text:style-name="P41"><text:span text:style-name="T4">A Promise of a value.</text:span></text:p>
        <text:p text:style-name="P41"><text:span text:style-name="T4">A Promise represents a future value. It handles the interactions for asynchronous processing. A </text:span><text:a xlink:type="simple" xlink:href="file:///l%22r22" text:style-name="Internet_20_link" text:visited-style-name="Visited_20_Internet_20_Link"><text:span text:style-name="T30">Deferred</text:span></text:a><text:span text:style-name="T6">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p>
        <text:p text:style-name="P41"><text:span text:style-name="T4">Both </text:span><text:a xlink:type="simple" xlink:href="file:///l%22r32" text:style-name="Internet_20_link" text:visited-style-name="Visited_20_Internet_20_Link"><text:span text:style-name="T30">callbacks</text:span></text:a><text:span text:style-name="T6"> and </text:span><text:a xlink:type="simple" xlink:href="file:///l%22r33" text:style-name="Internet_20_link" text:visited-style-name="Visited_20_Internet_20_Link"><text:span text:style-name="T30">chaining</text:span></text:a><text:span text:style-name="T6"> can be repeated any number of times, even after the Promise has been resolved.</text:span></text:p>
        <text:p text:style-name="P41"><text:span text:style-name="T4">Example callback usage:</text:span></text:p>
        <text:p text:style-name="P41"><text:span text:style-name="T30"> Promise&lt;String&gt; foo = foo();</text:span><text:line-break/><text:span text:style-name="T30"> foo.onResolve(() -&gt; System.out.println("resolved"));</text:span></text:p>
        <text:p text:style-name="P41"><text:span text:style-name="T4">Example chaining usage;</text:span></text:p>
        <text:p text:style-name="P30"><text:span text:style-name="T30"> Success&lt;String,String&gt; doubler = p -&gt; Promises</text:span><text:line-break/><text:span text:style-name="T30">   .resolved(p.getValue() + p.getValue());</text:span><text:line-break/><text:span text:style-name="T30"> Promise&lt;String&gt; foo = foo().then(doubler).then(doubler);</text:span></text:p>
        <text:p text:style-name="P42"><text:span text:style-name="T5">ThreadSafe</text:span></text:p>
        <text:p text:style-name="P4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50"><text:span text:style-name="Summary_20_Heading_20_Font2"><text:span text:style-name="T11">Method Summary</text:span></text:span></text:p>
            </table:table-cell>
            <table:covered-table-cell/>
            <table:table-cell table:style-name="Table16.A1" office:value-type="string">
              <text:p text:style-name="P52"><text:span text:style-name="Page_20_Reference_20_Font"><text:span text:style-name="T12">Page</text:span></text:span></text:p>
            </table:table-cell>
          </table:table-row>
          <table:table-row table:style-name="Table16.1">
            <table:table-cell table:style-name="Table16.A2" office:value-type="string">
              <text:p text:style-name="P54"><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2" office:value-type="string">
              <text:p text:style-name="P56"><text:a xlink:type="simple" xlink:href="file:///l%22r47" text:style-name="Internet_20_link" text:visited-style-name="Visited_20_Internet_20_Link"><text:span text:style-name="T19">delay</text:span></text:a><text:span text:style-name="Code2"><text:span text:style-name="T29">(long milliseconds)</text:span></text:span></text:p>
              <text:p text:style-name="P58"><text:span text:style-name="T4">Delay after the resolution of this Promise.</text:span></text:p>
            </table:table-cell>
            <table:table-cell table:style-name="Table16.C2" office:value-type="string">
              <text:p text:style-name="P52"><text:bookmark-ref text:reference-format="page" text:ref-name="r47">24</text:bookmark-ref></text:p>
            </table:table-cell>
          </table:table-row>
          <table:table-row table:style-name="Table16.1">
            <table:table-cell table:style-name="Table16.A3"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3" office:value-type="string">
              <text:p text:style-name="P55"><text:a xlink:type="simple" xlink:href="file:///l%22r45" text:style-name="Internet_20_link" text:visited-style-name="Visited_20_Internet_20_Link"><text:span text:style-name="T19">fallbackTo</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 extends </text:span></text:span><text:a xlink:type="simple" xlink:href="file:///l%22r28" text:style-name="Internet_20_link" text:visited-style-name="Visited_20_Internet_20_Link"><text:span text:style-name="T20">T</text:span></text:a><text:span text:style-name="Code2"><text:span text:style-name="T29">&gt; fallback)</text:span></text:span></text:p>
              <text:p text:style-name="P57"><text:span text:style-name="T4">Fall back to the value of the specified Promise if this Promise fails.</text:span></text:p>
            </table:table-cell>
            <table:table-cell table:style-name="Table16.C3" office:value-type="string">
              <text:p text:style-name="P51"><text:bookmark-ref text:reference-format="page" text:ref-name="r45">24</text:bookmark-ref></text:p>
            </table:table-cell>
          </table:table-row>
          <table:table-row table:style-name="Table16.1">
            <table:table-cell table:style-name="Table16.A4"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4" office:value-type="string">
              <text:p text:style-name="P55"><text:a xlink:type="simple" xlink:href="file:///l%22r38" text:style-name="Internet_20_link" text:visited-style-name="Visited_20_Internet_20_Link"><text:span text:style-name="T19">filter</text:span></text:a><text:span text:style-name="Code2"><text:span text:style-name="T29">(</text:span></text:span><text:a xlink:type="simple" xlink:href="file:///l%22r12" text:style-name="Internet_20_link" text:visited-style-name="Visited_20_Internet_20_Link"><text:span text:style-name="T20">Predicate</text:span></text:a><text:span text:style-name="Code2"><text:span text:style-name="T29">&lt;? super </text:span></text:span><text:a xlink:type="simple" xlink:href="file:///l%22r28" text:style-name="Internet_20_link" text:visited-style-name="Visited_20_Internet_20_Link"><text:span text:style-name="T20">T</text:span></text:a><text:span text:style-name="Code2"><text:span text:style-name="T29">&gt; predicate)</text:span></text:span></text:p>
              <text:p text:style-name="P57"><text:span text:style-name="T4">Filter the value of this Promise.</text:span></text:p>
            </table:table-cell>
            <table:table-cell table:style-name="Table16.C4" office:value-type="string">
              <text:p text:style-name="P51"><text:bookmark-ref text:reference-format="page" text:ref-name="r38">22</text:bookmark-ref></text:p>
            </table:table-cell>
          </table:table-row>
          <table:table-row table:style-name="Table16.1">
            <table:table-cell table:style-name="Table16.A5" office:value-type="string">
              <text:p text:style-name="P53"><text:a xlink:type="simple" xlink:href="file:///l%22r48" text:style-name="Internet_20_link" text:visited-style-name="Visited_20_Internet_20_Link"><text:span text:style-name="T22">Promise</text:span></text:a><text:span text:style-name="Code_20_Small1"><text:span text:style-name="T28">&lt;R&gt;</text:span></text:span></text:p>
            </table:table-cell>
            <table:table-cell table:style-name="Table16.B5" office:value-type="string">
              <text:p text:style-name="P55"><text:a xlink:type="simple" xlink:href="file:///l%22r41" text:style-name="Internet_20_link" text:visited-style-name="Visited_20_Internet_20_Link"><text:span text:style-name="T19">flatMap</text:span></text:a><text:span text:style-name="Code2"><text:span text:style-name="T29">(</text:span></text:span><text:a xlink:type="simple" xlink:href="file:///l%22r9" text:style-name="Internet_20_link" text:visited-style-name="Visited_20_Internet_20_Link"><text:span text:style-name="T20">Function</text:span></text:a><text:span text:style-name="Code2"><text:span text:style-name="T29">&lt;? super </text:span></text:span><text:a xlink:type="simple" xlink:href="file:///l%22r28" text:style-name="Internet_20_link" text:visited-style-name="Visited_20_Internet_20_Link"><text:span text:style-name="T20">T</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 extends R&gt;&gt; mapper)</text:span></text:span></text:p>
              <text:p text:style-name="P57"><text:span text:style-name="T4">FlatMap the value of this Promise.</text:span></text:p>
            </table:table-cell>
            <table:table-cell table:style-name="Table16.C5" office:value-type="string">
              <text:p text:style-name="P51"><text:bookmark-ref text:reference-format="page" text:ref-name="r41">22</text:bookmark-ref></text:p>
            </table:table-cell>
          </table:table-row>
          <table:table-row table:style-name="Table16.1">
            <table:table-cell table:style-name="Table16.A6" office:value-type="string">
              <text:p text:style-name="P53"><text:span text:style-name="Code_20_Small1"><text:span text:style-name="T27">Throwable</text:span></text:span></text:p>
            </table:table-cell>
            <table:table-cell table:style-name="Table16.B6" office:value-type="string">
              <text:p text:style-name="P55"><text:a xlink:type="simple" xlink:href="file:///l%22r31" text:style-name="Internet_20_link" text:visited-style-name="Visited_20_Internet_20_Link"><text:span text:style-name="T19">getFailure</text:span></text:a><text:span text:style-name="Code2"><text:span text:style-name="T29">()</text:span></text:span></text:p>
              <text:p text:style-name="P57"><text:span text:style-name="T4">Returns the failure of this Promise.</text:span></text:p>
            </table:table-cell>
            <table:table-cell table:style-name="Table16.C6" office:value-type="string">
              <text:p text:style-name="P51"><text:bookmark-ref text:reference-format="page" text:ref-name="r31">19</text:bookmark-ref></text:p>
            </table:table-cell>
          </table:table-row>
          <table:table-row table:style-name="Table16.1">
            <table:table-cell table:style-name="Table16.A7" office:value-type="string">
              <text:p text:style-name="P53"><text:a xlink:type="simple" xlink:href="file:///l%22r28" text:style-name="Internet_20_link" text:visited-style-name="Visited_20_Internet_20_Link"><text:span text:style-name="T22">T</text:span></text:a></text:p>
            </table:table-cell>
            <table:table-cell table:style-name="Table16.B7" office:value-type="string">
              <text:p text:style-name="P55"><text:a xlink:type="simple" xlink:href="file:///l%22r30" text:style-name="Internet_20_link" text:visited-style-name="Visited_20_Internet_20_Link"><text:span text:style-name="T19">getValue</text:span></text:a><text:span text:style-name="Code2"><text:span text:style-name="T29">()</text:span></text:span></text:p>
              <text:p text:style-name="P57"><text:span text:style-name="T4">Returns the value of this Promise.</text:span></text:p>
            </table:table-cell>
            <table:table-cell table:style-name="Table16.C7" office:value-type="string">
              <text:p text:style-name="P51"><text:bookmark-ref text:reference-format="page" text:ref-name="r30">19</text:bookmark-ref></text:p>
            </table:table-cell>
          </table:table-row>
          <table:table-row table:style-name="Table16.1">
            <table:table-cell table:style-name="Table16.A8" office:value-type="string">
              <text:p text:style-name="P53"><text:span text:style-name="Code_20_Small1"><text:span text:style-name="T27">boolean</text:span></text:span></text:p>
            </table:table-cell>
            <table:table-cell table:style-name="Table16.B8" office:value-type="string">
              <text:p text:style-name="P55"><text:a xlink:type="simple" xlink:href="file:///l%22r29" text:style-name="Internet_20_link" text:visited-style-name="Visited_20_Internet_20_Link"><text:span text:style-name="T19">isDone</text:span></text:a><text:span text:style-name="Code2"><text:span text:style-name="T29">()</text:span></text:span></text:p>
              <text:p text:style-name="P57"><text:span text:style-name="T4">Returns whether this Promise has been resolved.</text:span></text:p>
            </table:table-cell>
            <table:table-cell table:style-name="Table16.C8" office:value-type="string">
              <text:p text:style-name="P51"><text:bookmark-ref text:reference-format="page" text:ref-name="r29">19</text:bookmark-ref></text:p>
            </table:table-cell>
          </table:table-row>
          <table:table-row table:style-name="Table16.1">
            <table:table-cell table:style-name="Table16.A9" office:value-type="string">
              <text:p text:style-name="P53"><text:a xlink:type="simple" xlink:href="file:///l%22r48" text:style-name="Internet_20_link" text:visited-style-name="Visited_20_Internet_20_Link"><text:span text:style-name="T22">Promise</text:span></text:a><text:span text:style-name="Code_20_Small1"><text:span text:style-name="T28">&lt;R&gt;</text:span></text:span></text:p>
            </table:table-cell>
            <table:table-cell table:style-name="Table16.B9" office:value-type="string">
              <text:p text:style-name="P55"><text:a xlink:type="simple" xlink:href="file:///l%22r39" text:style-name="Internet_20_link" text:visited-style-name="Visited_20_Internet_20_Link"><text:span text:style-name="T19">map</text:span></text:a><text:span text:style-name="Code2"><text:span text:style-name="T29">(</text:span></text:span><text:a xlink:type="simple" xlink:href="file:///l%22r9" text:style-name="Internet_20_link" text:visited-style-name="Visited_20_Internet_20_Link"><text:span text:style-name="T20">Function</text:span></text:a><text:span text:style-name="Code2"><text:span text:style-name="T29">&lt;? super </text:span></text:span><text:a xlink:type="simple" xlink:href="file:///l%22r28" text:style-name="Internet_20_link" text:visited-style-name="Visited_20_Internet_20_Link"><text:span text:style-name="T20">T</text:span></text:a><text:span text:style-name="Code2"><text:span text:style-name="T29">,? extends R&gt; mapper)</text:span></text:span></text:p>
              <text:p text:style-name="P57"><text:span text:style-name="T4">Map the value of this Promise.</text:span></text:p>
            </table:table-cell>
            <table:table-cell table:style-name="Table16.C9" office:value-type="string">
              <text:p text:style-name="P51"><text:bookmark-ref text:reference-format="page" text:ref-name="r39">22</text:bookmark-ref></text:p>
            </table:table-cell>
          </table:table-row>
          <table:table-row table:style-name="Table16.1">
            <table:table-cell table:style-name="Table16.A10"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10" office:value-type="string">
              <text:p text:style-name="P55"><text:a xlink:type="simple" xlink:href="file:///l%22r32" text:style-name="Internet_20_link" text:visited-style-name="Visited_20_Internet_20_Link"><text:span text:style-name="T19">onResolve</text:span></text:a><text:span text:style-name="Code2"><text:span text:style-name="T29">(Runnable callback)</text:span></text:span></text:p>
              <text:p text:style-name="P57"><text:span text:style-name="T4">Register a callback to be called when this Promise is resolved.</text:span></text:p>
            </table:table-cell>
            <table:table-cell table:style-name="Table16.C10" office:value-type="string">
              <text:p text:style-name="P51"><text:bookmark-ref text:reference-format="page" text:ref-name="r32">20</text:bookmark-ref></text:p>
            </table:table-cell>
          </table:table-row>
          <text:soft-page-break/>
          <table:table-row table:style-name="Table16.1">
            <table:table-cell table:style-name="Table16.A11"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11" office:value-type="string">
              <text:p text:style-name="P55"><text:a xlink:type="simple" xlink:href="file:///l%22r43" text:style-name="Internet_20_link" text:visited-style-name="Visited_20_Internet_20_Link"><text:span text:style-name="T19">recover</text:span></text:a><text:span text:style-name="Code2"><text:span text:style-name="T29">(</text:span></text:span><text:a xlink:type="simple" xlink:href="file:///l%22r9" text:style-name="Internet_20_link" text:visited-style-name="Visited_20_Internet_20_Link"><text:span text:style-name="T20">Function</text:span></text:a><text:span text:style-name="Code2"><text:span text:style-name="T29">&lt;</text:span></text:span><text:a xlink:type="simple" xlink:href="file:///l%22r48" text:style-name="Internet_20_link" text:visited-style-name="Visited_20_Internet_20_Link"><text:span text:style-name="T20">Promise</text:span></text:a><text:span text:style-name="Code2"><text:span text:style-name="T29">&lt;?&gt;,? extends </text:span></text:span><text:a xlink:type="simple" xlink:href="file:///l%22r28" text:style-name="Internet_20_link" text:visited-style-name="Visited_20_Internet_20_Link"><text:span text:style-name="T20">T</text:span></text:a><text:span text:style-name="Code2"><text:span text:style-name="T29">&gt; recovery)</text:span></text:span></text:p>
              <text:p text:style-name="P57"><text:span text:style-name="T4">Recover from a failure of this Promise with a recovery value.</text:span></text:p>
            </table:table-cell>
            <table:table-cell table:style-name="Table16.C11" office:value-type="string">
              <text:p text:style-name="P51"><text:bookmark-ref text:reference-format="page" text:ref-name="r43">23</text:bookmark-ref></text:p>
            </table:table-cell>
          </table:table-row>
          <table:table-row table:style-name="Table16.1">
            <table:table-cell table:style-name="Table16.A12"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12" office:value-type="string">
              <text:p text:style-name="P55"><text:a xlink:type="simple" xlink:href="file:///l%22r44" text:style-name="Internet_20_link" text:visited-style-name="Visited_20_Internet_20_Link"><text:span text:style-name="T19">recoverWith</text:span></text:a><text:span text:style-name="Code2"><text:span text:style-name="T29">(</text:span></text:span><text:a xlink:type="simple" xlink:href="file:///l%22r9" text:style-name="Internet_20_link" text:visited-style-name="Visited_20_Internet_20_Link"><text:span text:style-name="T20">Function</text:span></text:a><text:span text:style-name="Code2"><text:span text:style-name="T29">&lt;</text:span></text:span><text:a xlink:type="simple" xlink:href="file:///l%22r48" text:style-name="Internet_20_link" text:visited-style-name="Visited_20_Internet_20_Link"><text:span text:style-name="T20">Promise</text:span></text:a><text:span text:style-name="Code2"><text:span text:style-name="T29">&lt;?&gt;,</text:span></text:span><text:a xlink:type="simple" xlink:href="file:///l%22r48" text:style-name="Internet_20_link" text:visited-style-name="Visited_20_Internet_20_Link"><text:span text:style-name="T20">Promise</text:span></text:a><text:span text:style-name="Code2"><text:span text:style-name="T29">&lt;? extends </text:span></text:span><text:a xlink:type="simple" xlink:href="file:///l%22r28" text:style-name="Internet_20_link" text:visited-style-name="Visited_20_Internet_20_Link"><text:span text:style-name="T20">T</text:span></text:a><text:span text:style-name="Code2"><text:span text:style-name="T29">&gt;&gt; recovery)</text:span></text:span></text:p>
              <text:p text:style-name="P57"><text:span text:style-name="T4">Recover from a failure of this Promise with a recovery Promise.</text:span></text:p>
            </table:table-cell>
            <table:table-cell table:style-name="Table16.C12" office:value-type="string">
              <text:p text:style-name="P51"><text:bookmark-ref text:reference-format="page" text:ref-name="r44">23</text:bookmark-ref></text:p>
            </table:table-cell>
          </table:table-row>
          <table:table-row table:style-name="Table16.1">
            <table:table-cell table:style-name="Table16.A13"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13" office:value-type="string">
              <text:p text:style-name="P55"><text:a xlink:type="simple" xlink:href="file:///l%22r37" text:style-name="Internet_20_link" text:visited-style-name="Visited_20_Internet_20_Link"><text:span text:style-name="T19">then</text:span></text:a><text:span text:style-name="Code2"><text:span text:style-name="T29">(</text:span></text:span><text:a xlink:type="simple" xlink:href="file:///l%22r5" text:style-name="Internet_20_link" text:visited-style-name="Visited_20_Internet_20_Link"><text:span text:style-name="T20">Callback</text:span></text:a><text:span text:style-name="Code2"><text:span text:style-name="T29"> callback)</text:span></text:span></text:p>
              <text:p text:style-name="P57"><text:span text:style-name="T4">Chain a new Promise to this Promise with a callback.</text:span></text:p>
            </table:table-cell>
            <table:table-cell table:style-name="Table16.C13" office:value-type="string">
              <text:p text:style-name="P51"><text:bookmark-ref text:reference-format="page" text:ref-name="r37">21</text:bookmark-ref></text:p>
            </table:table-cell>
          </table:table-row>
          <table:table-row table:style-name="Table16.1">
            <table:table-cell table:style-name="Table16.A14" office:value-type="string">
              <text:p text:style-name="P53"><text:a xlink:type="simple" xlink:href="file:///l%22r48" text:style-name="Internet_20_link" text:visited-style-name="Visited_20_Internet_20_Link"><text:span text:style-name="T22">Promise</text:span></text:a><text:span text:style-name="Code_20_Small1"><text:span text:style-name="T28">&lt;R&gt;</text:span></text:span></text:p>
            </table:table-cell>
            <table:table-cell table:style-name="Table16.B14" office:value-type="string">
              <text:p text:style-name="P55"><text:a xlink:type="simple" xlink:href="file:///l%22r35" text:style-name="Internet_20_link" text:visited-style-name="Visited_20_Internet_20_Link"><text:span text:style-name="T19">then</text:span></text:a><text:span text:style-name="Code2"><text:span text:style-name="T29">(</text:span></text:span><text:a xlink:type="simple" xlink:href="file:///l%22r62" text:style-name="Internet_20_link" text:visited-style-name="Visited_20_Internet_20_Link"><text:span text:style-name="T20">Success</text:span></text:a><text:span text:style-name="Code2"><text:span text:style-name="T29">&lt;? super </text:span></text:span><text:a xlink:type="simple" xlink:href="file:///l%22r28" text:style-name="Internet_20_link" text:visited-style-name="Visited_20_Internet_20_Link"><text:span text:style-name="T20">T</text:span></text:a><text:span text:style-name="Code2"><text:span text:style-name="T29">,? extends R&gt; success)</text:span></text:span></text:p>
              <text:p text:style-name="P57"><text:span text:style-name="T4">Chain a new Promise to this Promise with a Success callback.</text:span></text:p>
            </table:table-cell>
            <table:table-cell table:style-name="Table16.C14" office:value-type="string">
              <text:p text:style-name="P51"><text:bookmark-ref text:reference-format="page" text:ref-name="r35">21</text:bookmark-ref></text:p>
            </table:table-cell>
          </table:table-row>
          <table:table-row table:style-name="Table16.1">
            <table:table-cell table:style-name="Table16.A15" office:value-type="string">
              <text:p text:style-name="P53"><text:a xlink:type="simple" xlink:href="file:///l%22r48" text:style-name="Internet_20_link" text:visited-style-name="Visited_20_Internet_20_Link"><text:span text:style-name="T22">Promise</text:span></text:a><text:span text:style-name="Code_20_Small1"><text:span text:style-name="T28">&lt;R&gt;</text:span></text:span></text:p>
            </table:table-cell>
            <table:table-cell table:style-name="Table16.B15" office:value-type="string">
              <text:p text:style-name="P55"><text:a xlink:type="simple" xlink:href="file:///l%22r33" text:style-name="Internet_20_link" text:visited-style-name="Visited_20_Internet_20_Link"><text:span text:style-name="T19">then</text:span></text:a><text:span text:style-name="Code2"><text:span text:style-name="T29">(</text:span></text:span><text:a xlink:type="simple" xlink:href="file:///l%22r62" text:style-name="Internet_20_link" text:visited-style-name="Visited_20_Internet_20_Link"><text:span text:style-name="T20">Success</text:span></text:a><text:span text:style-name="Code2"><text:span text:style-name="T29">&lt;? super </text:span></text:span><text:a xlink:type="simple" xlink:href="file:///l%22r28" text:style-name="Internet_20_link" text:visited-style-name="Visited_20_Internet_20_Link"><text:span text:style-name="T20">T</text:span></text:a><text:span text:style-name="Code2"><text:span text:style-name="T29">,? extends R&gt; success, </text:span></text:span><text:a xlink:type="simple" xlink:href="file:///l%22r27" text:style-name="Internet_20_link" text:visited-style-name="Visited_20_Internet_20_Link"><text:span text:style-name="T20">Failure</text:span></text:a><text:span text:style-name="Code2"><text:span text:style-name="T29"> failure)</text:span></text:span></text:p>
              <text:p text:style-name="P57"><text:span text:style-name="T4">Chain a new Promise to this Promise with Success and Failure callbacks.</text:span></text:p>
            </table:table-cell>
            <table:table-cell table:style-name="Table16.C15" office:value-type="string">
              <text:p text:style-name="P51"><text:bookmark-ref text:reference-format="page" text:ref-name="r33">20</text:bookmark-ref></text:p>
            </table:table-cell>
          </table:table-row>
          <table:table-row table:style-name="Table16.1">
            <table:table-cell table:style-name="Table16.A16" office:value-type="string">
              <text:p text:style-name="P53"><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28" text:style-name="Internet_20_link" text:visited-style-name="Visited_20_Internet_20_Link"><text:span text:style-name="T22">T</text:span></text:a><text:span text:style-name="Code_20_Small1"><text:span text:style-name="T28">&gt;</text:span></text:span></text:p>
            </table:table-cell>
            <table:table-cell table:style-name="Table16.B16" office:value-type="string">
              <text:p text:style-name="P55"><text:a xlink:type="simple" xlink:href="file:///l%22r46" text:style-name="Internet_20_link" text:visited-style-name="Visited_20_Internet_20_Link"><text:span text:style-name="T19">timeout</text:span></text:a><text:span text:style-name="Code2"><text:span text:style-name="T29">(long milliseconds)</text:span></text:span></text:p>
              <text:p text:style-name="P57"><text:span text:style-name="T4">Time out the resolution of this Promise.</text:span></text:p>
            </table:table-cell>
            <table:table-cell table:style-name="Table16.C16" office:value-type="string">
              <text:p text:style-name="P51"><text:bookmark-ref text:reference-format="page" text:ref-name="r46">24</text:bookmark-ref></text:p>
            </table:table-cell>
          </table:table-row>
        </table:table>
        <text:p text:style-name="P79"><text:span text:style-name="T24">Method Detail</text:span></text:p>
        <text:p text:style-name="P93"><text:bookmark text:name="r29"/><text:span text:style-name="T24">isDone</text:span></text:p>
        <text:p text:style-name="P31"><text:span text:style-name="Code2">boolean </text:span><text:span text:style-name="Code2"><text:span text:style-name="T25">isDone</text:span></text:span><text:span text:style-name="Code2"><text:span text:style-name="T33">()</text:span></text:span></text:p>
        <text:p text:style-name="P47"><text:span text:style-name="T4">Returns whether this Promise has been resolved.</text:span></text:p>
        <text:p text:style-name="P44"><text:span text:style-name="T4">This Promise may be successfully resolved or resolved with a failure.</text:span></text:p>
        <text:p text:style-name="P46"><text:span text:style-name="T5">Returns:</text:span></text:p>
        <text:p text:style-name="P59"><text:span text:style-name="Code2">true</text:span><text:span text:style-name="T4"> if this Promise was resolved either successfully or with a failure; </text:span><text:span text:style-name="Code2">false</text:span><text:span text:style-name="T4"> if this Promise is unresolved.</text:span></text:p>
        <text:p text:style-name="P66"/>
        <text:p text:style-name="P95"><text:bookmark text:name="r30"/><text:span text:style-name="T24">getValue</text:span></text:p>
        <text:p text:style-name="P31"><text:a xlink:type="simple" xlink:href="file:///l%22r28" text:style-name="Internet_20_link" text:visited-style-name="Visited_20_Internet_20_Link"><text:span text:style-name="T30">T</text:span></text:a><text:span text:style-name="Code2"><text:span text:style-name="T34"> </text:span></text:span><text:span text:style-name="Code2"><text:span text:style-name="T35">getValue</text:span></text:span><text:span text:style-name="Code2"><text:span text:style-name="T36">()</text:span></text:span><text:line-break/><text:span text:style-name="Code2"><text:span text:style-name="T36">    throws InvocationTargetException,</text:span></text:span><text:line-break/><text:span text:style-name="Code2"><text:span text:style-name="T36">           InterruptedException</text:span></text:span></text:p>
        <text:p text:style-name="P47"><text:span text:style-name="T4">Returns the value of this Promise.</text:span></text:p>
        <text:p text:style-name="P47"><text:span text:style-name="T4">If this Promise is not </text:span><text:a xlink:type="simple" xlink:href="file:///l%22r29" text:style-name="Internet_20_link" text:visited-style-name="Visited_20_Internet_20_Link"><text:span text:style-name="T30">resolved</text:span></text:a><text:span text:style-name="T6">, this method must block and wait for this Promise to be resolved before completing.</text:span></text:p>
        <text:p text:style-name="P44"><text:span text:style-name="T4">If this Promise was successfully resolved, this method returns with the value of this Promise. If this Promise was resolved with a failure, this method must throw an </text:span><text:span text:style-name="Code2">InvocationTargetException</text:span><text:span text:style-name="T4"> with the </text:span><text:a xlink:type="simple" xlink:href="file:///l%22r31" text:style-name="Internet_20_link" text:visited-style-name="Visited_20_Internet_20_Link"><text:span text:style-name="T30">failure exception</text:span></text:a><text:span text:style-name="T6"> as the cause.</text:span></text:p>
        <text:p text:style-name="P46"><text:span text:style-name="T5">Returns:</text:span></text:p>
        <text:p text:style-name="P59"><text:span text:style-name="T4">The value of this resolved Promise.</text:span></text:p>
        <text:p text:style-name="P46"><text:span text:style-name="T5">Throws:</text:span></text:p>
        <text:p text:style-name="P59"><text:span text:style-name="Code2">InvocationTargetException</text:span><text:span text:style-name="T4"> - If this Promise was resolved with a failure. The cause of the </text:span><text:span text:style-name="Code2">InvocationTargetException</text:span><text:span text:style-name="T4"> is the failure exception.</text:span></text:p>
        <text:p text:style-name="P59"><text:span text:style-name="Code2">InterruptedException</text:span><text:span text:style-name="T4"> - If the current thread was interrupted while waiting.</text:span></text:p>
        <text:p text:style-name="P66"/>
        <text:p text:style-name="P95"><text:bookmark text:name="r31"/><text:span text:style-name="T24">getFailure</text:span></text:p>
        <text:p text:style-name="P31"><text:span text:style-name="Code2">Throwable </text:span><text:span text:style-name="Code2"><text:span text:style-name="T25">getFailure</text:span></text:span><text:span text:style-name="Code2"><text:span text:style-name="T33">()</text:span></text:span><text:line-break/><text:span text:style-name="Code2"><text:span text:style-name="T33">              throws InterruptedException</text:span></text:span></text:p>
        <text:p text:style-name="P47"><text:soft-page-break/><text:span text:style-name="T4">Returns the failure of this Promise.</text:span></text:p>
        <text:p text:style-name="P47"><text:span text:style-name="T4">If this Promise is not </text:span><text:a xlink:type="simple" xlink:href="file:///l%22r29" text:style-name="Internet_20_link" text:visited-style-name="Visited_20_Internet_20_Link"><text:span text:style-name="T30">resolved</text:span></text:a><text:span text:style-name="T6">, this method must block and wait for this Promise to be resolved before completing.</text:span></text:p>
        <text:p text:style-name="P44"><text:span text:style-name="T4">If this Promise was resolved with a failure, this method returns with the failure of this Promise. If this Promise was successfully resolved, this method must return </text:span><text:span text:style-name="Code2">null</text:span><text:span text:style-name="T4">.</text:span></text:p>
        <text:p text:style-name="P46"><text:span text:style-name="T5">Returns:</text:span></text:p>
        <text:p text:style-name="P59"><text:span text:style-name="T4">The failure of this resolved Promise or </text:span><text:span text:style-name="Code2">null</text:span><text:span text:style-name="T4"> if this Promise was successfully resolved.</text:span></text:p>
        <text:p text:style-name="P46"><text:span text:style-name="T5">Throws:</text:span></text:p>
        <text:p text:style-name="P59"><text:span text:style-name="Code2">InterruptedException</text:span><text:span text:style-name="T4"> - If the current thread was interrupted while waiting.</text:span></text:p>
        <text:p text:style-name="P66"/>
        <text:p text:style-name="P95"><text:bookmark text:name="r32"/><text:span text:style-name="T24">onResolve</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onResolve</text:span></text:span><text:span text:style-name="Code2"><text:span text:style-name="T36">(Runnable callback)</text:span></text:span></text:p>
        <text:p text:style-name="P47"><text:span text:style-name="T4">Register a callback to be called when this Promise is resolved.</text:span></text:p>
        <text:p text:style-name="P47"><text:span text:style-name="T4">The specified callback is called when this Promise is resolved either successfully or with a failure.</text:span></text:p>
        <text:p text:style-name="P47"><text:span text:style-name="T4">This method may be called at any time including before and after this Promise has been resolved.</text:span></text:p>
        <text:p text:style-name="P47"><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getValue()</text:span></text:a><text:span text:style-name="T8"> and </text:span><text:a xlink:type="simple" xlink:href="file:///l%22r31" text:style-name="Internet_20_link" text:visited-style-name="Visited_20_Internet_20_Link"><text:span text:style-name="T32">getFailure()</text:span></text:a><text:span text:style-name="T8"> must not block.</text:span></text:p>
        <text:p text:style-name="P44"><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46"><text:span text:style-name="T5">Parameters:</text:span></text:p>
        <text:p text:style-name="P59"><text:span text:style-name="Code2">callback</text:span><text:span text:style-name="T4"> - A callback to be called when this Promise is resolved. Must not be </text:span><text:span text:style-name="Code2">null</text:span><text:span text:style-name="T4">.</text:span></text:p>
        <text:p text:style-name="P46"><text:span text:style-name="T5">Returns:</text:span></text:p>
        <text:p text:style-name="P59"><text:span text:style-name="T4">This Promise.</text:span></text:p>
        <text:p text:style-name="P66"/>
        <text:p text:style-name="P95"><text:bookmark text:name="r33"/><text:span text:style-name="T24">then</text:span></text:p>
        <text:p text:style-name="P31"><text:a xlink:type="simple" xlink:href="file:///l%22r48" text:style-name="Internet_20_link" text:visited-style-name="Visited_20_Internet_20_Link"><text:span text:style-name="T30">Promise</text:span></text:a><text:span text:style-name="Code2"><text:span text:style-name="T34">&lt;R&gt; </text:span></text:span><text:span text:style-name="Code2"><text:span text:style-name="T35">then</text:span></text:span><text:span text:style-name="Code2"><text:span text:style-name="T36">(</text:span></text:span><text:a xlink:type="simple" xlink:href="file:///l%22r62" text:style-name="Internet_20_link" text:visited-style-name="Visited_20_Internet_20_Link"><text:span text:style-name="T31">Success</text:span></text:a><text:span text:style-name="Code2"><text:span text:style-name="T36">&lt;? super </text:span></text:span><text:a xlink:type="simple" xlink:href="file:///l%22r28" text:style-name="Internet_20_link" text:visited-style-name="Visited_20_Internet_20_Link"><text:span text:style-name="T31">T</text:span></text:a><text:span text:style-name="Code2"><text:span text:style-name="T36">,? extends R&gt; success,</text:span></text:span><text:line-break/><text:span text:style-name="Code2"><text:span text:style-name="T36">                </text:span></text:span><text:a xlink:type="simple" xlink:href="file:///l%22r27" text:style-name="Internet_20_link" text:visited-style-name="Visited_20_Internet_20_Link"><text:span text:style-name="T31">Failure</text:span></text:a><text:span text:style-name="Code2"><text:span text:style-name="T36"> failure)</text:span></text:span></text:p>
        <text:p text:style-name="P47"><text:span text:style-name="T4">Chain a new Promise to this Promise with Success and Failure callbacks.</text:span></text:p>
        <text:p text:style-name="P47"><text:span text:style-name="T4">The specified </text:span><text:a xlink:type="simple" xlink:href="file:///l%22r62" text:style-name="Internet_20_link" text:visited-style-name="Visited_20_Internet_20_Link"><text:span text:style-name="T30">Success</text:span></text:a><text:span text:style-name="T6"> callback is called when this Promise is successfully resolved and the specified </text:span><text:a xlink:type="simple" xlink:href="file:///l%22r27" text:style-name="Internet_20_link" text:visited-style-name="Visited_20_Internet_20_Link"><text:span text:style-name="T30">Failure</text:span></text:a><text:span text:style-name="T6"> callback is called when this Promise is resolved with a failure.</text:span></text:p>
        <text:p text:style-name="P47"><text:span text:style-name="T4">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span></text:p>
        <text:p text:style-name="P47"><text:span text:style-name="T4">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span></text:p>
        <text:p text:style-name="P47"><text:span text:style-name="T4">This method may be called at any time including before and after this Promise has been resolved.</text:span></text:p>
        <text:p text:style-name="P47"><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getValue()</text:span></text:a><text:span text:style-name="T8"> and </text:span><text:a xlink:type="simple" xlink:href="file:///l%22r31" text:style-name="Internet_20_link" text:visited-style-name="Visited_20_Internet_20_Link"><text:span text:style-name="T32">getFailure()</text:span></text:a><text:span text:style-name="T8"> must not block.</text:span></text:p>
        <text:p text:style-name="P44"><text:soft-page-break/><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46"><text:span text:style-name="T5">Type Parameters:</text:span></text:p>
        <text:p text:style-name="P62"><text:bookmark text:name="r34"/><text:span text:style-name="Code2">R</text:span><text:span text:style-name="T4"> - The value type associated with the returned Promise.</text:span></text:p>
        <text:p text:style-name="P46"><text:span text:style-name="T5">Parameters:</text:span></text:p>
        <text:p text:style-name="P59"><text:span text:style-name="Code2">success</text:span><text:span text:style-name="T4"> - A Success callback to be called when this Promise is successfully resolved. May be </text:span><text:span text:style-name="Code2">null</text:span><text:span text:style-name="T4"> if no Success callback is required. In this case, the returned Promise must be resolved with the value </text:span><text:span text:style-name="Code2">null</text:span><text:span text:style-name="T4"> when this Promise is successfully resolved.</text:span></text:p>
        <text:p text:style-name="P59"><text:span text:style-name="Code2">failure</text:span><text:span text:style-name="T4"> - A Failure callback to be called when this Promise is resolved with a failure. May be </text:span><text:span text:style-name="Code2">null</text:span><text:span text:style-name="T4"> if no Failure callback is required.</text:span></text:p>
        <text:p text:style-name="P46"><text:span text:style-name="T5">Returns:</text:span></text:p>
        <text:p text:style-name="P59"><text:span text:style-name="T4">A new Promise which is chained to this Promise. The returned Promise must be resolved when this Promise is resolved after the specified Success or Failure callback, if any, is executed.</text:span></text:p>
        <text:p text:style-name="P66"/>
        <text:p text:style-name="P95"><text:bookmark text:name="r35"/><text:span text:style-name="T24">then</text:span></text:p>
        <text:p text:style-name="P31"><text:a xlink:type="simple" xlink:href="file:///l%22r48" text:style-name="Internet_20_link" text:visited-style-name="Visited_20_Internet_20_Link"><text:span text:style-name="T30">Promise</text:span></text:a><text:span text:style-name="Code2"><text:span text:style-name="T34">&lt;R&gt; </text:span></text:span><text:span text:style-name="Code2"><text:span text:style-name="T35">then</text:span></text:span><text:span text:style-name="Code2"><text:span text:style-name="T36">(</text:span></text:span><text:a xlink:type="simple" xlink:href="file:///l%22r62" text:style-name="Internet_20_link" text:visited-style-name="Visited_20_Internet_20_Link"><text:span text:style-name="T31">Success</text:span></text:a><text:span text:style-name="Code2"><text:span text:style-name="T36">&lt;? super </text:span></text:span><text:a xlink:type="simple" xlink:href="file:///l%22r28" text:style-name="Internet_20_link" text:visited-style-name="Visited_20_Internet_20_Link"><text:span text:style-name="T31">T</text:span></text:a><text:span text:style-name="Code2"><text:span text:style-name="T36">,? extends R&gt; success)</text:span></text:span></text:p>
        <text:p text:style-name="P47"><text:span text:style-name="T4">Chain a new Promise to this Promise with a Success callback.</text:span></text:p>
        <text:p text:style-name="P44"><text:span text:style-name="T4">This method performs the same function as calling </text:span><text:a xlink:type="simple" xlink:href="file:///l%22r33" text:style-name="Internet_20_link" text:visited-style-name="Visited_20_Internet_20_Link"><text:span text:style-name="T30">then(Success, Failure)</text:span></text:a><text:span text:style-name="T6"> with the specified Success callback and </text:span><text:span text:style-name="Code2"><text:span text:style-name="T34">null</text:span></text:span><text:span text:style-name="T6"> for the Failure callback.</text:span></text:p>
        <text:p text:style-name="P46"><text:span text:style-name="T5">Type Parameters:</text:span></text:p>
        <text:p text:style-name="P62"><text:bookmark text:name="r36"/><text:span text:style-name="Code2">R</text:span><text:span text:style-name="T4"> - The value type associated with the returned Promise.</text:span></text:p>
        <text:p text:style-name="P46"><text:span text:style-name="T5">Parameters:</text:span></text:p>
        <text:p text:style-name="P59"><text:span text:style-name="Code2">success</text:span><text:span text:style-name="T4"> - A Success callback to be called when this Promise is successfully resolved. May be </text:span><text:span text:style-name="Code2">null</text:span><text:span text:style-name="T4"> if no Success callback is required. In this case, the returned Promise must be resolved with the value </text:span><text:span text:style-name="Code2">null</text:span><text:span text:style-name="T4"> when this Promise is successfully resolved.</text:span></text:p>
        <text:p text:style-name="P46"><text:span text:style-name="T5">Returns:</text:span></text:p>
        <text:p text:style-name="P59"><text:span text:style-name="T4">A new Promise which is chained to this Promise. The returned Promise must be resolved when this Promise is resolved after the specified Success, if any, is executed.</text:span></text:p>
        <text:p text:style-name="P46"><text:span text:style-name="T5">See Also:</text:span></text:p>
        <text:p text:style-name="P59"><text:a xlink:type="simple" xlink:href="file:///l%22r33" text:style-name="Internet_20_link" text:visited-style-name="Visited_20_Internet_20_Link"><text:span text:style-name="T30">then(Success, Failure)</text:span></text:a></text:p>
        <text:p text:style-name="P66"/>
        <text:p text:style-name="P95"><text:bookmark text:name="r37"/><text:span text:style-name="T24">then</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then</text:span></text:span><text:span text:style-name="Code2"><text:span text:style-name="T36">(</text:span></text:span><text:a xlink:type="simple" xlink:href="file:///l%22r5" text:style-name="Internet_20_link" text:visited-style-name="Visited_20_Internet_20_Link"><text:span text:style-name="T31">Callback</text:span></text:a><text:span text:style-name="Code2"><text:span text:style-name="T36"> callback)</text:span></text:span></text:p>
        <text:p text:style-name="P47"><text:span text:style-name="T4">Chain a new Promise to this Promise with a callback.</text:span></text:p>
        <text:p text:style-name="P47"><text:span text:style-name="T4">The specified </text:span><text:a xlink:type="simple" xlink:href="file:///l%22r5" text:style-name="Internet_20_link" text:visited-style-name="Visited_20_Internet_20_Link"><text:span text:style-name="T30">Callback</text:span></text:a><text:span text:style-name="T6"> is called when this Promise is resolved either successfully or with a failure.</text:span></text:p>
        <text:p text:style-name="P47"><text:span text:style-name="T4">This method returns a new Promise which is chained to this Promise. The returned Promise must be resolved when this Promise is resolved after the specified callback is executed. If the callback throws an exception, the returned Promise is failed with that exception. Otherwise the returned Promise is resolved with this Promise.</text:span></text:p>
        <text:p text:style-name="P47"><text:span text:style-name="T4">This method may be called at any time including before and after this Promise has been resolved.</text:span></text:p>
        <text:p text:style-name="P47"><text:span text:style-name="T4">Resolving this Promise </text:span><text:span text:style-name="T3">happens-before</text:span><text:span text:style-name="T7"> any registered callback is called. That is, in a registered callback, </text:span><text:a xlink:type="simple" xlink:href="file:///l%22r29" text:style-name="Internet_20_link" text:visited-style-name="Visited_20_Internet_20_Link"><text:span text:style-name="T32">isDone()</text:span></text:a><text:span text:style-name="T8"> must return </text:span><text:span text:style-name="Code2"><text:span text:style-name="T37">true</text:span></text:span><text:span text:style-name="T8"> and </text:span><text:a xlink:type="simple" xlink:href="file:///l%22r30" text:style-name="Internet_20_link" text:visited-style-name="Visited_20_Internet_20_Link"><text:span text:style-name="T32">getValue()</text:span></text:a><text:span text:style-name="T8"> and </text:span><text:a xlink:type="simple" xlink:href="file:///l%22r31" text:style-name="Internet_20_link" text:visited-style-name="Visited_20_Internet_20_Link"><text:span text:style-name="T32">getFailure()</text:span></text:a><text:span text:style-name="T8"> must not block.</text:span></text:p>
        <text:p text:style-name="P44"><text:span text:style-name="T4">A callback may be called on a different thread than the thread which registered the callback. So the callback must be thread safe but can rely upon that the registration of the callback </text:span><text:span text:style-name="T3">happens-before</text:span><text:span text:style-name="T7"> the registered callback is called.</text:span></text:p>
        <text:p text:style-name="P46"><text:soft-page-break/><text:span text:style-name="T5">Parameters:</text:span></text:p>
        <text:p text:style-name="P59"><text:span text:style-name="Code2">callback</text:span><text:span text:style-name="T4"> - A callback to be called when this Promise is resolved. Must not be </text:span><text:span text:style-name="Code2">null</text:span><text:span text:style-name="T4">.</text:span></text:p>
        <text:p text:style-name="P46"><text:span text:style-name="T5">Returns:</text:span></text:p>
        <text:p text:style-name="P59"><text:span text:style-name="T4">A new Promise which is chained to this Promise. The returned Promise must be resolved when this Promise is resolved after the specified callback is executed.</text:span></text:p>
        <text:p text:style-name="P46"><text:span text:style-name="T5">Since:</text:span></text:p>
        <text:p text:style-name="P59"><text:span text:style-name="T4">1.1</text:span></text:p>
        <text:p text:style-name="P66"/>
        <text:p text:style-name="P95"><text:bookmark text:name="r38"/><text:span text:style-name="T24">filter</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filter</text:span></text:span><text:span text:style-name="Code2"><text:span text:style-name="T36">(</text:span></text:span><text:a xlink:type="simple" xlink:href="file:///l%22r12" text:style-name="Internet_20_link" text:visited-style-name="Visited_20_Internet_20_Link"><text:span text:style-name="T31">Predicate</text:span></text:a><text:span text:style-name="Code2"><text:span text:style-name="T36">&lt;? super </text:span></text:span><text:a xlink:type="simple" xlink:href="file:///l%22r28" text:style-name="Internet_20_link" text:visited-style-name="Visited_20_Internet_20_Link"><text:span text:style-name="T31">T</text:span></text:a><text:span text:style-name="Code2"><text:span text:style-name="T36">&gt; predicate)</text:span></text:span></text:p>
        <text:p text:style-name="P47"><text:span text:style-name="T4">Filter the value of this Promise.</text:span></text:p>
        <text:p text:style-name="P47"><text:span text:style-name="T4">If this Promise is successfully resolved, the returned Promise must either be resolved with the value of this Promise, if the specified Predicate accepts that value, or failed with a </text:span><text:span text:style-name="Code2">NoSuchElementException</text:span><text:span text:style-name="T4">, if the specified Predicate does not accept that value. If the specified Predicate throws an exception, the returned Promise must be failed with the exception.</text:span></text:p>
        <text:p text:style-name="P47"><text:span text:style-name="T4">If this Promise is resolved with a failure, the returned Promise must be failed with that failure.</text:span></text:p>
        <text:p text:style-name="P44"><text:span text:style-name="T4">This method may be called at any time including before and after this Promise has been resolved.</text:span></text:p>
        <text:p text:style-name="P46"><text:span text:style-name="T5">Parameters:</text:span></text:p>
        <text:p text:style-name="P59"><text:span text:style-name="Code2">predicate</text:span><text:span text:style-name="T4"> - The Predicate to evaluate the value of this Promise. Must not be </text:span><text:span text:style-name="Code2">null</text:span><text:span text:style-name="T4">.</text:span></text:p>
        <text:p text:style-name="P46"><text:span text:style-name="T5">Returns:</text:span></text:p>
        <text:p text:style-name="P59"><text:span text:style-name="T4">A Promise that filters the value of this Promise.</text:span></text:p>
        <text:p text:style-name="P66"/>
        <text:p text:style-name="P95"><text:bookmark text:name="r39"/><text:span text:style-name="T24">map</text:span></text:p>
        <text:p text:style-name="P31"><text:a xlink:type="simple" xlink:href="file:///l%22r48" text:style-name="Internet_20_link" text:visited-style-name="Visited_20_Internet_20_Link"><text:span text:style-name="T30">Promise</text:span></text:a><text:span text:style-name="Code2"><text:span text:style-name="T34">&lt;R&gt; </text:span></text:span><text:span text:style-name="Code2"><text:span text:style-name="T35">map</text:span></text:span><text:span text:style-name="Code2"><text:span text:style-name="T36">(</text:span></text:span><text:a xlink:type="simple" xlink:href="file:///l%22r9" text:style-name="Internet_20_link" text:visited-style-name="Visited_20_Internet_20_Link"><text:span text:style-name="T31">Function</text:span></text:a><text:span text:style-name="Code2"><text:span text:style-name="T36">&lt;? super </text:span></text:span><text:a xlink:type="simple" xlink:href="file:///l%22r28" text:style-name="Internet_20_link" text:visited-style-name="Visited_20_Internet_20_Link"><text:span text:style-name="T31">T</text:span></text:a><text:span text:style-name="Code2"><text:span text:style-name="T36">,? extends R&gt; mapper)</text:span></text:span></text:p>
        <text:p text:style-name="P47"><text:span text:style-name="T4">Map the value of this Promise.</text:span></text:p>
        <text:p text:style-name="P47"><text:span text:style-name="T4">If this Promise is successfully resolved, the returned Promise must be resolved with the value of specified Function as applied to the value of this Promise. If the specified Function throws an exception, the returned Promise must be failed with the exception.</text:span></text:p>
        <text:p text:style-name="P47"><text:span text:style-name="T4">If this Promise is resolved with a failure, the returned Promise must be failed with that failure.</text:span></text:p>
        <text:p text:style-name="P44"><text:span text:style-name="T4">This method may be called at any time including before and after this Promise has been resolved.</text:span></text:p>
        <text:p text:style-name="P46"><text:span text:style-name="T5">Type Parameters:</text:span></text:p>
        <text:p text:style-name="P62"><text:bookmark text:name="r40"/><text:span text:style-name="Code2">R</text:span><text:span text:style-name="T4"> - The value type associated with the returned Promise.</text:span></text:p>
        <text:p text:style-name="P46"><text:span text:style-name="T5">Parameters:</text:span></text:p>
        <text:p text:style-name="P59"><text:span text:style-name="Code2">mapper</text:span><text:span text:style-name="T4"> - The Function that must map the value of this Promise to the value that must be used to resolve the returned Promise. Must not be </text:span><text:span text:style-name="Code2">null</text:span><text:span text:style-name="T4">.</text:span></text:p>
        <text:p text:style-name="P46"><text:span text:style-name="T5">Returns:</text:span></text:p>
        <text:p text:style-name="P59"><text:span text:style-name="T4">A Promise that returns the value of this Promise as mapped by the specified Function.</text:span></text:p>
        <text:p text:style-name="P66"/>
        <text:p text:style-name="P95"><text:bookmark text:name="r41"/><text:span text:style-name="T24">flatMap</text:span></text:p>
        <text:p text:style-name="P31"><text:a xlink:type="simple" xlink:href="file:///l%22r48" text:style-name="Internet_20_link" text:visited-style-name="Visited_20_Internet_20_Link"><text:span text:style-name="T30">Promise</text:span></text:a><text:span text:style-name="Code2"><text:span text:style-name="T34">&lt;R&gt; </text:span></text:span><text:span text:style-name="Code2"><text:span text:style-name="T35">flatMap</text:span></text:span><text:span text:style-name="Code2"><text:span text:style-name="T36">(</text:span></text:span><text:a xlink:type="simple" xlink:href="file:///l%22r9" text:style-name="Internet_20_link" text:visited-style-name="Visited_20_Internet_20_Link"><text:span text:style-name="T31">Function</text:span></text:a><text:span text:style-name="Code2"><text:span text:style-name="T36">&lt;? super </text:span></text:span><text:a xlink:type="simple" xlink:href="file:///l%22r28" text:style-name="Internet_20_link" text:visited-style-name="Visited_20_Internet_20_Link"><text:span text:style-name="T31">T</text:span></text:a><text:span text:style-name="Code2"><text:span text:style-name="T36">,</text:span></text:span><text:a xlink:type="simple" xlink:href="file:///l%22r48" text:style-name="Internet_20_link" text:visited-style-name="Visited_20_Internet_20_Link"><text:span text:style-name="T31">Promise</text:span></text:a><text:span text:style-name="Code2"><text:span text:style-name="T36">&lt;? extends R&gt;&gt; mapper)</text:span></text:span></text:p>
        <text:p text:style-name="P47"><text:span text:style-name="T4">FlatMap the value of this Promise.</text:span></text:p>
        <text:p text:style-name="P47"><text:soft-page-break/><text:span text:style-name="T4">If this Promise is successfully resolved, the returned Promise must be resolved with the Promise from the specified Function as applied to the value of this Promise. If the specified Function throws an exception, the returned Promise must be failed with the exception.</text:span></text:p>
        <text:p text:style-name="P47"><text:span text:style-name="T4">If this Promise is resolved with a failure, the returned Promise must be failed with that failure.</text:span></text:p>
        <text:p text:style-name="P44"><text:span text:style-name="T4">This method may be called at any time including before and after this Promise has been resolved.</text:span></text:p>
        <text:p text:style-name="P46"><text:span text:style-name="T5">Type Parameters:</text:span></text:p>
        <text:p text:style-name="P62"><text:bookmark text:name="r42"/><text:span text:style-name="Code2">R</text:span><text:span text:style-name="T4"> - The value type associated with the returned Promise.</text:span></text:p>
        <text:p text:style-name="P46"><text:span text:style-name="T5">Parameters:</text:span></text:p>
        <text:p text:style-name="P59"><text:span text:style-name="Code2">mapper</text:span><text:span text:style-name="T4"> - The Function that must flatMap the value of this Promise to a Promise that must be used to resolve the returned Promise. Must not be </text:span><text:span text:style-name="Code2">null</text:span><text:span text:style-name="T4">.</text:span></text:p>
        <text:p text:style-name="P46"><text:span text:style-name="T5">Returns:</text:span></text:p>
        <text:p text:style-name="P59"><text:span text:style-name="T4">A Promise that returns the value of this Promise as mapped by the specified Function.</text:span></text:p>
        <text:p text:style-name="P66"/>
        <text:p text:style-name="P95"><text:bookmark text:name="r43"/><text:span text:style-name="T24">recover</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recover</text:span></text:span><text:span text:style-name="Code2"><text:span text:style-name="T36">(</text:span></text:span><text:a xlink:type="simple" xlink:href="file:///l%22r9" text:style-name="Internet_20_link" text:visited-style-name="Visited_20_Internet_20_Link"><text:span text:style-name="T31">Function</text:span></text:a><text:span text:style-name="Code2"><text:span text:style-name="T36">&lt;</text:span></text:span><text:a xlink:type="simple" xlink:href="file:///l%22r48" text:style-name="Internet_20_link" text:visited-style-name="Visited_20_Internet_20_Link"><text:span text:style-name="T31">Promise</text:span></text:a><text:span text:style-name="Code2"><text:span text:style-name="T36">&lt;?&gt;,? extends </text:span></text:span><text:a xlink:type="simple" xlink:href="file:///l%22r28" text:style-name="Internet_20_link" text:visited-style-name="Visited_20_Internet_20_Link"><text:span text:style-name="T31">T</text:span></text:a><text:span text:style-name="Code2"><text:span text:style-name="T36">&gt; recovery)</text:span></text:span></text:p>
        <text:p text:style-name="P47"><text:span text:style-name="T4">Recover from a failure of this Promise with a recovery value.</text:span></text:p>
        <text:p text:style-name="P47"><text:span text:style-name="T4">If this Promise is successfully resolved, the returned Promise must be resolved with the value of this Promise.</text:span></text:p>
        <text:p text:style-name="P47"><text:span text:style-name="T4">If this Promise is resolved with a failure, the specified Function is applied to this Promise to produce a recovery value.</text:span></text:p>
        <text:list xml:id="list948860347742864519" text:style-name="WWNum1">
          <text:list-item>
            <text:p text:style-name="P60"><text:span text:style-name="T4">If the recovery value is not </text:span><text:span text:style-name="Code2">null</text:span><text:span text:style-name="T4">, the returned Promise must be resolved with the recovery value.</text:span></text:p>
          </text:list-item>
          <text:list-item>
            <text:p text:style-name="P60"><text:span text:style-name="T4">If the recovery value is </text:span><text:span text:style-name="Code2">null</text:span><text:span text:style-name="T4">, the returned Promise must be failed with the failure of this Promise.</text:span></text:p>
          </text:list-item>
          <text:list-item>
            <text:p text:style-name="P63"><text:span text:style-name="T4">If the specified Function throws an exception, the returned Promise must be failed with that exception.</text:span></text:p>
          </text:list-item>
        </text:list>
        <text:p text:style-name="P47"><text:span text:style-name="T4">To recover from a failure of this Promise with a recovery value of </text:span><text:span text:style-name="Code2">null</text:span><text:span text:style-name="T4">, the </text:span><text:a xlink:type="simple" xlink:href="file:///l%22r44" text:style-name="Internet_20_link" text:visited-style-name="Visited_20_Internet_20_Link"><text:span text:style-name="T30">recoverWith(Function)</text:span></text:a><text:span text:style-name="T6"> method must be used. The specified Function for </text:span><text:a xlink:type="simple" xlink:href="file:///l%22r44" text:style-name="Internet_20_link" text:visited-style-name="Visited_20_Internet_20_Link"><text:span text:style-name="T30">recoverWith(Function)</text:span></text:a><text:span text:style-name="T6"> can return </text:span><text:span text:style-name="Code2"><text:span text:style-name="T34">Promises.resolved(null)</text:span></text:span><text:span text:style-name="T6"> to supply the desired </text:span><text:span text:style-name="Code2"><text:span text:style-name="T34">null</text:span></text:span><text:span text:style-name="T6"> value.</text:span></text:p>
        <text:p text:style-name="P44"><text:span text:style-name="T4">This method may be called at any time including before and after this Promise has been resolved.</text:span></text:p>
        <text:p text:style-name="P46"><text:span text:style-name="T5">Parameters:</text:span></text:p>
        <text:p text:style-name="P59"><text:span text:style-name="Code2">recovery</text:span><text:span text:style-name="T4"> - If this Promise resolves with a failure, the specified Function is called to produce a recovery value to be used to resolve the returned Promise. Must not be </text:span><text:span text:style-name="Code2">null</text:span><text:span text:style-name="T4">.</text:span></text:p>
        <text:p text:style-name="P46"><text:span text:style-name="T5">Returns:</text:span></text:p>
        <text:p text:style-name="P59"><text:span text:style-name="T4">A Promise that resolves with the value of this Promise or recovers from the failure of this Promise.</text:span></text:p>
        <text:p text:style-name="P66"/>
        <text:p text:style-name="P95"><text:bookmark text:name="r44"/><text:span text:style-name="T24">recoverWith</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recoverWith</text:span></text:span><text:span text:style-name="Code2"><text:span text:style-name="T36">(</text:span></text:span><text:a xlink:type="simple" xlink:href="file:///l%22r9" text:style-name="Internet_20_link" text:visited-style-name="Visited_20_Internet_20_Link"><text:span text:style-name="T31">Function</text:span></text:a><text:span text:style-name="Code2"><text:span text:style-name="T36">&lt;</text:span></text:span><text:a xlink:type="simple" xlink:href="file:///l%22r48" text:style-name="Internet_20_link" text:visited-style-name="Visited_20_Internet_20_Link"><text:span text:style-name="T31">Promise</text:span></text:a><text:span text:style-name="Code2"><text:span text:style-name="T36">&lt;?&gt;,</text:span></text:span><text:a xlink:type="simple" xlink:href="file:///l%22r48" text:style-name="Internet_20_link" text:visited-style-name="Visited_20_Internet_20_Link"><text:span text:style-name="T31">Promise</text:span></text:a><text:span text:style-name="Code2"><text:span text:style-name="T36">&lt;? extends </text:span></text:span><text:a xlink:type="simple" xlink:href="file:///l%22r28" text:style-name="Internet_20_link" text:visited-style-name="Visited_20_Internet_20_Link"><text:span text:style-name="T31">T</text:span></text:a><text:span text:style-name="Code2"><text:span text:style-name="T36">&gt;&gt; recovery)</text:span></text:span></text:p>
        <text:p text:style-name="P47"><text:span text:style-name="T4">Recover from a failure of this Promise with a recovery Promise.</text:span></text:p>
        <text:p text:style-name="P47"><text:span text:style-name="T4">If this Promise is successfully resolved, the returned Promise must be resolved with the value of this Promise.</text:span></text:p>
        <text:p text:style-name="P47"><text:span text:style-name="T4">If this Promise is resolved with a failure, the specified Function is applied to this Promise to produce a recovery Promise.</text:span></text:p>
        <text:list xml:id="list4981831747264548253" text:style-name="WWNum2">
          <text:list-item>
            <text:p text:style-name="P61"><text:soft-page-break/><text:span text:style-name="T4">If the recovery Promise is not </text:span><text:span text:style-name="Code2">null</text:span><text:span text:style-name="T4">, the returned Promise must be resolved with the recovery Promise.</text:span></text:p>
          </text:list-item>
          <text:list-item>
            <text:p text:style-name="P61"><text:span text:style-name="T4">If the recovery Promise is </text:span><text:span text:style-name="Code2">null</text:span><text:span text:style-name="T4">, the returned Promise must be failed with the failure of this Promise.</text:span></text:p>
          </text:list-item>
          <text:list-item>
            <text:p text:style-name="P64"><text:span text:style-name="T4">If the specified Function throws an exception, the returned Promise must be failed with that exception.</text:span></text:p>
          </text:list-item>
        </text:list>
        <text:p text:style-name="P44"><text:span text:style-name="T4">This method may be called at any time including before and after this Promise has been resolved.</text:span></text:p>
        <text:p text:style-name="P46"><text:span text:style-name="T5">Parameters:</text:span></text:p>
        <text:p text:style-name="P59"><text:span text:style-name="Code2">recovery</text:span><text:span text:style-name="T4"> - If this Promise resolves with a failure, the specified Function is called to produce a recovery Promise to be used to resolve the returned Promise. Must not be </text:span><text:span text:style-name="Code2">null</text:span><text:span text:style-name="T4">.</text:span></text:p>
        <text:p text:style-name="P46"><text:span text:style-name="T5">Returns:</text:span></text:p>
        <text:p text:style-name="P59"><text:span text:style-name="T4">A Promise that resolves with the value of this Promise or recovers from the failure of this Promise.</text:span></text:p>
        <text:p text:style-name="P66"/>
        <text:p text:style-name="P95"><text:bookmark text:name="r45"/><text:span text:style-name="T24">fallbackTo</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fallbackTo</text:span></text:span><text:span text:style-name="Code2"><text:span text:style-name="T36">(</text:span></text:span><text:a xlink:type="simple" xlink:href="file:///l%22r48" text:style-name="Internet_20_link" text:visited-style-name="Visited_20_Internet_20_Link"><text:span text:style-name="T31">Promise</text:span></text:a><text:span text:style-name="Code2"><text:span text:style-name="T36">&lt;? extends </text:span></text:span><text:a xlink:type="simple" xlink:href="file:///l%22r28" text:style-name="Internet_20_link" text:visited-style-name="Visited_20_Internet_20_Link"><text:span text:style-name="T31">T</text:span></text:a><text:span text:style-name="Code2"><text:span text:style-name="T36">&gt; fallback)</text:span></text:span></text:p>
        <text:p text:style-name="P47"><text:span text:style-name="T4">Fall back to the value of the specified Promise if this Promise fails.</text:span></text:p>
        <text:p text:style-name="P47"><text:span text:style-name="T4">If this Promise is successfully resolved, the returned Promise must be resolved with the value of this Promise.</text:span></text:p>
        <text:p text:style-name="P47"><text:span text:style-name="T4">If this Promise is resolved with a failure, the successful result of the specified Promise is used to resolve the returned Promise. If the specified Promise is resolved with a failure, the returned Promise must be failed with the failure of this Promise rather than the failure of the specified Promise.</text:span></text:p>
        <text:p text:style-name="P44"><text:span text:style-name="T4">This method may be called at any time including before and after this Promise has been resolved.</text:span></text:p>
        <text:p text:style-name="P46"><text:span text:style-name="T5">Parameters:</text:span></text:p>
        <text:p text:style-name="P59"><text:span text:style-name="Code2">fallback</text:span><text:span text:style-name="T4"> - The Promise whose value must be used to resolve the returned Promise if this Promise resolves with a failure. Must not be </text:span><text:span text:style-name="Code2">null</text:span><text:span text:style-name="T4">.</text:span></text:p>
        <text:p text:style-name="P46"><text:span text:style-name="T5">Returns:</text:span></text:p>
        <text:p text:style-name="P59"><text:span text:style-name="T4">A Promise that returns the value of this Promise or falls back to the value of the specified Promise.</text:span></text:p>
        <text:p text:style-name="P66"/>
        <text:p text:style-name="P95"><text:bookmark text:name="r46"/><text:span text:style-name="T24">timeout</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timeout</text:span></text:span><text:span text:style-name="Code2"><text:span text:style-name="T36">(long milliseconds)</text:span></text:span></text:p>
        <text:p text:style-name="P47"><text:span text:style-name="T4">Time out the resolution of this Promise.</text:span></text:p>
        <text:p text:style-name="P44"><text:span text:style-name="T4">If this Promise is successfully resolved before the timeout, the returned Promise is resolved with the value of this Promise. If this Promise is resolved with a failure before the timeout, the returned Promise is resolved with the failure of this Promise. If the timeout is reached before this Promise is resolved, the returned Promise is failed with a </text:span><text:a xlink:type="simple" xlink:href="file:///l%22r64" text:style-name="Internet_20_link" text:visited-style-name="Visited_20_Internet_20_Link"><text:span text:style-name="T30">TimeoutException</text:span></text:a><text:span text:style-name="T6">.</text:span></text:p>
        <text:p text:style-name="P46"><text:span text:style-name="T5">Parameters:</text:span></text:p>
        <text:p text:style-name="P59"><text:span text:style-name="Code2">milliseconds</text:span><text:span text:style-name="T4"> - The time to wait in milliseconds. Zero and negative time is treated as an immediate timeout.</text:span></text:p>
        <text:p text:style-name="P46"><text:span text:style-name="T5">Returns:</text:span></text:p>
        <text:p text:style-name="P59"><text:span text:style-name="T4">A Promise that is resolved when either this Promise is resolved or the specified timeout is reached.</text:span></text:p>
        <text:p text:style-name="P46"><text:span text:style-name="T5">Since:</text:span></text:p>
        <text:p text:style-name="P59"><text:span text:style-name="T4">1.1</text:span></text:p>
        <text:p text:style-name="P66"/>
        <text:p text:style-name="P95"><text:bookmark text:name="r47"/><text:span text:style-name="T24">delay</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28" text:style-name="Internet_20_link" text:visited-style-name="Visited_20_Internet_20_Link"><text:span text:style-name="T30">T</text:span></text:a><text:span text:style-name="Code2"><text:span text:style-name="T34">&gt; </text:span></text:span><text:span text:style-name="Code2"><text:span text:style-name="T35">delay</text:span></text:span><text:span text:style-name="Code2"><text:span text:style-name="T36">(long milliseconds)</text:span></text:span></text:p>
        <text:p text:style-name="P47"><text:soft-page-break/><text:span text:style-name="T4">Delay after the resolution of this Promise.</text:span></text:p>
        <text:p text:style-name="P44"><text:span text:style-name="T4">Once this Promise is resolved, resolve the returned Promise with this Promise after the specified delay.</text:span></text:p>
        <text:p text:style-name="P46"><text:span text:style-name="T5">Parameters:</text:span></text:p>
        <text:p text:style-name="P59"><text:span text:style-name="Code2">milliseconds</text:span><text:span text:style-name="T4"> - The time to delay in milliseconds. Zero and negative time is treated as no delay.</text:span></text:p>
        <text:p text:style-name="P46"><text:span text:style-name="T5">Returns:</text:span></text:p>
        <text:p text:style-name="P59"><text:span text:style-name="T4">A Promise that is resolved with this Promise after this Promise is resolved and the specified delay has elapsed.</text:span></text:p>
        <text:p text:style-name="P46"><text:span text:style-name="T5">Since:</text:span></text:p>
        <text:p text:style-name="P59"><text:span text:style-name="T4">1.1</text:span></text:p>
        <text:p text:style-name="P90"><text:bookmark text:name="r58"/><text:span text:style-name="T24">Class Promises</text:span></text:p>
        <text:p text:style-name="P42"><text:a xlink:type="simple" xlink:href="file:///l%22r14" text:style-name="Internet_20_link" text:visited-style-name="Visited_20_Internet_20_Link"><text:span text:style-name="T10">org.osgi.util.promise</text:span></text:a></text:p>
        <text:p text:style-name="P39"><text:span text:style-name="Code2">java.lang.Object</text:span></text:p>
        <text:p text:style-name="P29"><text:span text:style-name="Code2">  </text:span><text:span text:style-name="Code2"><draw:frame draw:style-name="fr3" draw:name="Image5" text:anchor-type="as-char" svg:width="0.1563in" svg:height="0.1457in" draw:z-index="12"><draw:image xlink:href="Pictures/100002000000000F0000000EBCC3FB4515936C88.png" xlink:type="simple" xlink:show="embed" xlink:actuate="onLoad"/></draw:frame></text:span><text:span text:style-name="Code2"><text:span text:style-name="T25">org.osgi.util.promise.Promises</text:span></text:span></text:p>
        <text:p text:style-name="P38"/>
        <text:p text:style-name="P65"><text:span text:style-name="Code2">public class </text:span><text:span text:style-name="Code2"><text:span text:style-name="T25">Promises</text:span></text:span></text:p>
        <text:p text:style-name="P31"><text:span text:style-name="Code2">extends Object</text:span></text:p>
        <text:p text:style-name="P30"><text:span text:style-name="T4">Static helper methods for </text:span><text:a xlink:type="simple" xlink:href="file:///l%22r48" text:style-name="Internet_20_link" text:visited-style-name="Visited_20_Internet_20_Link"><text:span text:style-name="T30">Promise</text:span></text:a><text:span text:style-name="T6">s.</text:span></text:p>
        <text:p text:style-name="P42"><text:span text:style-name="T5">ThreadSafe</text:span></text:p>
        <text:p text:style-name="P4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50"><text:span text:style-name="Summary_20_Heading_20_Font2"><text:span text:style-name="T11">Method Summary</text:span></text:span></text:p>
            </table:table-cell>
            <table:covered-table-cell/>
            <table:table-cell table:style-name="Table17.A1" office:value-type="string">
              <text:p text:style-name="P52"><text:span text:style-name="Page_20_Reference_20_Font"><text:span text:style-name="T12">Page</text:span></text:span></text:p>
            </table:table-cell>
          </table:table-row>
          <table:table-row table:style-name="Table17.1">
            <table:table-cell table:style-name="Table17.A2" office:value-type="string">
              <text:p text:style-name="P54"><text:span text:style-name="Code_20_Small1"><text:span text:style-name="T27">static </text:span></text:span><text:a xlink:type="simple" xlink:href="file:///l%22r48" text:style-name="Internet_20_link" text:visited-style-name="Visited_20_Internet_20_Link"><text:span text:style-name="T22">Promise</text:span></text:a><text:span text:style-name="Code_20_Small1"><text:span text:style-name="T28">&lt;List&lt;T&gt;&gt;</text:span></text:span></text:p>
            </table:table-cell>
            <table:table-cell table:style-name="Table17.B2" office:value-type="string">
              <text:p text:style-name="P56"><text:a xlink:type="simple" xlink:href="file:///l%22r53" text:style-name="Internet_20_link" text:visited-style-name="Visited_20_Internet_20_Link"><text:span text:style-name="T19">all</text:span></text:a><text:span text:style-name="Code2"><text:span text:style-name="T29">(Collection&lt;</text:span></text:span><text:a xlink:type="simple" xlink:href="file:///l%22r48" text:style-name="Internet_20_link" text:visited-style-name="Visited_20_Internet_20_Link"><text:span text:style-name="T20">Promise</text:span></text:a><text:span text:style-name="Code2"><text:span text:style-name="T29">&lt;S&gt;&gt; promises)</text:span></text:span></text:p>
              <text:p text:style-name="P58"><text:span text:style-name="T4">Create a new Promise that is a latch on the resolution of the specified Promises.</text:span></text:p>
            </table:table-cell>
            <table:table-cell table:style-name="Table17.C2" office:value-type="string">
              <text:p text:style-name="P52"><text:bookmark-ref text:reference-format="page" text:ref-name="r53">27</text:bookmark-ref></text:p>
            </table:table-cell>
          </table:table-row>
          <table:table-row table:style-name="Table17.1">
            <table:table-cell table:style-name="Table17.A3" office:value-type="string">
              <text:p text:style-name="P53"><text:span text:style-name="Code_20_Small1"><text:span text:style-name="T27">static </text:span></text:span><text:a xlink:type="simple" xlink:href="file:///l%22r48" text:style-name="Internet_20_link" text:visited-style-name="Visited_20_Internet_20_Link"><text:span text:style-name="T22">Promise</text:span></text:a><text:span text:style-name="Code_20_Small1"><text:span text:style-name="T28">&lt;List&lt;T&gt;&gt;</text:span></text:span></text:p>
            </table:table-cell>
            <table:table-cell table:style-name="Table17.B3" office:value-type="string">
              <text:p text:style-name="P55"><text:a xlink:type="simple" xlink:href="file:///l%22r56" text:style-name="Internet_20_link" text:visited-style-name="Visited_20_Internet_20_Link"><text:span text:style-name="T19">all</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 extends T&gt;... promises)</text:span></text:span></text:p>
              <text:p text:style-name="P57"><text:span text:style-name="T4">Create a new Promise that is a latch on the resolution of the specified Promises.</text:span></text:p>
            </table:table-cell>
            <table:table-cell table:style-name="Table17.C3" office:value-type="string">
              <text:p text:style-name="P51"><text:bookmark-ref text:reference-format="page" text:ref-name="r56">27</text:bookmark-ref></text:p>
            </table:table-cell>
          </table:table-row>
          <table:table-row table:style-name="Table17.1">
            <table:table-cell table:style-name="Table17.A4" office:value-type="string">
              <text:p text:style-name="P53"><text:span text:style-name="Code_20_Small1"><text:span text:style-name="T27">static </text:span></text:span><text:a xlink:type="simple" xlink:href="file:///l%22r48" text:style-name="Internet_20_link" text:visited-style-name="Visited_20_Internet_20_Link"><text:span text:style-name="T22">Promise</text:span></text:a><text:span text:style-name="Code_20_Small1"><text:span text:style-name="T28">&lt;T&gt;</text:span></text:span></text:p>
            </table:table-cell>
            <table:table-cell table:style-name="Table17.B4" office:value-type="string">
              <text:p text:style-name="P55"><text:a xlink:type="simple" xlink:href="file:///l%22r51" text:style-name="Internet_20_link" text:visited-style-name="Visited_20_Internet_20_Link"><text:span text:style-name="T19">failed</text:span></text:a><text:span text:style-name="Code2"><text:span text:style-name="T29">(Throwable failure)</text:span></text:span></text:p>
              <text:p text:style-name="P57"><text:span text:style-name="T4">Create a new Promise that has been resolved with the specified failure.</text:span></text:p>
            </table:table-cell>
            <table:table-cell table:style-name="Table17.C4" office:value-type="string">
              <text:p text:style-name="P51"><text:bookmark-ref text:reference-format="page" text:ref-name="r51">26</text:bookmark-ref></text:p>
            </table:table-cell>
          </table:table-row>
          <table:table-row table:style-name="Table17.1">
            <table:table-cell table:style-name="Table17.A5" office:value-type="string">
              <text:p text:style-name="P53"><text:span text:style-name="Code_20_Small1"><text:span text:style-name="T27">static </text:span></text:span><text:a xlink:type="simple" xlink:href="file:///l%22r48" text:style-name="Internet_20_link" text:visited-style-name="Visited_20_Internet_20_Link"><text:span text:style-name="T22">Promise</text:span></text:a><text:span text:style-name="Code_20_Small1"><text:span text:style-name="T28">&lt;T&gt;</text:span></text:span></text:p>
            </table:table-cell>
            <table:table-cell table:style-name="Table17.B5" office:value-type="string">
              <text:p text:style-name="P55"><text:a xlink:type="simple" xlink:href="file:///l%22r49" text:style-name="Internet_20_link" text:visited-style-name="Visited_20_Internet_20_Link"><text:span text:style-name="T19">resolved</text:span></text:a><text:span text:style-name="Code2"><text:span text:style-name="T29">(T value)</text:span></text:span></text:p>
              <text:p text:style-name="P57"><text:span text:style-name="T4">Create a new Promise that has been resolved with the specified value.</text:span></text:p>
            </table:table-cell>
            <table:table-cell table:style-name="Table17.C5" office:value-type="string">
              <text:p text:style-name="P51"><text:bookmark-ref text:reference-format="page" text:ref-name="r49">26</text:bookmark-ref></text:p>
            </table:table-cell>
          </table:table-row>
        </table:table>
        <text:p text:style-name="P79"><text:span text:style-name="T24">Method Detail</text:span></text:p>
        <text:p text:style-name="P93"><text:bookmark text:name="r49"/><text:span text:style-name="T24">resolved</text:span></text:p>
        <text:p text:style-name="P31"><text:span text:style-name="Code2">public static </text:span><text:a xlink:type="simple" xlink:href="file:///l%22r48" text:style-name="Internet_20_link" text:visited-style-name="Visited_20_Internet_20_Link"><text:span text:style-name="T30">Promise</text:span></text:a><text:span text:style-name="Code2"><text:span text:style-name="T34">&lt;T&gt; </text:span></text:span><text:span text:style-name="Code2"><text:span text:style-name="T35">resolved</text:span></text:span><text:span text:style-name="Code2"><text:span text:style-name="T36">(T value)</text:span></text:span></text:p>
        <text:p text:style-name="P44"><text:span text:style-name="T4">Create a new Promise that has been resolved with the specified value.</text:span></text:p>
        <text:p text:style-name="P46"><text:span text:style-name="T5">Type Parameters:</text:span></text:p>
        <text:p text:style-name="P62"><text:bookmark text:name="r50"/><text:span text:style-name="Code2">T</text:span><text:span text:style-name="T4"> - The value type associated with the returned Promise.</text:span></text:p>
        <text:p text:style-name="P46"><text:span text:style-name="T5">Parameters:</text:span></text:p>
        <text:p text:style-name="P59"><text:span text:style-name="Code2">value</text:span><text:span text:style-name="T4"> - The value of the resolved Promise.</text:span></text:p>
        <text:p text:style-name="P46"><text:span text:style-name="T5">Returns:</text:span></text:p>
        <text:p text:style-name="P59"><text:span text:style-name="T4">A new Promise that has been resolved with the specified value.</text:span></text:p>
        <text:p text:style-name="P66"/>
        <text:p text:style-name="P95"><text:bookmark text:name="r51"/><text:span text:style-name="T24">failed</text:span></text:p>
        <text:p text:style-name="P31"><text:span text:style-name="Code2">public static </text:span><text:a xlink:type="simple" xlink:href="file:///l%22r48" text:style-name="Internet_20_link" text:visited-style-name="Visited_20_Internet_20_Link"><text:span text:style-name="T30">Promise</text:span></text:a><text:span text:style-name="Code2"><text:span text:style-name="T34">&lt;T&gt; </text:span></text:span><text:span text:style-name="Code2"><text:span text:style-name="T35">failed</text:span></text:span><text:span text:style-name="Code2"><text:span text:style-name="T36">(Throwable failure)</text:span></text:span></text:p>
        <text:p text:style-name="P44"><text:span text:style-name="T4">Create a new Promise that has been resolved with the specified failure.</text:span></text:p>
        <text:p text:style-name="P46"><text:span text:style-name="T5">Type Parameters:</text:span></text:p>
        <text:p text:style-name="P62"><text:bookmark text:name="r52"/><text:span text:style-name="Code2">T</text:span><text:span text:style-name="T4"> - The value type associated with the returned Promise.</text:span></text:p>
        <text:p text:style-name="P46"><text:span text:style-name="T5">Parameters:</text:span></text:p>
        <text:p text:style-name="P59"><text:span text:style-name="Code2">failure</text:span><text:span text:style-name="T4"> - The failure of the resolved Promise. Must not be </text:span><text:span text:style-name="Code2">null</text:span><text:span text:style-name="T4">.</text:span></text:p>
        <text:p text:style-name="P46"><text:span text:style-name="T5">Returns:</text:span></text:p>
        <text:p text:style-name="P59"><text:span text:style-name="T4">A new Promise that has been resolved with the specified failure.</text:span></text:p>
        <text:p text:style-name="P66"/>
        <text:p text:style-name="P95"><text:bookmark text:name="r53"/><text:soft-page-break/><text:span text:style-name="T24">all</text:span></text:p>
        <text:p text:style-name="P31"><text:span text:style-name="Code2">public static </text:span><text:a xlink:type="simple" xlink:href="file:///l%22r48" text:style-name="Internet_20_link" text:visited-style-name="Visited_20_Internet_20_Link"><text:span text:style-name="T30">Promise</text:span></text:a><text:span text:style-name="Code2"><text:span text:style-name="T34">&lt;List&lt;T&gt;&gt; </text:span></text:span><text:span text:style-name="Code2"><text:span text:style-name="T35">all</text:span></text:span><text:span text:style-name="Code2"><text:span text:style-name="T36">(Collection&lt;</text:span></text:span><text:a xlink:type="simple" xlink:href="file:///l%22r48" text:style-name="Internet_20_link" text:visited-style-name="Visited_20_Internet_20_Link"><text:span text:style-name="T31">Promise</text:span></text:a><text:span text:style-name="Code2"><text:span text:style-name="T36">&lt;S&gt;&gt; promises)</text:span></text:span></text:p>
        <text:p text:style-name="P47"><text:span text:style-name="T4">Create a new Promise that is a latch on the resolution of the specified Promises.</text:span></text:p>
        <text:p text:style-name="P44"><text:span text:style-name="T4">The new Promise acts as a gate and must be resolved after all of the specified Promises are resolved.</text:span></text:p>
        <text:p text:style-name="P46"><text:span text:style-name="T5">Type Parameters:</text:span></text:p>
        <text:p text:style-name="P62"><text:bookmark text:name="r54"/><text:span text:style-name="Code2">T</text:span><text:span text:style-name="T4"> - The value type of the List value associated with the returned Promise.</text:span></text:p>
        <text:p text:style-name="P59"><text:bookmark text:name="r55"/><text:span text:style-name="Code2">S</text:span><text:span text:style-name="T4"> - A subtype of the value type of the List value associated with the returned Promise.</text:span></text:p>
        <text:p text:style-name="P46"><text:span text:style-name="T5">Parameters:</text:span></text:p>
        <text:p text:style-name="P59"><text:span text:style-name="Code2">promises</text:span><text:span text:style-name="T4"> - The Promises which must be resolved before the returned Promise must be resolved. Must not be </text:span><text:span text:style-name="Code2">null</text:span><text:span text:style-name="T4"> and all of the elements in the collection must not be </text:span><text:span text:style-name="Code2">null</text:span><text:span text:style-name="T4">.</text:span></text:p>
        <text:p text:style-name="P46"><text:span text:style-name="T5">Returns:</text:span></text:p>
        <text:p text:style-name="P59"><text:span text:style-name="T4">A Promise that is resolved only when all the specified Promises are resolved. The returned Promise must be successfully resolved with a List of the values in the order of the specified Promises if all the specified Promises are successfully resolved. The List in the returned Promise is the property of the caller and is modifiable. The returned Promise must be resolved with a failure of </text:span><text:a xlink:type="simple" xlink:href="file:///l%22r25" text:style-name="Internet_20_link" text:visited-style-name="Visited_20_Internet_20_Link"><text:span text:style-name="T30">FailedPromisesException</text:span></text:a><text:span text:style-name="T6"> if any of the specified Promises are resolved with a failure. The failure </text:span><text:a xlink:type="simple" xlink:href="file:///l%22r25" text:style-name="Internet_20_link" text:visited-style-name="Visited_20_Internet_20_Link"><text:span text:style-name="T30">FailedPromisesException</text:span></text:a><text:span text:style-name="T6"> must contain all of the specified Promises which resolved with a failure.</text:span></text:p>
        <text:p text:style-name="P66"/>
        <text:p text:style-name="P95"><text:bookmark text:name="r56"/><text:span text:style-name="T24">all</text:span></text:p>
        <text:p text:style-name="P31"><text:span text:style-name="Code_20_Small1">@SafeVarargs</text:span><text:line-break/><text:span text:style-name="Code2">public static </text:span><text:a xlink:type="simple" xlink:href="file:///l%22r48" text:style-name="Internet_20_link" text:visited-style-name="Visited_20_Internet_20_Link"><text:span text:style-name="T30">Promise</text:span></text:a><text:span text:style-name="Code2"><text:span text:style-name="T34">&lt;List&lt;T&gt;&gt; </text:span></text:span><text:span text:style-name="Code2"><text:span text:style-name="T35">all</text:span></text:span><text:span text:style-name="Code2"><text:span text:style-name="T36">(</text:span></text:span><text:a xlink:type="simple" xlink:href="file:///l%22r48" text:style-name="Internet_20_link" text:visited-style-name="Visited_20_Internet_20_Link"><text:span text:style-name="T31">Promise</text:span></text:a><text:span text:style-name="Code2"><text:span text:style-name="T36">&lt;? extends T&gt;... promises)</text:span></text:span></text:p>
        <text:p text:style-name="P47"><text:span text:style-name="T4">Create a new Promise that is a latch on the resolution of the specified Promises.</text:span></text:p>
        <text:p text:style-name="P44"><text:span text:style-name="T4">The new Promise acts as a gate and must be resolved after all of the specified Promises are resolved.</text:span></text:p>
        <text:p text:style-name="P46"><text:span text:style-name="T5">Type Parameters:</text:span></text:p>
        <text:p text:style-name="P62"><text:bookmark text:name="r57"/><text:span text:style-name="Code2">T</text:span><text:span text:style-name="T4"> - The value type associated with the specified Promises.</text:span></text:p>
        <text:p text:style-name="P46"><text:span text:style-name="T5">Parameters:</text:span></text:p>
        <text:p text:style-name="P59"><text:span text:style-name="Code2">promises</text:span><text:span text:style-name="T4"> - The Promises which must be resolved before the returned Promise must be resolved. Must not be </text:span><text:span text:style-name="Code2">null</text:span><text:span text:style-name="T4"> and all of the arguments must not be </text:span><text:span text:style-name="Code2">null</text:span><text:span text:style-name="T4">.</text:span></text:p>
        <text:p text:style-name="P46"><text:span text:style-name="T5">Returns:</text:span></text:p>
        <text:p text:style-name="P59"><text:span text:style-name="T4">A Promise that is resolved only when all the specified Promises are resolved. The returned Promise must be successfully resolved with a List of the values in the order of the specified Promises if all the specified Promises are successfully resolved. The List in the returned Promise is the property of the caller and is modifiable. The returned Promise must be resolved with a failure of </text:span><text:a xlink:type="simple" xlink:href="file:///l%22r25" text:style-name="Internet_20_link" text:visited-style-name="Visited_20_Internet_20_Link"><text:span text:style-name="T30">FailedPromisesException</text:span></text:a><text:span text:style-name="T6"> if any of the specified Promises are resolved with a failure. The failure </text:span><text:a xlink:type="simple" xlink:href="file:///l%22r25" text:style-name="Internet_20_link" text:visited-style-name="Visited_20_Internet_20_Link"><text:span text:style-name="T30">FailedPromisesException</text:span></text:a><text:span text:style-name="T6"> must contain all of the specified Promises which resolved with a failure.</text:span></text:p>
        <text:p text:style-name="P91"><text:bookmark text:name="r62"/><text:span text:style-name="T24">Interface Success</text:span></text:p>
        <text:p text:style-name="P32"><text:a xlink:type="simple" xlink:href="file:///l%22r14" text:style-name="Internet_20_link" text:visited-style-name="Visited_20_Internet_20_Link"><text:span text:style-name="T10">org.osgi.util.promise</text:span></text:a></text:p>
        <text:p text:style-name="P42"><text:span text:style-name="T5">Type Parameters:</text:span></text:p>
        <text:p text:style-name="P46"><text:bookmark text:name="r59"/><text:span text:style-name="Code2">T</text:span><text:span text:style-name="T4"> - The value type of the resolved Promise passed as input to this callback.</text:span></text:p>
        <text:p text:style-name="P45"><text:bookmark text:name="r60"/><text:span text:style-name="Code2">R</text:span><text:span text:style-name="T4"> - The value type of the returned Promise from this callback.</text:span></text:p>
        <text:p text:style-name="P38"/>
        <text:p text:style-name="P48"><text:span text:style-name="Code_20_Small1">@org.osgi.annotation.versioning.ConsumerType</text:span><text:line-break/><text:span text:style-name="Code_20_Small1">@FunctionalInterface</text:span><text:line-break/><text:span text:style-name="Code2">public interface </text:span><text:span text:style-name="Code2"><text:span text:style-name="T25">Success</text:span></text:span></text:p>
        <text:p text:style-name="P41"><text:span text:style-name="T4">Success callback for a Promise.</text:span></text:p>
        <text:p text:style-name="P41"><text:span text:style-name="T4">A Success callback is registered with a </text:span><text:a xlink:type="simple" xlink:href="file:///l%22r48" text:style-name="Internet_20_link" text:visited-style-name="Visited_20_Internet_20_Link"><text:span text:style-name="T30">Promise</text:span></text:a><text:span text:style-name="T6"> using the </text:span><text:a xlink:type="simple" xlink:href="file:///l%22r35" text:style-name="Internet_20_link" text:visited-style-name="Visited_20_Internet_20_Link"><text:span text:style-name="T30">Promise.then(Success)</text:span></text:a><text:span text:style-name="T6"> method and is called if the Promise is resolved successfully.</text:span></text:p>
        <text:p text:style-name="P30"><text:span text:style-name="T4">This is a functional interface and can be used as the assignment target for a lambda expression or method reference.</text:span></text:p>
        <text:p text:style-name="P42"><text:span text:style-name="T5">ThreadSafe</text:span></text:p>
        <text:p text:style-name="P49"/>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50"><text:span text:style-name="Summary_20_Heading_20_Font2"><text:span text:style-name="T11">Method Summary</text:span></text:span></text:p>
            </table:table-cell>
            <table:covered-table-cell/>
            <table:table-cell table:style-name="Table18.A1" office:value-type="string">
              <text:p text:style-name="P52"><text:span text:style-name="Page_20_Reference_20_Font"><text:span text:style-name="T12">Page</text:span></text:span></text:p>
            </table:table-cell>
          </table:table-row>
          <table:table-row table:style-name="Table18.1">
            <table:table-cell table:style-name="Table18.A2" office:value-type="string">
              <text:p text:style-name="P54"><text:a xlink:type="simple" xlink:href="file:///l%22r48" text:style-name="Internet_20_link" text:visited-style-name="Visited_20_Internet_20_Link"><text:span text:style-name="T22">Promise</text:span></text:a><text:span text:style-name="Code_20_Small1"><text:span text:style-name="T28">&lt;</text:span></text:span><text:a xlink:type="simple" xlink:href="file:///l%22r60" text:style-name="Internet_20_link" text:visited-style-name="Visited_20_Internet_20_Link"><text:span text:style-name="T22">R</text:span></text:a><text:span text:style-name="Code_20_Small1"><text:span text:style-name="T28">&gt;</text:span></text:span></text:p>
            </table:table-cell>
            <table:table-cell table:style-name="Table18.B2" office:value-type="string">
              <text:p text:style-name="P56"><text:a xlink:type="simple" xlink:href="file:///l%22r61" text:style-name="Internet_20_link" text:visited-style-name="Visited_20_Internet_20_Link"><text:span text:style-name="T19">call</text:span></text:a><text:span text:style-name="Code2"><text:span text:style-name="T29">(</text:span></text:span><text:a xlink:type="simple" xlink:href="file:///l%22r48" text:style-name="Internet_20_link" text:visited-style-name="Visited_20_Internet_20_Link"><text:span text:style-name="T20">Promise</text:span></text:a><text:span text:style-name="Code2"><text:span text:style-name="T29">&lt;</text:span></text:span><text:a xlink:type="simple" xlink:href="file:///l%22r59" text:style-name="Internet_20_link" text:visited-style-name="Visited_20_Internet_20_Link"><text:span text:style-name="T20">T</text:span></text:a><text:span text:style-name="Code2"><text:span text:style-name="T29">&gt; resolved)</text:span></text:span></text:p>
              <text:p text:style-name="P58"><text:span text:style-name="T4">Success callback for a Promise.</text:span></text:p>
            </table:table-cell>
            <table:table-cell table:style-name="Table18.C2" office:value-type="string">
              <text:p text:style-name="P52"><text:bookmark-ref text:reference-format="page" text:ref-name="r61">28</text:bookmark-ref></text:p>
            </table:table-cell>
          </table:table-row>
        </table:table>
        <text:p text:style-name="P79"><text:span text:style-name="T24">Method Detail</text:span></text:p>
        <text:p text:style-name="P93"><text:bookmark text:name="r61"/><text:span text:style-name="T24">call</text:span></text:p>
        <text:p text:style-name="P31"><text:a xlink:type="simple" xlink:href="file:///l%22r48" text:style-name="Internet_20_link" text:visited-style-name="Visited_20_Internet_20_Link"><text:span text:style-name="T30">Promise</text:span></text:a><text:span text:style-name="Code2"><text:span text:style-name="T34">&lt;</text:span></text:span><text:a xlink:type="simple" xlink:href="file:///l%22r60" text:style-name="Internet_20_link" text:visited-style-name="Visited_20_Internet_20_Link"><text:span text:style-name="T30">R</text:span></text:a><text:span text:style-name="Code2"><text:span text:style-name="T34">&gt; </text:span></text:span><text:span text:style-name="Code2"><text:span text:style-name="T35">call</text:span></text:span><text:span text:style-name="Code2"><text:span text:style-name="T36">(</text:span></text:span><text:a xlink:type="simple" xlink:href="file:///l%22r48" text:style-name="Internet_20_link" text:visited-style-name="Visited_20_Internet_20_Link"><text:span text:style-name="T31">Promise</text:span></text:a><text:span text:style-name="Code2"><text:span text:style-name="T36">&lt;</text:span></text:span><text:a xlink:type="simple" xlink:href="file:///l%22r59" text:style-name="Internet_20_link" text:visited-style-name="Visited_20_Internet_20_Link"><text:span text:style-name="T31">T</text:span></text:a><text:span text:style-name="Code2"><text:span text:style-name="T36">&gt; resolved)</text:span></text:span><text:line-break/><text:span text:style-name="Code2"><text:span text:style-name="T36">         throws Exception</text:span></text:span></text:p>
        <text:p text:style-name="P47"><text:span text:style-name="T4">Success callback for a Promise.</text:span></text:p>
        <text:p text:style-name="P47"><text:span text:style-name="T4">This method is called if the Promise with which it is registered resolves successfully.</text:span></text:p>
        <text:p text:style-name="P47"><text:span text:style-name="T4">In the remainder of this description we will refer to the Promise returned by this method as the returned Promise and the Promise returned by </text:span><text:a xlink:type="simple" xlink:href="file:///l%22r35" text:style-name="Internet_20_link" text:visited-style-name="Visited_20_Internet_20_Link"><text:span text:style-name="T30">Promise.then(Success)</text:span></text:a><text:span text:style-name="T6"> when this Success callback was registered as the chained Promise.</text:span></text:p>
        <text:p text:style-name="P44"><text:span text:style-name="T4">If the returned Promise is </text:span><text:span text:style-name="Code2">null</text:span><text:span text:style-name="T4"> then the chained Promise must resolve immediately with a successful value of </text:span><text:span text:style-name="Code2">null</text:span><text:span text:style-name="T4">. If the returned Promise is not </text:span><text:span text:style-name="Code2">null</text:span><text:span text:style-name="T4"> then the chained Promise must be resolved when the returned Promise is resolved.</text:span></text:p>
        <text:p text:style-name="P46"><text:span text:style-name="T5">Parameters:</text:span></text:p>
        <text:p text:style-name="P59"><text:span text:style-name="Code2">resolved</text:span><text:span text:style-name="T4"> - The successfully resolved </text:span><text:a xlink:type="simple" xlink:href="file:///l%22r48" text:style-name="Internet_20_link" text:visited-style-name="Visited_20_Internet_20_Link"><text:span text:style-name="T30">Promise</text:span></text:a><text:span text:style-name="T6">.</text:span></text:p>
        <text:p text:style-name="P46"><text:span text:style-name="T5">Returns:</text:span></text:p>
        <text:p text:style-name="P59"><text:span text:style-name="T4">The Promise to use to resolve the chained Promise, or </text:span><text:span text:style-name="Code2">null</text:span><text:span text:style-name="T4"> if the chained Promise is to be resolved immediately with the value </text:span><text:span text:style-name="Code2">null</text:span><text:span text:style-name="T4">.</text:span></text:p>
        <text:p text:style-name="P46"><text:span text:style-name="T5">Throws:</text:span></text:p>
        <text:p text:style-name="P59"><text:span text:style-name="Code2">Exception</text:span><text:span text:style-name="T4"> - The chained Promise must be failed with the thrown exception.</text:span></text:p>
        <text:p text:style-name="P92"><text:bookmark text:name="r64"/><text:span text:style-name="T24">Class TimeoutException</text:span></text:p>
        <text:p text:style-name="P42"><text:a xlink:type="simple" xlink:href="file:///l%22r14" text:style-name="Internet_20_link" text:visited-style-name="Visited_20_Internet_20_Link"><text:span text:style-name="T10">org.osgi.util.promise</text:span></text:a></text:p>
        <text:p text:style-name="P39"><text:span text:style-name="Code2">java.lang.Object</text:span></text:p>
        <text:p text:style-name="P43"><text:span text:style-name="Code2">  </text:span><text:span text:style-name="Code2"><draw:frame draw:style-name="fr3" draw:name="Image6" text:anchor-type="as-char" svg:width="0.1563in" svg:height="0.1457in" draw:z-index="13"><draw:image xlink:href="Pictures/100002000000000F0000000EBCC3FB4515936C88.png" xlink:type="simple" xlink:show="embed" xlink:actuate="onLoad"/></draw:frame></text:span><text:span text:style-name="Code2">java.lang.Throwable</text:span></text:p>
        <text:p text:style-name="P43"><text:span text:style-name="Code2">      </text:span><text:span text:style-name="Code2"><draw:frame draw:style-name="fr3" draw:name="Image7" text:anchor-type="as-char" svg:width="0.1563in" svg:height="0.1457in" draw:z-index="14"><draw:image xlink:href="Pictures/100002000000000F0000000EBCC3FB4515936C88.png" xlink:type="simple" xlink:show="embed" xlink:actuate="onLoad"/></draw:frame></text:span><text:span text:style-name="Code2">java.lang.Exception</text:span></text:p>
        <text:p text:style-name="P29"><text:span text:style-name="Code2">          </text:span><text:span text:style-name="Code2"><draw:frame draw:style-name="fr3" draw:name="Image8" text:anchor-type="as-char" svg:width="0.1563in" svg:height="0.1457in" draw:z-index="15"><draw:image xlink:href="Pictures/100002000000000F0000000EBCC3FB4515936C88.png" xlink:type="simple" xlink:show="embed" xlink:actuate="onLoad"/></draw:frame></text:span><text:span text:style-name="Code2"><text:span text:style-name="T25">org.osgi.util.promise.TimeoutException</text:span></text:span></text:p>
        <text:p text:style-name="P96"><text:span text:style-name="T23">All Implemented Interfaces:</text:span></text:p>
        <text:p text:style-name="P45"><text:span text:style-name="T4">Serializable</text:span></text:p>
        <text:p text:style-name="P38"/>
        <text:p text:style-name="P65"><text:span text:style-name="Code2">public class </text:span><text:span text:style-name="Code2"><text:span text:style-name="T25">TimeoutException</text:span></text:span></text:p>
        <text:p text:style-name="P31"><text:span text:style-name="Code2">extends Exception</text:span></text:p>
        <text:p text:style-name="P30"><text:span text:style-name="T4">Timeout exception for a Promise.</text:span></text:p>
        <text:p text:style-name="P42"><text:span text:style-name="T5">Since:</text:span></text:p>
        <text:p text:style-name="P45"><text:span text:style-name="T4">1.1</text:span></text:p>
        <text:p text:style-name="P49"/>
        <table:table table:name="Table19" table:style-name="Table19">
          <table:table-column table:style-name="Table19.A"/>
          <table:table-column table:style-name="Table19.B"/>
          <table:table-row table:style-name="Table19.1">
            <table:table-cell table:style-name="Table19.A1" office:value-type="string">
              <text:p text:style-name="P50"><text:span text:style-name="Summary_20_Heading_20_Font2"><text:span text:style-name="T11">Constructor Summary</text:span></text:span></text:p>
            </table:table-cell>
            <table:table-cell table:style-name="Table19.A1" office:value-type="string">
              <text:p text:style-name="P52"><text:span text:style-name="Page_20_Reference_20_Font"><text:span text:style-name="T12">Page</text:span></text:span></text:p>
            </table:table-cell>
          </table:table-row>
          <table:table-row table:style-name="Table19.1">
            <table:table-cell table:style-name="Table19.A2" office:value-type="string">
              <text:p text:style-name="P56"><text:a xlink:type="simple" xlink:href="file:///l%22r63" text:style-name="Internet_20_link" text:visited-style-name="Visited_20_Internet_20_Link"><text:span text:style-name="T19">TimeoutException</text:span></text:a><text:span text:style-name="Code2"><text:span text:style-name="T29">()</text:span></text:span></text:p>
              <text:p text:style-name="P58"><text:span text:style-name="T4">Create a new </text:span><text:span text:style-name="Code2"><text:span text:style-name="T26">TimeoutException</text:span></text:span><text:span text:style-name="T4">.</text:span></text:p>
            </table:table-cell>
            <table:table-cell table:style-name="Table19.B2" office:value-type="string">
              <text:p text:style-name="P52"><text:bookmark-ref text:reference-format="page" text:ref-name="r63">29</text:bookmark-ref></text:p>
            </table:table-cell>
          </table:table-row>
        </table:table>
        <text:p text:style-name="P79"><text:span text:style-name="T24">Constructor Detail</text:span></text:p>
        <text:p text:style-name="P93"><text:bookmark text:name="r63"/><text:span text:style-name="T24">TimeoutException</text:span></text:p>
        <text:p text:style-name="P31"><text:span text:style-name="Code2">public </text:span><text:span text:style-name="Code2"><text:span text:style-name="T25">TimeoutException</text:span></text:span><text:span text:style-name="Code2"><text:span text:style-name="T33">()</text:span></text:span></text:p>
        <text:p text:style-name="P44"><text:span text:style-name="T4">Create a new </text:span><text:span text:style-name="Code2">TimeoutException</text:span><text:span text:style-name="T4">.</text:span></text:p>
        <text:section text:style-name="Sect1" text:name="TextSection">
          <text:p text:style-name="P67"><text:span text:style-name="T38">Java API documentation generated with </text:span><text:a xlink:type="simple" xlink:href="http://www.filigris.com/products/docflex_javadoc/#docflex-doclet" text:style-name="Internet_20_link" text:visited-style-name="Visited_20_Internet_20_Link"><text:span text:style-name="T40">DocFlex/Doclet</text:span></text:a><text:span text:style-name="T39"> v1.5.6</text:span></text:p>
          <text:p text:style-name="P28"><text:span text:style-name="T38">DocFlex/Doclet is both a multi-format Javadoc doclet and a free edition of </text:span><text:a xlink:type="simple" xlink:href="http://www.filigris.com/products/docflex_javadoc/" text:style-name="Internet_20_link" text:visited-style-name="Visited_20_Internet_20_Link"><text:span text:style-name="T40">DocFlex/Javadoc</text:span></text:a><text:span text:style-name="T3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40">www.docflex.com</text:span></text:a></text:p>
        </text:section>
      </text:section>
      <text:p text:style-name="P25"/>
      <text:h text:style-name="P68" text:outline-level="1">Considered Alternatives</text:h>
      <text:p text:style-name="Standard">None.</text:p>
      <text:h text:style-name="P68" text:outline-level="1"><text:soft-page-break/>Security Considerations</text:h>
      <text:p text:style-name="P16">The Promise API does not define any OSGi services nor does the API perform any privileged actions. Therefore, it has no security considerations.</text:p>
      <text:h text:style-name="P68" text:outline-level="1">Document Support</text:h>
      <text:h text:style-name="P70" text:outline-level="2">References</text:h>
      <text:list xml:id="list1158412382844125224" text:style-name="WW8Num3">
        <text:list-item>
          <text:p text:style-name="P77"><text:bookmark-start text:name="_Ref493020620"/>Bradner, S., Key words for use in RFCs to Indicate Requirement Levels, RFC2119, March 1997.<text:bookmark-end text:name="_Ref493020620"/></text:p>
        </text:list-item>
        <text:list-item>
          <text:p text:style-name="P77">Software Requirements &amp; Specifications. Michael Jackson. ISBN 0-201-87712-0</text:p>
        </text:list-item>
      </text:list>
      <text:p text:style-name="P25"/>
      <text:h text:style-name="P70"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BJ Hargrave</text:p>
          </table:table-cell>
        </table:table-row>
        <table:table-row table:style-name="Table2.1">
          <table:table-cell table:style-name="Table2.A1" office:value-type="string">
            <text:p text:style-name="P6">Company</text:p>
          </table:table-cell>
          <table:table-cell table:style-name="Table2.B1" office:value-type="string">
            <text:p text:style-name="P7">IBM</text:p>
          </table:table-cell>
        </table:table-row>
      </table:table>
      <text:p text:style-name="P16"/>
      <text:h text:style-name="P70" text:outline-level="2">Acronyms and Abbreviations</text:h>
      <text:p text:style-name="P16"/>
      <text:h text:style-name="P70"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default-outline-level="">
      <loext:graphic-properties draw:fill="solid" draw:fill-color="#009999"/>
      <style:paragraph-properties fo:margin-top="0in" fo:margin-bottom="0.0236in" loext:contextual-spacing="false" fo:text-align="start" style:justify-single-word="false" fo:orphans="2" fo:widows="2" fo:background-color="#009999" fo:padding-left="0.028in" fo:padding-right="0.028in" fo:padding-top="0.0138in" fo:padding-bottom="0.0138in"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text-align="start" style:justify-single-word="false" fo:orphans="2" fo:widows="2" fo:background-color="#d3eafd" fo:padding-left="0.028in" fo:padding-right="0.028in" fo:padding-top="0.0138in" fo:padding-bottom="0.0138in"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top="0in" fo:margin-bottom="0.0236in" loext:contextual-spacing="false" fo:text-align="start" style:justify-single-word="false" fo:orphans="2" fo:widows="2" fo:background-color="#fff2cc" fo:padding-left="0.028in" fo:padding-right="0.028in" fo:padding-top="0.0138in" fo:padding-bottom="0.0138in"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top="0.2752in" fo:margin-bottom="0.0193in" loext:contextual-spacing="false" fo:text-align="start" style:justify-single-word="false" fo:orphans="2" fo:widows="2" fo:background-color="#ccccff" fo:padding="0.0138in"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189in" fo:margin-bottom="0.161in"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1945in" fo:margin-bottom="0.0154in"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family="'Courier New'" style:font-family-generic="roman" style:font-pitch="variable" fo:font-size="9pt" style:font-size-asian="9pt"/>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32c3c3"/>
    </style:style>
    <style:style style:name="MT2"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6"><draw:image xlink:href="Pictures/1000020100000427000001D858483800E19BA5DB.png" xlink:type="simple" xlink:show="embed" xlink:actuate="onLoad"/></draw:frame><text:tab/><text:user-defined style:data-style-name="N0" text:name="RFC Title">RFC 230 Promise Update</text:user-defined><text:tab/>Page <text:page-number text:select-page="current">7</text:page-number> of <text:page-count style:num-format="1">30</text:page-count></text:p>
        <text:p text:style-name="Header"/>
        <text:p text:style-name="Header"><text:tab/><text:span text:style-name="MT1">Final</text:span><text:tab/> <text:modification-date style:data-style-name="N76">January 4, 2018</text:modification-date></text:p>
      </style:header>
      <style:footer>
        <text:p text:style-name="MP1">Copyright © <text:span text:style-name="MT2">OSGi Alliance </text:span><text:span text:style-name="MT2"><text:modification-date style:data-style-name="N12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8</text:modification-date></text:span></text:p>
      </style:footer>
    </style:master-page>
    <style:master-page style:name="Converted1" style:page-layout-name="Mpm2">
      <style:header>
        <text:p text:style-name="MP4">Package org.osgi.util.function</text:p>
      </style:header>
      <style:footer>
        <text:p text:style-name="Footer"/>
      </style:footer>
    </style:master-page>
    <style:master-page style:name="Converted2" style:page-layout-name="Mpm2">
      <style:header>
        <text:p text:style-name="MP4">Interface Callback</text:p>
      </style:header>
      <style:footer>
        <text:p text:style-name="Footer"/>
      </style:footer>
    </style:master-page>
    <style:master-page style:name="Converted3" style:page-layout-name="Mpm2">
      <style:header>
        <text:p text:style-name="MP4">Interface Function</text:p>
      </style:header>
      <style:footer>
        <text:p text:style-name="Footer"/>
      </style:footer>
    </style:master-page>
    <style:master-page style:name="Converted4" style:page-layout-name="Mpm2">
      <style:header>
        <text:p text:style-name="MP4">Interface Predicate</text:p>
      </style:header>
      <style:footer>
        <text:p text:style-name="Footer"/>
      </style:footer>
    </style:master-page>
    <style:master-page style:name="Converted5" style:page-layout-name="Mpm2">
      <style:header>
        <text:p text:style-name="MP4">Package org.osgi.util.promise</text:p>
      </style:header>
      <style:footer>
        <text:p text:style-name="Footer"/>
      </style:footer>
    </style:master-page>
    <style:master-page style:name="Converted6" style:page-layout-name="Mpm2">
      <style:header>
        <text:p text:style-name="MP4">Class Deferred</text:p>
      </style:header>
      <style:footer>
        <text:p text:style-name="Footer"/>
      </style:footer>
    </style:master-page>
    <style:master-page style:name="Converted7" style:page-layout-name="Mpm2">
      <style:header>
        <text:p text:style-name="MP4">Class FailedPromisesException</text:p>
      </style:header>
      <style:footer>
        <text:p text:style-name="Footer"/>
      </style:footer>
    </style:master-page>
    <style:master-page style:name="Converted8" style:page-layout-name="Mpm2">
      <style:header>
        <text:p text:style-name="MP4">Interface Failure</text:p>
      </style:header>
      <style:footer>
        <text:p text:style-name="Footer"/>
      </style:footer>
    </style:master-page>
    <style:master-page style:name="Converted9" style:page-layout-name="Mpm2">
      <style:header>
        <text:p text:style-name="MP4">Interface Promise</text:p>
      </style:header>
      <style:footer>
        <text:p text:style-name="Footer"/>
      </style:footer>
    </style:master-page>
    <style:master-page style:name="Converted10" style:page-layout-name="Mpm2">
      <style:header>
        <text:p text:style-name="MP4">Class Promises</text:p>
      </style:header>
      <style:footer>
        <text:p text:style-name="Footer"/>
      </style:footer>
    </style:master-page>
    <style:master-page style:name="Converted11" style:page-layout-name="Mpm2">
      <style:header>
        <text:p text:style-name="MP4">Interface Success</text:p>
      </style:header>
      <style:footer>
        <text:p text:style-name="Footer"/>
      </style:footer>
    </style:master-page>
    <style:master-page style:name="Converted12" style:page-layout-name="Mpm2">
      <style:header>
        <text:p text:style-name="MP4">Class TimeoutExcept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MacOSX_X86_64 LibreOffice_project/f99d75f39f1c57ebdd7ffc5f42867c12031db97a</meta:generator>
    <meta:creation-date>2016-09-09T13:49:07.477069000</meta:creation-date>
    <meta:editing-cycles>12</meta:editing-cycles>
    <meta:editing-duration>PT1H16M28S</meta:editing-duration>
    <meta:initial-creator>BJ Hargrave</meta:initial-creator>
    <dc:date>2018-01-04T15:27:21.318845000</dc:date>
    <dc:creator>David Bosschaert</dc:creator>
    <meta:document-statistic meta:table-count="19" meta:image-count="11" meta:object-count="0" meta:page-count="30" meta:paragraph-count="756" meta:word-count="6703" meta:character-count="44032" meta:non-whitespace-character-count="37912"/>
    <meta:user-defined meta:name="Info"/>
    <meta:user-defined meta:name="Info 3"/>
    <meta:user-defined meta:name="Info 4"/>
    <meta:user-defined meta:name="RFC Title">RFC 230 Promise Update</meta:user-defined>
  </office:meta>
</office:document-meta>
</file>